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0.2427772512" calcext:value-type="float">
            <text:p>10.24277725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0.4518325384" calcext:value-type="float">
            <text:p>10.45183253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0.6651546481" calcext:value-type="float">
            <text:p>10.665154648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0.8828306664" calcext:value-type="float">
            <text:p>10.882830666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1.1049494565" calcext:value-type="float">
            <text:p>11.104949456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1.3316016955" calcext:value-type="float">
            <text:p>11.331601695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1.5628799112" calcext:value-type="float">
            <text:p>11.562879911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1.79887852" calcext:value-type="float">
            <text:p>11.7988785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2.039693865" calcext:value-type="float">
            <text:p>12.03969386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419937" calcext:value-type="float">
            <text:p>11.7028419937</text:p>
          </table:table-cell>
          <table:table-cell office:value-type="float" office:value="-2.65859527501E-017" calcext:value-type="float">
            <text:p>-2.65859527501E-17</text:p>
          </table:table-cell>
          <table:table-cell office:value-type="float" office:value="11.7028419937" calcext:value-type="float">
            <text:p>11.7028419937</text:p>
          </table:table-cell>
          <table:table-cell office:value-type="float" office:value="12.2854242559" calcext:value-type="float">
            <text:p>12.285424255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7827586" calcext:value-type="float">
            <text:p>11.7027827586</text:p>
          </table:table-cell>
          <table:table-cell office:value-type="float" office:value="-1.97166138106E-017" calcext:value-type="float">
            <text:p>-1.97166138106E-17</text:p>
          </table:table-cell>
          <table:table-cell office:value-type="float" office:value="11.7027827586" calcext:value-type="float">
            <text:p>11.7027827586</text:p>
          </table:table-cell>
          <table:table-cell office:value-type="float" office:value="12.5361700091" calcext:value-type="float">
            <text:p>12.536170009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6965834" calcext:value-type="float">
            <text:p>11.7026965834</text:p>
          </table:table-cell>
          <table:table-cell office:value-type="float" office:value="-2.65710649901E-017" calcext:value-type="float">
            <text:p>-2.65710649901E-17</text:p>
          </table:table-cell>
          <table:table-cell office:value-type="float" office:value="11.7026965834" calcext:value-type="float">
            <text:p>11.7026965834</text:p>
          </table:table-cell>
          <table:table-cell office:value-type="float" office:value="12.792033488" calcext:value-type="float">
            <text:p>12.79203348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6010063" calcext:value-type="float">
            <text:p>11.7026010063</text:p>
          </table:table-cell>
          <table:table-cell office:value-type="float" office:value="-3.52940816018E-017" calcext:value-type="float">
            <text:p>-3.52940816018E-17</text:p>
          </table:table-cell>
          <table:table-cell office:value-type="float" office:value="11.7026010063" calcext:value-type="float">
            <text:p>11.7026010063</text:p>
          </table:table-cell>
          <table:table-cell office:value-type="float" office:value="13.0531191456" calcext:value-type="float">
            <text:p>13.053119145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09138" calcext:value-type="float">
            <text:p>11.702509138</text:p>
          </table:table-cell>
          <table:table-cell office:value-type="float" office:value="-3.53874511928E-017" calcext:value-type="float">
            <text:p>-3.53874511928E-17</text:p>
          </table:table-cell>
          <table:table-cell office:value-type="float" office:value="11.702509138" calcext:value-type="float">
            <text:p>11.702509138</text:p>
          </table:table-cell>
          <table:table-cell office:value-type="float" office:value="13.3195335667" calcext:value-type="float">
            <text:p>13.319533566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4302987" calcext:value-type="float">
            <text:p>11.7024302987</text:p>
          </table:table-cell>
          <table:table-cell office:value-type="float" office:value="-1.08643260961E-017" calcext:value-type="float">
            <text:p>-1.08643260961E-17</text:p>
          </table:table-cell>
          <table:table-cell office:value-type="float" office:value="11.7024302987" calcext:value-type="float">
            <text:p>11.7024302987</text:p>
          </table:table-cell>
          <table:table-cell office:value-type="float" office:value="13.5913855115" calcext:value-type="float">
            <text:p>13.59138551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3705003" calcext:value-type="float">
            <text:p>11.7023705003</text:p>
          </table:table-cell>
          <table:table-cell office:value-type="float" office:value="-4.62096012966E-018" calcext:value-type="float">
            <text:p>-4.62096012966E-18</text:p>
          </table:table-cell>
          <table:table-cell office:value-type="float" office:value="11.7023705003" calcext:value-type="float">
            <text:p>11.7023705003</text:p>
          </table:table-cell>
          <table:table-cell office:value-type="float" office:value="13.8687859598" calcext:value-type="float">
            <text:p>13.868785959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3330046" calcext:value-type="float">
            <text:p>11.7023330046</text:p>
          </table:table-cell>
          <table:table-cell office:value-type="float" office:value="-4.49140969369E-018" calcext:value-type="float">
            <text:p>-4.49140969369E-18</text:p>
          </table:table-cell>
          <table:table-cell office:value-type="float" office:value="11.7023330046" calcext:value-type="float">
            <text:p>11.7023330046</text:p>
          </table:table-cell>
          <table:table-cell office:value-type="float" office:value="14.1518481567" calcext:value-type="float">
            <text:p>14.151848156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3187984" calcext:value-type="float">
            <text:p>11.7023187984</text:p>
          </table:table-cell>
          <table:table-cell office:value-type="float" office:value="1.23213700159E-017" calcext:value-type="float">
            <text:p>1.23213700159E-17</text:p>
          </table:table-cell>
          <table:table-cell office:value-type="float" office:value="11.7023187984" calcext:value-type="float">
            <text:p>11.7023187984</text:p>
          </table:table-cell>
          <table:table-cell office:value-type="float" office:value="14.4406876588" calcext:value-type="float">
            <text:p>14.440687658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3270039" calcext:value-type="float">
            <text:p>11.7023270039</text:p>
          </table:table-cell>
          <table:table-cell office:value-type="float" office:value="2.64098343027E-017" calcext:value-type="float">
            <text:p>2.64098343027E-17</text:p>
          </table:table-cell>
          <table:table-cell office:value-type="float" office:value="11.7023270039" calcext:value-type="float">
            <text:p>11.7023270039</text:p>
          </table:table-cell>
          <table:table-cell office:value-type="float" office:value="14.7354223808" calcext:value-type="float">
            <text:p>14.735422380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355311" calcext:value-type="float">
            <text:p>11.702355311</text:p>
          </table:table-cell>
          <table:table-cell office:value-type="float" office:value="3.18538717371E-017" calcext:value-type="float">
            <text:p>3.18538717371E-17</text:p>
          </table:table-cell>
          <table:table-cell office:value-type="float" office:value="11.702355311" calcext:value-type="float">
            <text:p>11.702355311</text:p>
          </table:table-cell>
          <table:table-cell office:value-type="float" office:value="15.0361726443" calcext:value-type="float">
            <text:p>15.03617264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4003403" calcext:value-type="float">
            <text:p>11.7024003403</text:p>
          </table:table-cell>
          <table:table-cell office:value-type="float" office:value="4.0574611864E-017" calcext:value-type="float">
            <text:p>4.0574611864E-17</text:p>
          </table:table-cell>
          <table:table-cell office:value-type="float" office:value="11.7024003403" calcext:value-type="float">
            <text:p>11.7024003403</text:p>
          </table:table-cell>
          <table:table-cell office:value-type="float" office:value="15.3430612267" calcext:value-type="float">
            <text:p>15.343061226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4579808" calcext:value-type="float">
            <text:p>11.7024579808</text:p>
          </table:table-cell>
          <table:table-cell office:value-type="float" office:value="5.64934576801E-017" calcext:value-type="float">
            <text:p>5.64934576801E-17</text:p>
          </table:table-cell>
          <table:table-cell office:value-type="float" office:value="11.7024579808" calcext:value-type="float">
            <text:p>11.7024579808</text:p>
          </table:table-cell>
          <table:table-cell office:value-type="float" office:value="15.6562134112" calcext:value-type="float">
            <text:p>15.656213411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5237109" calcext:value-type="float">
            <text:p>11.7025237109</text:p>
          </table:table-cell>
          <table:table-cell office:value-type="float" office:value="5.13934990362E-017" calcext:value-type="float">
            <text:p>5.13934990362E-17</text:p>
          </table:table-cell>
          <table:table-cell office:value-type="float" office:value="11.7025237109" calcext:value-type="float">
            <text:p>11.7025237109</text:p>
          </table:table-cell>
          <table:table-cell office:value-type="float" office:value="15.975757038" calcext:value-type="float">
            <text:p>15.97575703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59287" calcext:value-type="float">
            <text:p>11.70259287</text:p>
          </table:table-cell>
          <table:table-cell office:value-type="float" office:value="5.68402942032E-017" calcext:value-type="float">
            <text:p>5.68402942032E-17</text:p>
          </table:table-cell>
          <table:table-cell office:value-type="float" office:value="11.70259287" calcext:value-type="float">
            <text:p>11.70259287</text:p>
          </table:table-cell>
          <table:table-cell office:value-type="float" office:value="16.3018225565" calcext:value-type="float">
            <text:p>16.301822556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6609054" calcext:value-type="float">
            <text:p>11.7026609054</text:p>
          </table:table-cell>
          <table:table-cell office:value-type="float" office:value="5.11618305712E-017" calcext:value-type="float">
            <text:p>5.11618305712E-17</text:p>
          </table:table-cell>
          <table:table-cell office:value-type="float" office:value="11.7026609054" calcext:value-type="float">
            <text:p>11.7026609054</text:p>
          </table:table-cell>
          <table:table-cell office:value-type="float" office:value="16.6345430787" calcext:value-type="float">
            <text:p>16.634543078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7235724" calcext:value-type="float">
            <text:p>11.7027235724</text:p>
          </table:table-cell>
          <table:table-cell office:value-type="float" office:value="5.41688378699E-017" calcext:value-type="float">
            <text:p>5.41688378699E-17</text:p>
          </table:table-cell>
          <table:table-cell office:value-type="float" office:value="11.7027235724" calcext:value-type="float">
            <text:p>11.7027235724</text:p>
          </table:table-cell>
          <table:table-cell office:value-type="float" office:value="16.9740544335" calcext:value-type="float">
            <text:p>16.974054433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7771319" calcext:value-type="float">
            <text:p>11.7027771319</text:p>
          </table:table-cell>
          <table:table-cell office:value-type="float" office:value="5.14759331256E-017" calcext:value-type="float">
            <text:p>5.14759331256E-17</text:p>
          </table:table-cell>
          <table:table-cell office:value-type="float" office:value="11.7027771319" calcext:value-type="float">
            <text:p>11.7027771319</text:p>
          </table:table-cell>
          <table:table-cell office:value-type="float" office:value="17.3204952217" calcext:value-type="float">
            <text:p>17.320495221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851524" calcext:value-type="float">
            <text:p>11.702851524</text:p>
          </table:table-cell>
          <table:table-cell office:value-type="float" office:value="4.36427448329E-017" calcext:value-type="float">
            <text:p>4.36427448329E-17</text:p>
          </table:table-cell>
          <table:table-cell office:value-type="float" office:value="11.702851524" calcext:value-type="float">
            <text:p>11.702851524</text:p>
          </table:table-cell>
          <table:table-cell office:value-type="float" office:value="17.6740068733" calcext:value-type="float">
            <text:p>17.674006873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31139275" calcext:value-type="float">
            <text:p>11.7031139275</text:p>
          </table:table-cell>
          <table:table-cell office:value-type="float" office:value="4.24476107828E-017" calcext:value-type="float">
            <text:p>4.24476107828E-17</text:p>
          </table:table-cell>
          <table:table-cell office:value-type="float" office:value="11.7031139275" calcext:value-type="float">
            <text:p>11.7031139275</text:p>
          </table:table-cell>
          <table:table-cell office:value-type="float" office:value="18.0347337047" calcext:value-type="float">
            <text:p>18.034733704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35002667" calcext:value-type="float">
            <text:p>11.7035002667</text:p>
          </table:table-cell>
          <table:table-cell office:value-type="float" office:value="3.47926754294E-017" calcext:value-type="float">
            <text:p>3.47926754294E-17</text:p>
          </table:table-cell>
          <table:table-cell office:value-type="float" office:value="11.7035002667" calcext:value-type="float">
            <text:p>11.7035002667</text:p>
          </table:table-cell>
          <table:table-cell office:value-type="float" office:value="18.4028229779" calcext:value-type="float">
            <text:p>18.40282297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39264518" calcext:value-type="float">
            <text:p>11.7039264518</text:p>
          </table:table-cell>
          <table:table-cell office:value-type="float" office:value="5.07522161996E-017" calcext:value-type="float">
            <text:p>5.07522161996E-17</text:p>
          </table:table-cell>
          <table:table-cell office:value-type="float" office:value="11.7039264518" calcext:value-type="float">
            <text:p>11.7039264518</text:p>
          </table:table-cell>
          <table:table-cell office:value-type="float" office:value="18.7784249605" calcext:value-type="float">
            <text:p>18.77842496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.3350401915" calcext:value-type="float">
            <text:p>14.3350401915</text:p>
          </table:table-cell>
          <table:table-cell office:value-type="float" office:value="1.31567796005E-016" calcext:value-type="float">
            <text:p>1.31567796005E-16</text:p>
          </table:table-cell>
          <table:table-cell office:value-type="float" office:value="14.3350401915" calcext:value-type="float">
            <text:p>14.3350401915</text:p>
          </table:table-cell>
          <table:table-cell office:value-type="float" office:value="19.161692987" calcext:value-type="float">
            <text:p>19.16169298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.3362598888" calcext:value-type="float">
            <text:p>14.3362598888</text:p>
          </table:table-cell>
          <table:table-cell office:value-type="float" office:value="1.16255776002E-016" calcext:value-type="float">
            <text:p>1.16255776002E-16</text:p>
          </table:table-cell>
          <table:table-cell office:value-type="float" office:value="14.3362598888" calcext:value-type="float">
            <text:p>14.3362598888</text:p>
          </table:table-cell>
          <table:table-cell office:value-type="float" office:value="19.5527835215" calcext:value-type="float">
            <text:p>19.552783521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3379622959" calcext:value-type="float">
            <text:p>14.3379622959</text:p>
          </table:table-cell>
          <table:table-cell office:value-type="float" office:value="1.28594546402E-016" calcext:value-type="float">
            <text:p>1.28594546402E-16</text:p>
          </table:table-cell>
          <table:table-cell office:value-type="float" office:value="14.3379622959" calcext:value-type="float">
            <text:p>14.3379622959</text:p>
          </table:table-cell>
          <table:table-cell office:value-type="float" office:value="19.9518562217" calcext:value-type="float">
            <text:p>19.951856221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3397168805" calcext:value-type="float">
            <text:p>14.3397168805</text:p>
          </table:table-cell>
          <table:table-cell office:value-type="float" office:value="1.03472327816E-016" calcext:value-type="float">
            <text:p>1.03472327816E-16</text:p>
          </table:table-cell>
          <table:table-cell office:value-type="float" office:value="14.3397168805" calcext:value-type="float">
            <text:p>14.3397168805</text:p>
          </table:table-cell>
          <table:table-cell office:value-type="float" office:value="20.3590740035" calcext:value-type="float">
            <text:p>20.359074003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.3410780046" calcext:value-type="float">
            <text:p>14.3410780046</text:p>
          </table:table-cell>
          <table:table-cell office:value-type="float" office:value="9.21129853414E-017" calcext:value-type="float">
            <text:p>9.21129853414E-17</text:p>
          </table:table-cell>
          <table:table-cell office:value-type="float" office:value="14.3410780046" calcext:value-type="float">
            <text:p>14.3410780046</text:p>
          </table:table-cell>
          <table:table-cell office:value-type="float" office:value="20.7746031084" calcext:value-type="float">
            <text:p>20.77460310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3416323645" calcext:value-type="float">
            <text:p>14.3416323645</text:p>
          </table:table-cell>
          <table:table-cell office:value-type="float" office:value="2.24768090382E-017" calcext:value-type="float">
            <text:p>2.24768090382E-17</text:p>
          </table:table-cell>
          <table:table-cell office:value-type="float" office:value="14.3416323645" calcext:value-type="float">
            <text:p>14.3416323645</text:p>
          </table:table-cell>
          <table:table-cell office:value-type="float" office:value="21.1986131706" calcext:value-type="float">
            <text:p>21.198613170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3410914306" calcext:value-type="float">
            <text:p>14.3410914306</text:p>
          </table:table-cell>
          <table:table-cell office:value-type="float" office:value="-3.34167344196E-018" calcext:value-type="float">
            <text:p>-3.34167344196E-18</text:p>
          </table:table-cell>
          <table:table-cell office:value-type="float" office:value="14.3410914306" calcext:value-type="float">
            <text:p>14.3410914306</text:p>
          </table:table-cell>
          <table:table-cell office:value-type="float" office:value="21.6312772866" calcext:value-type="float">
            <text:p>21.631277286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339396289" calcext:value-type="float">
            <text:p>14.339396289</text:p>
          </table:table-cell>
          <table:table-cell office:value-type="float" office:value="-1.88874456312E-017" calcext:value-type="float">
            <text:p>-1.88874456312E-17</text:p>
          </table:table-cell>
          <table:table-cell office:value-type="float" office:value="14.339396289" calcext:value-type="float">
            <text:p>14.339396289</text:p>
          </table:table-cell>
          <table:table-cell office:value-type="float" office:value="22.0727720858" calcext:value-type="float">
            <text:p>22.072772085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3368483156" calcext:value-type="float">
            <text:p>14.3368483156</text:p>
          </table:table-cell>
          <table:table-cell office:value-type="float" office:value="-2.60135671188E-017" calcext:value-type="float">
            <text:p>-2.60135671188E-17</text:p>
          </table:table-cell>
          <table:table-cell office:value-type="float" office:value="14.3368483156" calcext:value-type="float">
            <text:p>14.3368483156</text:p>
          </table:table-cell>
          <table:table-cell office:value-type="float" office:value="22.5232778025" calcext:value-type="float">
            <text:p>22.52327780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3342557271" calcext:value-type="float">
            <text:p>14.3342557271</text:p>
          </table:table-cell>
          <table:table-cell office:value-type="float" office:value="-2.39514843007E-017" calcext:value-type="float">
            <text:p>-2.39514843007E-17</text:p>
          </table:table-cell>
          <table:table-cell office:value-type="float" office:value="14.3342557271" calcext:value-type="float">
            <text:p>14.3342557271</text:p>
          </table:table-cell>
          <table:table-cell office:value-type="float" office:value="22.98297835" calcext:value-type="float">
            <text:p>22.9829783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3330866606" calcext:value-type="float">
            <text:p>14.3330866606</text:p>
          </table:table-cell>
          <table:table-cell office:value-type="float" office:value="-3.33649451571E-017" calcext:value-type="float">
            <text:p>-3.33649451571E-17</text:p>
          </table:table-cell>
          <table:table-cell office:value-type="float" office:value="14.3330866606" calcext:value-type="float">
            <text:p>14.3330866606</text:p>
          </table:table-cell>
          <table:table-cell office:value-type="float" office:value="23.4520613947" calcext:value-type="float">
            <text:p>23.45206139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3330425924" calcext:value-type="float">
            <text:p>14.3330425924</text:p>
          </table:table-cell>
          <table:table-cell office:value-type="float" office:value="-9.35021259917E-018" calcext:value-type="float">
            <text:p>-9.35021259917E-18</text:p>
          </table:table-cell>
          <table:table-cell office:value-type="float" office:value="14.3330425924" calcext:value-type="float">
            <text:p>14.3330425924</text:p>
          </table:table-cell>
          <table:table-cell office:value-type="float" office:value="23.9307184337" calcext:value-type="float">
            <text:p>23.930718433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3330032497" calcext:value-type="float">
            <text:p>14.3330032497</text:p>
          </table:table-cell>
          <table:table-cell office:value-type="float" office:value="-1.04135720966E-017" calcext:value-type="float">
            <text:p>-1.04135720966E-17</text:p>
          </table:table-cell>
          <table:table-cell office:value-type="float" office:value="14.3330032497" calcext:value-type="float">
            <text:p>14.3330032497</text:p>
          </table:table-cell>
          <table:table-cell office:value-type="float" office:value="24.4191448724" calcext:value-type="float">
            <text:p>24.419144872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3329679574" calcext:value-type="float">
            <text:p>14.3329679574</text:p>
          </table:table-cell>
          <table:table-cell office:value-type="float" office:value="-7.36995499964E-018" calcext:value-type="float">
            <text:p>-7.36995499964E-18</text:p>
          </table:table-cell>
          <table:table-cell office:value-type="float" office:value="14.3329679574" calcext:value-type="float">
            <text:p>14.3329679574</text:p>
          </table:table-cell>
          <table:table-cell office:value-type="float" office:value="24.9175401043" calcext:value-type="float">
            <text:p>24.91754010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3329359632" calcext:value-type="float">
            <text:p>14.3329359632</text:p>
          </table:table-cell>
          <table:table-cell office:value-type="float" office:value="-9.87916464276E-018" calcext:value-type="float">
            <text:p>-9.87916464276E-18</text:p>
          </table:table-cell>
          <table:table-cell office:value-type="float" office:value="14.3329359632" calcext:value-type="float">
            <text:p>14.3329359632</text:p>
          </table:table-cell>
          <table:table-cell office:value-type="float" office:value="25.4261075929" calcext:value-type="float">
            <text:p>25.426107592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3329076456" calcext:value-type="float">
            <text:p>14.3329076456</text:p>
          </table:table-cell>
          <table:table-cell office:value-type="float" office:value="-2.30847766013E-017" calcext:value-type="float">
            <text:p>-2.30847766013E-17</text:p>
          </table:table-cell>
          <table:table-cell office:value-type="float" office:value="14.3329076456" calcext:value-type="float">
            <text:p>14.3329076456</text:p>
          </table:table-cell>
          <table:table-cell office:value-type="float" office:value="25.945054954" calcext:value-type="float">
            <text:p>25.9450549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3328816205" calcext:value-type="float">
            <text:p>14.3328816205</text:p>
          </table:table-cell>
          <table:table-cell office:value-type="float" office:value="-1.62517727612E-017" calcext:value-type="float">
            <text:p>-1.62517727612E-17</text:p>
          </table:table-cell>
          <table:table-cell office:value-type="float" office:value="14.3328816205" calcext:value-type="float">
            <text:p>14.3328816205</text:p>
          </table:table-cell>
          <table:table-cell office:value-type="float" office:value="26.4745940411" calcext:value-type="float">
            <text:p>26.474594041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3328579909" calcext:value-type="float">
            <text:p>14.3328579909</text:p>
          </table:table-cell>
          <table:table-cell office:value-type="float" office:value="-7.93011762511E-018" calcext:value-type="float">
            <text:p>-7.93011762511E-18</text:p>
          </table:table-cell>
          <table:table-cell office:value-type="float" office:value="14.3328579909" calcext:value-type="float">
            <text:p>14.3328579909</text:p>
          </table:table-cell>
          <table:table-cell office:value-type="float" office:value="27.0149410314" calcext:value-type="float">
            <text:p>27.014941031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3328361715" calcext:value-type="float">
            <text:p>14.3328361715</text:p>
          </table:table-cell>
          <table:table-cell office:value-type="float" office:value="-3.40838507591E-017" calcext:value-type="float">
            <text:p>-3.40838507591E-17</text:p>
          </table:table-cell>
          <table:table-cell office:value-type="float" office:value="14.3328361715" calcext:value-type="float">
            <text:p>14.3328361715</text:p>
          </table:table-cell>
          <table:table-cell office:value-type="float" office:value="27.5663165146" calcext:value-type="float">
            <text:p>27.56631651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1028108157" calcext:value-type="float">
            <text:p>22.1028108157</text:p>
          </table:table-cell>
          <table:table-cell office:value-type="float" office:value="9.52130177182E-017" calcext:value-type="float">
            <text:p>9.52130177182E-17</text:p>
          </table:table-cell>
          <table:table-cell office:value-type="float" office:value="22.1028108157" calcext:value-type="float">
            <text:p>22.1028108157</text:p>
          </table:table-cell>
          <table:table-cell office:value-type="float" office:value="28.1289455823" calcext:value-type="float">
            <text:p>28.128945582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1026868823" calcext:value-type="float">
            <text:p>22.1026868823</text:p>
          </table:table-cell>
          <table:table-cell office:value-type="float" office:value="2.31098742397E-016" calcext:value-type="float">
            <text:p>2.31098742397E-16</text:p>
          </table:table-cell>
          <table:table-cell office:value-type="float" office:value="22.1026868823" calcext:value-type="float">
            <text:p>22.1026868823</text:p>
          </table:table-cell>
          <table:table-cell office:value-type="float" office:value="28.7030579205" calcext:value-type="float">
            <text:p>28.70305792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1021971216" calcext:value-type="float">
            <text:p>22.1021971216</text:p>
          </table:table-cell>
          <table:table-cell office:value-type="float" office:value="2.25895019429E-016" calcext:value-type="float">
            <text:p>2.25895019429E-16</text:p>
          </table:table-cell>
          <table:table-cell office:value-type="float" office:value="22.1021971216" calcext:value-type="float">
            <text:p>22.1021971216</text:p>
          </table:table-cell>
          <table:table-cell office:value-type="float" office:value="29.2888879029" calcext:value-type="float">
            <text:p>29.288887902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1018002334" calcext:value-type="float">
            <text:p>22.1018002334</text:p>
          </table:table-cell>
          <table:table-cell office:value-type="float" office:value="2.35541116637E-016" calcext:value-type="float">
            <text:p>2.35541116637E-16</text:p>
          </table:table-cell>
          <table:table-cell office:value-type="float" office:value="22.1018002334" calcext:value-type="float">
            <text:p>22.1018002334</text:p>
          </table:table-cell>
          <table:table-cell office:value-type="float" office:value="29.8866746869" calcext:value-type="float">
            <text:p>29.886674686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1014818528" calcext:value-type="float">
            <text:p>22.1014818528</text:p>
          </table:table-cell>
          <table:table-cell office:value-type="float" office:value="1.99274229606E-016" calcext:value-type="float">
            <text:p>1.99274229606E-16</text:p>
          </table:table-cell>
          <table:table-cell office:value-type="float" office:value="22.1014818528" calcext:value-type="float">
            <text:p>22.1014818528</text:p>
          </table:table-cell>
          <table:table-cell office:value-type="float" office:value="30.496662311" calcext:value-type="float">
            <text:p>30.49666231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1012433211" calcext:value-type="float">
            <text:p>22.1012433211</text:p>
          </table:table-cell>
          <table:table-cell office:value-type="float" office:value="2.13285237881E-016" calcext:value-type="float">
            <text:p>2.13285237881E-16</text:p>
          </table:table-cell>
          <table:table-cell office:value-type="float" office:value="22.1012433211" calcext:value-type="float">
            <text:p>22.1012433211</text:p>
          </table:table-cell>
          <table:table-cell office:value-type="float" office:value="31.1190997947" calcext:value-type="float">
            <text:p>31.119099794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1010875516" calcext:value-type="float">
            <text:p>22.1010875516</text:p>
          </table:table-cell>
          <table:table-cell office:value-type="float" office:value="1.46367427741E-016" calcext:value-type="float">
            <text:p>1.46367427741E-16</text:p>
          </table:table-cell>
          <table:table-cell office:value-type="float" office:value="22.1010875516" calcext:value-type="float">
            <text:p>22.1010875516</text:p>
          </table:table-cell>
          <table:table-cell office:value-type="float" office:value="31.7542412397" calcext:value-type="float">
            <text:p>31.754241239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1010155607" calcext:value-type="float">
            <text:p>22.1010155607</text:p>
          </table:table-cell>
          <table:table-cell office:value-type="float" office:value="2.02181784134E-016" calcext:value-type="float">
            <text:p>2.02181784134E-16</text:p>
          </table:table-cell>
          <table:table-cell office:value-type="float" office:value="22.1010155607" calcext:value-type="float">
            <text:p>22.1010155607</text:p>
          </table:table-cell>
          <table:table-cell office:value-type="float" office:value="32.4023459343" calcext:value-type="float">
            <text:p>32.402345934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1052745795" calcext:value-type="float">
            <text:p>22.1052745795</text:p>
          </table:table-cell>
          <table:table-cell office:value-type="float" office:value="2.26474922854E-016" calcext:value-type="float">
            <text:p>2.26474922854E-16</text:p>
          </table:table-cell>
          <table:table-cell office:value-type="float" office:value="22.1052745795" calcext:value-type="float">
            <text:p>22.1052745795</text:p>
          </table:table-cell>
          <table:table-cell office:value-type="float" office:value="33.0636784586" calcext:value-type="float">
            <text:p>33.063678458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116086256" calcext:value-type="float">
            <text:p>22.116086256</text:p>
          </table:table-cell>
          <table:table-cell office:value-type="float" office:value="1.97152587399E-016" calcext:value-type="float">
            <text:p>1.97152587399E-16</text:p>
          </table:table-cell>
          <table:table-cell office:value-type="float" office:value="22.116086256" calcext:value-type="float">
            <text:p>22.116086256</text:p>
          </table:table-cell>
          <table:table-cell office:value-type="float" office:value="33.7385087928" calcext:value-type="float">
            <text:p>33.738508792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1262007351" calcext:value-type="float">
            <text:p>22.1262007351</text:p>
          </table:table-cell>
          <table:table-cell office:value-type="float" office:value="1.52720964016E-016" calcext:value-type="float">
            <text:p>1.52720964016E-16</text:p>
          </table:table-cell>
          <table:table-cell office:value-type="float" office:value="22.1262007351" calcext:value-type="float">
            <text:p>22.1262007351</text:p>
          </table:table-cell>
          <table:table-cell office:value-type="float" office:value="34.4271124275" calcext:value-type="float">
            <text:p>34.427112427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1272762882" calcext:value-type="float">
            <text:p>22.1272762882</text:p>
          </table:table-cell>
          <table:table-cell office:value-type="float" office:value="9.72957683931E-017" calcext:value-type="float">
            <text:p>9.72957683931E-17</text:p>
          </table:table-cell>
          <table:table-cell office:value-type="float" office:value="22.1272762882" calcext:value-type="float">
            <text:p>22.1272762882</text:p>
          </table:table-cell>
          <table:table-cell office:value-type="float" office:value="35.1297704762" calcext:value-type="float">
            <text:p>35.129770476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1157755455" calcext:value-type="float">
            <text:p>22.1157755455</text:p>
          </table:table-cell>
          <table:table-cell office:value-type="float" office:value="3.36036847278E-017" calcext:value-type="float">
            <text:p>3.36036847278E-17</text:p>
          </table:table-cell>
          <table:table-cell office:value-type="float" office:value="22.1157755455" calcext:value-type="float">
            <text:p>22.1157755455</text:p>
          </table:table-cell>
          <table:table-cell office:value-type="float" office:value="35.8467697895" calcext:value-type="float">
            <text:p>35.846769789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1012196345" calcext:value-type="float">
            <text:p>22.1012196345</text:p>
          </table:table-cell>
          <table:table-cell office:value-type="float" office:value="8.10916612668E-017" calcext:value-type="float">
            <text:p>8.10916612668E-17</text:p>
          </table:table-cell>
          <table:table-cell office:value-type="float" office:value="22.1012196345" calcext:value-type="float">
            <text:p>22.1012196345</text:p>
          </table:table-cell>
          <table:table-cell office:value-type="float" office:value="36.5784030731" calcext:value-type="float">
            <text:p>36.578403073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1004361541" calcext:value-type="float">
            <text:p>22.1004361541</text:p>
          </table:table-cell>
          <table:table-cell office:value-type="float" office:value="8.49835741747E-017" calcext:value-type="float">
            <text:p>8.49835741747E-17</text:p>
          </table:table-cell>
          <table:table-cell office:value-type="float" office:value="22.1004361541" calcext:value-type="float">
            <text:p>22.1004361541</text:p>
          </table:table-cell>
          <table:table-cell office:value-type="float" office:value="37.3249690065" calcext:value-type="float">
            <text:p>37.32496900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1003933866" calcext:value-type="float">
            <text:p>22.1003933866</text:p>
          </table:table-cell>
          <table:table-cell office:value-type="float" office:value="3.18030733043E-017" calcext:value-type="float">
            <text:p>3.18030733043E-17</text:p>
          </table:table-cell>
          <table:table-cell office:value-type="float" office:value="22.1003933866" calcext:value-type="float">
            <text:p>22.1003933866</text:p>
          </table:table-cell>
          <table:table-cell office:value-type="float" office:value="38.0867723655" calcext:value-type="float">
            <text:p>38.086772365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1003531647" calcext:value-type="float">
            <text:p>22.1003531647</text:p>
          </table:table-cell>
          <table:table-cell office:value-type="float" office:value="4.52747927187E-017" calcext:value-type="float">
            <text:p>4.52747927187E-17</text:p>
          </table:table-cell>
          <table:table-cell office:value-type="float" office:value="22.1003531647" calcext:value-type="float">
            <text:p>22.1003531647</text:p>
          </table:table-cell>
          <table:table-cell office:value-type="float" office:value="38.8641241461" calcext:value-type="float">
            <text:p>38.864124146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1003149397" calcext:value-type="float">
            <text:p>22.1003149397</text:p>
          </table:table-cell>
          <table:table-cell office:value-type="float" office:value="-8.09075470585E-018" calcext:value-type="float">
            <text:p>-8.09075470585E-18</text:p>
          </table:table-cell>
          <table:table-cell office:value-type="float" office:value="22.1003149397" calcext:value-type="float">
            <text:p>22.1003149397</text:p>
          </table:table-cell>
          <table:table-cell office:value-type="float" office:value="39.6573416921" calcext:value-type="float">
            <text:p>39.657341692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1002786416" calcext:value-type="float">
            <text:p>22.1002786416</text:p>
          </table:table-cell>
          <table:table-cell office:value-type="float" office:value="9.84695076768E-018" calcext:value-type="float">
            <text:p>9.84695076768E-18</text:p>
          </table:table-cell>
          <table:table-cell office:value-type="float" office:value="22.1002786416" calcext:value-type="float">
            <text:p>22.1002786416</text:p>
          </table:table-cell>
          <table:table-cell office:value-type="float" office:value="40.4667488239" calcext:value-type="float">
            <text:p>40.466748823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1002438768" calcext:value-type="float">
            <text:p>22.1002438768</text:p>
          </table:table-cell>
          <table:table-cell office:value-type="float" office:value="5.80117323035E-017" calcext:value-type="float">
            <text:p>5.80117323035E-17</text:p>
          </table:table-cell>
          <table:table-cell office:value-type="float" office:value="22.1002438768" calcext:value-type="float">
            <text:p>22.1002438768</text:p>
          </table:table-cell>
          <table:table-cell office:value-type="float" office:value="41.2926759713" calcext:value-type="float">
            <text:p>41.29267597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1002105982" calcext:value-type="float">
            <text:p>22.1002105982</text:p>
          </table:table-cell>
          <table:table-cell office:value-type="float" office:value="8.29218519922E-017" calcext:value-type="float">
            <text:p>8.29218519922E-17</text:p>
          </table:table-cell>
          <table:table-cell office:value-type="float" office:value="22.1002105982" calcext:value-type="float">
            <text:p>22.1002105982</text:p>
          </table:table-cell>
          <table:table-cell office:value-type="float" office:value="42.1354603083" calcext:value-type="float">
            <text:p>42.135460308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1001786156" calcext:value-type="float">
            <text:p>22.1001786156</text:p>
          </table:table-cell>
          <table:table-cell office:value-type="float" office:value="-9.73898363472E-018" calcext:value-type="float">
            <text:p>-9.73898363472E-18</text:p>
          </table:table-cell>
          <table:table-cell office:value-type="float" office:value="22.1001786156" calcext:value-type="float">
            <text:p>22.1001786156</text:p>
          </table:table-cell>
          <table:table-cell office:value-type="float" office:value="42.9954458903" calcext:value-type="float">
            <text:p>42.995445890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100147965" calcext:value-type="float">
            <text:p>22.100147965</text:p>
          </table:table-cell>
          <table:table-cell office:value-type="float" office:value="2.95475894048E-017" calcext:value-type="float">
            <text:p>2.95475894048E-17</text:p>
          </table:table-cell>
          <table:table-cell office:value-type="float" office:value="22.100147965" calcext:value-type="float">
            <text:p>22.100147965</text:p>
          </table:table-cell>
          <table:table-cell office:value-type="float" office:value="43.8729837951" calcext:value-type="float">
            <text:p>43.872983795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1001184375" calcext:value-type="float">
            <text:p>22.1001184375</text:p>
          </table:table-cell>
          <table:table-cell office:value-type="float" office:value="-2.43728149774E-017" calcext:value-type="float">
            <text:p>-2.43728149774E-17</text:p>
          </table:table-cell>
          <table:table-cell office:value-type="float" office:value="22.1001184375" calcext:value-type="float">
            <text:p>22.1001184375</text:p>
          </table:table-cell>
          <table:table-cell office:value-type="float" office:value="44.768432266" calcext:value-type="float">
            <text:p>44.76843226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1000898711" calcext:value-type="float">
            <text:p>22.1000898711</text:p>
          </table:table-cell>
          <table:table-cell office:value-type="float" office:value="5.57049484925E-017" calcext:value-type="float">
            <text:p>5.57049484925E-17</text:p>
          </table:table-cell>
          <table:table-cell office:value-type="float" office:value="22.1000898711" calcext:value-type="float">
            <text:p>22.1000898711</text:p>
          </table:table-cell>
          <table:table-cell office:value-type="float" office:value="45.682156858" calcext:value-type="float">
            <text:p>45.6821568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1000625785" calcext:value-type="float">
            <text:p>22.1000625785</text:p>
          </table:table-cell>
          <table:table-cell office:value-type="float" office:value="4.18409748253E-017" calcext:value-type="float">
            <text:p>4.18409748253E-17</text:p>
          </table:table-cell>
          <table:table-cell office:value-type="float" office:value="22.1000625785" calcext:value-type="float">
            <text:p>22.1000625785</text:p>
          </table:table-cell>
          <table:table-cell office:value-type="float" office:value="46.614530587" calcext:value-type="float">
            <text:p>46.61453058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2.1000361288" calcext:value-type="float">
            <text:p>22.1000361288</text:p>
          </table:table-cell>
          <table:table-cell office:value-type="float" office:value="-3.60966050005E-017" calcext:value-type="float">
            <text:p>-3.60966050005E-17</text:p>
          </table:table-cell>
          <table:table-cell office:value-type="float" office:value="22.1000361288" calcext:value-type="float">
            <text:p>22.1000361288</text:p>
          </table:table-cell>
          <table:table-cell office:value-type="float" office:value="47.5659340824" calcext:value-type="float">
            <text:p>47.565934082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2.1000105718" calcext:value-type="float">
            <text:p>22.1000105718</text:p>
          </table:table-cell>
          <table:table-cell office:value-type="float" office:value="-3.14785399198E-017" calcext:value-type="float">
            <text:p>-3.14785399198E-17</text:p>
          </table:table-cell>
          <table:table-cell office:value-type="float" office:value="22.1000105718" calcext:value-type="float">
            <text:p>22.1000105718</text:p>
          </table:table-cell>
          <table:table-cell office:value-type="float" office:value="48.536755742" calcext:value-type="float">
            <text:p>48.53675574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2.0999858156" calcext:value-type="float">
            <text:p>22.0999858156</text:p>
          </table:table-cell>
          <table:table-cell office:value-type="float" office:value="6.02682678421E-015" calcext:value-type="float">
            <text:p>6.02682678421E-15</text:p>
          </table:table-cell>
          <table:table-cell office:value-type="float" office:value="22.0999858156" calcext:value-type="float">
            <text:p>22.0999858156</text:p>
          </table:table-cell>
          <table:table-cell office:value-type="float" office:value="49.527391891" calcext:value-type="float">
            <text:p>49.52739189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2.1000847728" calcext:value-type="float">
            <text:p>22.1000847728</text:p>
          </table:table-cell>
          <table:table-cell office:value-type="float" office:value="-3.3396913894E-017" calcext:value-type="float">
            <text:p>-3.3396913894E-17</text:p>
          </table:table-cell>
          <table:table-cell office:value-type="float" office:value="22.1000847728" calcext:value-type="float">
            <text:p>22.1000847728</text:p>
          </table:table-cell>
          <table:table-cell office:value-type="float" office:value="50.5382469434" calcext:value-type="float">
            <text:p>50.53824694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9.3694286928" calcext:value-type="float">
            <text:p>39.3694286928</text:p>
          </table:table-cell>
          <table:table-cell office:value-type="float" office:value="4.10903111628E-016" calcext:value-type="float">
            <text:p>4.10903111628E-16</text:p>
          </table:table-cell>
          <table:table-cell office:value-type="float" office:value="39.3694286928" calcext:value-type="float">
            <text:p>39.3694286928</text:p>
          </table:table-cell>
          <table:table-cell office:value-type="float" office:value="51.5697335676" calcext:value-type="float">
            <text:p>51.569733567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9.3695786453" calcext:value-type="float">
            <text:p>39.3695786453</text:p>
          </table:table-cell>
          <table:table-cell office:value-type="float" office:value="4.32256135693E-016" calcext:value-type="float">
            <text:p>4.32256135693E-16</text:p>
          </table:table-cell>
          <table:table-cell office:value-type="float" office:value="39.3695786453" calcext:value-type="float">
            <text:p>39.3695786453</text:p>
          </table:table-cell>
          <table:table-cell office:value-type="float" office:value="52.6222728543" calcext:value-type="float">
            <text:p>52.622272854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3693646959" calcext:value-type="float">
            <text:p>39.3693646959</text:p>
          </table:table-cell>
          <table:table-cell office:value-type="float" office:value="3.86653670265E-016" calcext:value-type="float">
            <text:p>3.86653670265E-16</text:p>
          </table:table-cell>
          <table:table-cell office:value-type="float" office:value="39.3693646959" calcext:value-type="float">
            <text:p>39.3693646959</text:p>
          </table:table-cell>
          <table:table-cell office:value-type="float" office:value="53.6962944887" calcext:value-type="float">
            <text:p>53.696294488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9.3692721969" calcext:value-type="float">
            <text:p>39.3692721969</text:p>
          </table:table-cell>
          <table:table-cell office:value-type="float" office:value="3.44423953244E-016" calcext:value-type="float">
            <text:p>3.44423953244E-16</text:p>
          </table:table-cell>
          <table:table-cell office:value-type="float" office:value="39.3692721969" calcext:value-type="float">
            <text:p>39.3692721969</text:p>
          </table:table-cell>
          <table:table-cell office:value-type="float" office:value="54.792236926" calcext:value-type="float">
            <text:p>54.79223692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9.3691466835" calcext:value-type="float">
            <text:p>39.3691466835</text:p>
          </table:table-cell>
          <table:table-cell office:value-type="float" office:value="4.09495426733E-016" calcext:value-type="float">
            <text:p>4.09495426733E-16</text:p>
          </table:table-cell>
          <table:table-cell office:value-type="float" office:value="39.3691466835" calcext:value-type="float">
            <text:p>39.3691466835</text:p>
          </table:table-cell>
          <table:table-cell office:value-type="float" office:value="55.9105475702" calcext:value-type="float">
            <text:p>55.910547570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9.3690323517" calcext:value-type="float">
            <text:p>39.3690323517</text:p>
          </table:table-cell>
          <table:table-cell office:value-type="float" office:value="3.75722098638E-016" calcext:value-type="float">
            <text:p>3.75722098638E-16</text:p>
          </table:table-cell>
          <table:table-cell office:value-type="float" office:value="39.3690323517" calcext:value-type="float">
            <text:p>39.3690323517</text:p>
          </table:table-cell>
          <table:table-cell office:value-type="float" office:value="57.0516829569" calcext:value-type="float">
            <text:p>57.051682956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9.3689223842" calcext:value-type="float">
            <text:p>39.3689223842</text:p>
          </table:table-cell>
          <table:table-cell office:value-type="float" office:value="4.02245171144E-016" calcext:value-type="float">
            <text:p>4.02245171144E-16</text:p>
          </table:table-cell>
          <table:table-cell office:value-type="float" office:value="39.3689223842" calcext:value-type="float">
            <text:p>39.3689223842</text:p>
          </table:table-cell>
          <table:table-cell office:value-type="float" office:value="58.2161089395" calcext:value-type="float">
            <text:p>58.216108939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9.3688189287" calcext:value-type="float">
            <text:p>39.3688189287</text:p>
          </table:table-cell>
          <table:table-cell office:value-type="float" office:value="3.39004509425E-016" calcext:value-type="float">
            <text:p>3.39004509425E-16</text:p>
          </table:table-cell>
          <table:table-cell office:value-type="float" office:value="39.3688189287" calcext:value-type="float">
            <text:p>39.3688189287</text:p>
          </table:table-cell>
          <table:table-cell office:value-type="float" office:value="59.4043008796" calcext:value-type="float">
            <text:p>59.404300879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9.3687158408" calcext:value-type="float">
            <text:p>39.3687158408</text:p>
          </table:table-cell>
          <table:table-cell office:value-type="float" office:value="2.63880959466E-016" calcext:value-type="float">
            <text:p>2.63880959466E-16</text:p>
          </table:table-cell>
          <table:table-cell office:value-type="float" office:value="39.3687158408" calcext:value-type="float">
            <text:p>39.3687158408</text:p>
          </table:table-cell>
          <table:table-cell office:value-type="float" office:value="60.6167438407" calcext:value-type="float">
            <text:p>60.616743840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9.3686148598" calcext:value-type="float">
            <text:p>39.3686148598</text:p>
          </table:table-cell>
          <table:table-cell office:value-type="float" office:value="4.62179771598E-016" calcext:value-type="float">
            <text:p>4.62179771598E-16</text:p>
          </table:table-cell>
          <table:table-cell office:value-type="float" office:value="39.3686148598" calcext:value-type="float">
            <text:p>39.3686148598</text:p>
          </table:table-cell>
          <table:table-cell office:value-type="float" office:value="61.8539327868" calcext:value-type="float">
            <text:p>61.85393278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.3685159373" calcext:value-type="float">
            <text:p>39.3685159373</text:p>
          </table:table-cell>
          <table:table-cell office:value-type="float" office:value="2.6154133862E-016" calcext:value-type="float">
            <text:p>2.6154133862E-16</text:p>
          </table:table-cell>
          <table:table-cell office:value-type="float" office:value="39.3685159373" calcext:value-type="float">
            <text:p>39.3685159373</text:p>
          </table:table-cell>
          <table:table-cell office:value-type="float" office:value="63.1163727838" calcext:value-type="float">
            <text:p>63.116372783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9.3722530443" calcext:value-type="float">
            <text:p>39.3722530443</text:p>
          </table:table-cell>
          <table:table-cell office:value-type="float" office:value="4.03694218541E-016" calcext:value-type="float">
            <text:p>4.03694218541E-16</text:p>
          </table:table-cell>
          <table:table-cell office:value-type="float" office:value="39.3722530443" calcext:value-type="float">
            <text:p>39.3722530443</text:p>
          </table:table-cell>
          <table:table-cell office:value-type="float" office:value="64.4045792063" calcext:value-type="float">
            <text:p>64.404579206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9.3699801109" calcext:value-type="float">
            <text:p>39.3699801109</text:p>
          </table:table-cell>
          <table:table-cell office:value-type="float" office:value="4.12524441801E-016" calcext:value-type="float">
            <text:p>4.12524441801E-16</text:p>
          </table:table-cell>
          <table:table-cell office:value-type="float" office:value="39.3699801109" calcext:value-type="float">
            <text:p>39.3699801109</text:p>
          </table:table-cell>
          <table:table-cell office:value-type="float" office:value="65.7190779474" calcext:value-type="float">
            <text:p>65.71907794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9.3682709028" calcext:value-type="float">
            <text:p>39.3682709028</text:p>
          </table:table-cell>
          <table:table-cell office:value-type="float" office:value="3.83254109856E-016" calcext:value-type="float">
            <text:p>3.83254109856E-16</text:p>
          </table:table-cell>
          <table:table-cell office:value-type="float" office:value="39.3682709028" calcext:value-type="float">
            <text:p>39.3682709028</text:p>
          </table:table-cell>
          <table:table-cell office:value-type="float" office:value="67.060405634" calcext:value-type="float">
            <text:p>67.06040563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9.3672839125" calcext:value-type="float">
            <text:p>39.3672839125</text:p>
          </table:table-cell>
          <table:table-cell office:value-type="float" office:value="4.01080679736E-016" calcext:value-type="float">
            <text:p>4.01080679736E-16</text:p>
          </table:table-cell>
          <table:table-cell office:value-type="float" office:value="39.3672839125" calcext:value-type="float">
            <text:p>39.3672839125</text:p>
          </table:table-cell>
          <table:table-cell office:value-type="float" office:value="68.4291098453" calcext:value-type="float">
            <text:p>68.429109845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9.3705077399" calcext:value-type="float">
            <text:p>39.3705077399</text:p>
          </table:table-cell>
          <table:table-cell office:value-type="float" office:value="4.80907530719E-016" calcext:value-type="float">
            <text:p>4.80907530719E-16</text:p>
          </table:table-cell>
          <table:table-cell office:value-type="float" office:value="39.3705077399" calcext:value-type="float">
            <text:p>39.3705077399</text:p>
          </table:table-cell>
          <table:table-cell office:value-type="float" office:value="69.8257493367" calcext:value-type="float">
            <text:p>69.82574933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9.4310539632" calcext:value-type="float">
            <text:p>39.4310539632</text:p>
          </table:table-cell>
          <table:table-cell office:value-type="float" office:value="3.1104843562E-016" calcext:value-type="float">
            <text:p>3.1104843562E-16</text:p>
          </table:table-cell>
          <table:table-cell office:value-type="float" office:value="39.4310539632" calcext:value-type="float">
            <text:p>39.4310539632</text:p>
          </table:table-cell>
          <table:table-cell office:value-type="float" office:value="71.2508942679" calcext:value-type="float">
            <text:p>71.250894267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9.4524844117" calcext:value-type="float">
            <text:p>39.4524844117</text:p>
          </table:table-cell>
          <table:table-cell office:value-type="float" office:value="8.43605893016E-017" calcext:value-type="float">
            <text:p>8.43605893016E-17</text:p>
          </table:table-cell>
          <table:table-cell office:value-type="float" office:value="39.4524844117" calcext:value-type="float">
            <text:p>39.4524844117</text:p>
          </table:table-cell>
          <table:table-cell office:value-type="float" office:value="72.7051264355" calcext:value-type="float">
            <text:p>72.705126435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.3692438898" calcext:value-type="float">
            <text:p>39.3692438898</text:p>
          </table:table-cell>
          <table:table-cell office:value-type="float" office:value="-4.38639622764E-017" calcext:value-type="float">
            <text:p>-4.38639622764E-17</text:p>
          </table:table-cell>
          <table:table-cell office:value-type="float" office:value="39.3692438898" calcext:value-type="float">
            <text:p>39.3692438898</text:p>
          </table:table-cell>
          <table:table-cell office:value-type="float" office:value="74.1890395104" calcext:value-type="float">
            <text:p>74.189039510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9.3659015156" calcext:value-type="float">
            <text:p>39.3659015156</text:p>
          </table:table-cell>
          <table:table-cell office:value-type="float" office:value="-3.70310467569E-017" calcext:value-type="float">
            <text:p>-3.70310467569E-17</text:p>
          </table:table-cell>
          <table:table-cell office:value-type="float" office:value="39.3659015156" calcext:value-type="float">
            <text:p>39.3659015156</text:p>
          </table:table-cell>
          <table:table-cell office:value-type="float" office:value="75.7032392808" calcext:value-type="float">
            <text:p>75.7032392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616434881" calcext:value-type="float">
            <text:p>71.616434881</text:p>
          </table:table-cell>
          <table:table-cell office:value-type="float" office:value="1.05231491768E-015" calcext:value-type="float">
            <text:p>1.05231491768E-15</text:p>
          </table:table-cell>
          <table:table-cell office:value-type="float" office:value="71.616434881" calcext:value-type="float">
            <text:p>71.616434881</text:p>
          </table:table-cell>
          <table:table-cell office:value-type="float" office:value="77.2483438985" calcext:value-type="float">
            <text:p>77.248343898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71.6164357606" calcext:value-type="float">
            <text:p>71.6164357606</text:p>
          </table:table-cell>
          <table:table-cell office:value-type="float" office:value="6.00719390022E-016" calcext:value-type="float">
            <text:p>6.00719390022E-16</text:p>
          </table:table-cell>
          <table:table-cell office:value-type="float" office:value="71.6164357606" calcext:value-type="float">
            <text:p>71.6164357606</text:p>
          </table:table-cell>
          <table:table-cell office:value-type="float" office:value="78.8249841322" calcext:value-type="float">
            <text:p>78.824984132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1.6164024313" calcext:value-type="float">
            <text:p>71.6164024313</text:p>
          </table:table-cell>
          <table:table-cell office:value-type="float" office:value="4.88789066078E-016" calcext:value-type="float">
            <text:p>4.88789066078E-16</text:p>
          </table:table-cell>
          <table:table-cell office:value-type="float" office:value="71.6164024313" calcext:value-type="float">
            <text:p>71.6164024313</text:p>
          </table:table-cell>
          <table:table-cell office:value-type="float" office:value="80.4338036243" calcext:value-type="float">
            <text:p>80.433803624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71.6163771178" calcext:value-type="float">
            <text:p>71.6163771178</text:p>
          </table:table-cell>
          <table:table-cell office:value-type="float" office:value="2.7745759626E-016" calcext:value-type="float">
            <text:p>2.7745759626E-16</text:p>
          </table:table-cell>
          <table:table-cell office:value-type="float" office:value="71.6163771178" calcext:value-type="float">
            <text:p>71.6163771178</text:p>
          </table:table-cell>
          <table:table-cell office:value-type="float" office:value="82.0754591543" calcext:value-type="float">
            <text:p>82.075459154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1.6163555858" calcext:value-type="float">
            <text:p>71.6163555858</text:p>
          </table:table-cell>
          <table:table-cell office:value-type="float" office:value="1.2447490937E-015" calcext:value-type="float">
            <text:p>1.2447490937E-15</text:p>
          </table:table-cell>
          <table:table-cell office:value-type="float" office:value="71.6163555858" calcext:value-type="float">
            <text:p>71.6163555858</text:p>
          </table:table-cell>
          <table:table-cell office:value-type="float" office:value="83.7506209063" calcext:value-type="float">
            <text:p>83.750620906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1.6163382794" calcext:value-type="float">
            <text:p>71.6163382794</text:p>
          </table:table-cell>
          <table:table-cell office:value-type="float" office:value="8.73651043049E-016" calcext:value-type="float">
            <text:p>8.73651043049E-16</text:p>
          </table:table-cell>
          <table:table-cell office:value-type="float" office:value="71.6163382794" calcext:value-type="float">
            <text:p>71.6163382794</text:p>
          </table:table-cell>
          <table:table-cell office:value-type="float" office:value="85.4599727428" calcext:value-type="float">
            <text:p>85.459972742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71.6163245777" calcext:value-type="float">
            <text:p>71.6163245777</text:p>
          </table:table-cell>
          <table:table-cell office:value-type="float" office:value="5.54550932346E-016" calcext:value-type="float">
            <text:p>5.54550932346E-16</text:p>
          </table:table-cell>
          <table:table-cell office:value-type="float" office:value="71.6163245777" calcext:value-type="float">
            <text:p>71.6163245777</text:p>
          </table:table-cell>
          <table:table-cell office:value-type="float" office:value="87.2042124844" calcext:value-type="float">
            <text:p>87.204212484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71.6163140587" calcext:value-type="float">
            <text:p>71.6163140587</text:p>
          </table:table-cell>
          <table:table-cell office:value-type="float" office:value="8.12390224165E-016" calcext:value-type="float">
            <text:p>8.12390224165E-16</text:p>
          </table:table-cell>
          <table:table-cell office:value-type="float" office:value="71.6163140587" calcext:value-type="float">
            <text:p>71.6163140587</text:p>
          </table:table-cell>
          <table:table-cell office:value-type="float" office:value="88.9840521937" calcext:value-type="float">
            <text:p>88.984052193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1.6183664512" calcext:value-type="float">
            <text:p>71.6183664512</text:p>
          </table:table-cell>
          <table:table-cell office:value-type="float" office:value="8.31495854685E-016" calcext:value-type="float">
            <text:p>8.31495854685E-16</text:p>
          </table:table-cell>
          <table:table-cell office:value-type="float" office:value="71.6183664512" calcext:value-type="float">
            <text:p>71.6183664512</text:p>
          </table:table-cell>
          <table:table-cell office:value-type="float" office:value="90.8002184668" calcext:value-type="float">
            <text:p>90.800218466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1.6181212145" calcext:value-type="float">
            <text:p>71.6181212145</text:p>
          </table:table-cell>
          <table:table-cell office:value-type="float" office:value="6.55692601771E-016" calcext:value-type="float">
            <text:p>6.55692601771E-16</text:p>
          </table:table-cell>
          <table:table-cell office:value-type="float" office:value="71.6181212145" calcext:value-type="float">
            <text:p>71.6181212145</text:p>
          </table:table-cell>
          <table:table-cell office:value-type="float" office:value="92.6534527297" calcext:value-type="float">
            <text:p>92.65345272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1.6178218622" calcext:value-type="float">
            <text:p>71.6178218622</text:p>
          </table:table-cell>
          <table:table-cell office:value-type="float" office:value="9.04470791782E-016" calcext:value-type="float">
            <text:p>9.04470791782E-16</text:p>
          </table:table-cell>
          <table:table-cell office:value-type="float" office:value="71.6178218622" calcext:value-type="float">
            <text:p>71.6178218622</text:p>
          </table:table-cell>
          <table:table-cell office:value-type="float" office:value="94.5445115406" calcext:value-type="float">
            <text:p>94.544511540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1.6174816069" calcext:value-type="float">
            <text:p>71.6174816069</text:p>
          </table:table-cell>
          <table:table-cell office:value-type="float" office:value="7.60644803181E-016" calcext:value-type="float">
            <text:p>7.60644803181E-16</text:p>
          </table:table-cell>
          <table:table-cell office:value-type="float" office:value="71.6174816069" calcext:value-type="float">
            <text:p>71.6174816069</text:p>
          </table:table-cell>
          <table:table-cell office:value-type="float" office:value="96.4741668995" calcext:value-type="float">
            <text:p>96.474166899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71.6170942753" calcext:value-type="float">
            <text:p>71.6170942753</text:p>
          </table:table-cell>
          <table:table-cell office:value-type="float" office:value="6.46310363693E-016" calcext:value-type="float">
            <text:p>6.46310363693E-16</text:p>
          </table:table-cell>
          <table:table-cell office:value-type="float" office:value="71.6170942753" calcext:value-type="float">
            <text:p>71.6170942753</text:p>
          </table:table-cell>
          <table:table-cell office:value-type="float" office:value="98.4432065626" calcext:value-type="float">
            <text:p>98.443206562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71.6166479841" calcext:value-type="float">
            <text:p>71.6166479841</text:p>
          </table:table-cell>
          <table:table-cell office:value-type="float" office:value="1.01383999536E-015" calcext:value-type="float">
            <text:p>1.01383999536E-15</text:p>
          </table:table-cell>
          <table:table-cell office:value-type="float" office:value="71.6166479841" calcext:value-type="float">
            <text:p>71.6166479841</text:p>
          </table:table-cell>
          <table:table-cell office:value-type="float" office:value="100.452434364" calcext:value-type="float">
            <text:p>100.45243436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1.6200024921" calcext:value-type="float">
            <text:p>71.6200024921</text:p>
          </table:table-cell>
          <table:table-cell office:value-type="float" office:value="5.13830421447E-016" calcext:value-type="float">
            <text:p>5.13830421447E-16</text:p>
          </table:table-cell>
          <table:table-cell office:value-type="float" office:value="71.6200024921" calcext:value-type="float">
            <text:p>71.6200024921</text:p>
          </table:table-cell>
          <table:table-cell office:value-type="float" office:value="102.502670545" calcext:value-type="float">
            <text:p>102.50267054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1.6131085374" calcext:value-type="float">
            <text:p>71.6131085374</text:p>
          </table:table-cell>
          <table:table-cell office:value-type="float" office:value="7.9201587681E-016" calcext:value-type="float">
            <text:p>7.9201587681E-16</text:p>
          </table:table-cell>
          <table:table-cell office:value-type="float" office:value="71.6131085374" calcext:value-type="float">
            <text:p>71.6131085374</text:p>
          </table:table-cell>
          <table:table-cell office:value-type="float" office:value="104.594752088" calcext:value-type="float">
            <text:p>104.5947520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1.8271686806" calcext:value-type="float">
            <text:p>71.8271686806</text:p>
          </table:table-cell>
          <table:table-cell office:value-type="float" office:value="6.90100432732E-016" calcext:value-type="float">
            <text:p>6.90100432732E-16</text:p>
          </table:table-cell>
          <table:table-cell office:value-type="float" office:value="71.8271686806" calcext:value-type="float">
            <text:p>71.8271686806</text:p>
          </table:table-cell>
          <table:table-cell office:value-type="float" office:value="106.729533056" calcext:value-type="float">
            <text:p>106.72953305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1.6587626101" calcext:value-type="float">
            <text:p>71.6587626101</text:p>
          </table:table-cell>
          <table:table-cell office:value-type="float" office:value="-7.52020508352E-016" calcext:value-type="float">
            <text:p>-7.52020508352E-16</text:p>
          </table:table-cell>
          <table:table-cell office:value-type="float" office:value="71.6587626101" calcext:value-type="float">
            <text:p>71.6587626101</text:p>
          </table:table-cell>
          <table:table-cell office:value-type="float" office:value="108.907884946" calcext:value-type="float">
            <text:p>108.90788494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1.6080182823" calcext:value-type="float">
            <text:p>71.6080182823</text:p>
          </table:table-cell>
          <table:table-cell office:value-type="float" office:value="1.23742812166E-017" calcext:value-type="float">
            <text:p>1.23742812166E-17</text:p>
          </table:table-cell>
          <table:table-cell office:value-type="float" office:value="71.6080182823" calcext:value-type="float">
            <text:p>71.6080182823</text:p>
          </table:table-cell>
          <table:table-cell office:value-type="float" office:value="111.130697041" calcext:value-type="float">
            <text:p>111.13069704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71.6069752381" calcext:value-type="float">
            <text:p>71.6069752381</text:p>
          </table:table-cell>
          <table:table-cell office:value-type="float" office:value="5.65247207853E-017" calcext:value-type="float">
            <text:p>5.65247207853E-17</text:p>
          </table:table-cell>
          <table:table-cell office:value-type="float" office:value="71.6069752381" calcext:value-type="float">
            <text:p>71.6069752381</text:p>
          </table:table-cell>
          <table:table-cell office:value-type="float" office:value="113.398876776" calcext:value-type="float">
            <text:p>113.39887677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1.6060507899" calcext:value-type="float">
            <text:p>71.6060507899</text:p>
          </table:table-cell>
          <table:table-cell office:value-type="float" office:value="-1.29937521539E-016" calcext:value-type="float">
            <text:p>-1.29937521539E-16</text:p>
          </table:table-cell>
          <table:table-cell office:value-type="float" office:value="71.6060507899" calcext:value-type="float">
            <text:p>71.6060507899</text:p>
          </table:table-cell>
          <table:table-cell office:value-type="float" office:value="115.713350104" calcext:value-type="float">
            <text:p>115.71335010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71.6052121042" calcext:value-type="float">
            <text:p>71.6052121042</text:p>
          </table:table-cell>
          <table:table-cell office:value-type="float" office:value="-5.06765718734E-016" calcext:value-type="float">
            <text:p>-5.06765718734E-16</text:p>
          </table:table-cell>
          <table:table-cell office:value-type="float" office:value="71.6052121042" calcext:value-type="float">
            <text:p>71.6052121042</text:p>
          </table:table-cell>
          <table:table-cell office:value-type="float" office:value="118.075061878" calcext:value-type="float">
            <text:p>118.07506187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1.6044383196" calcext:value-type="float">
            <text:p>71.6044383196</text:p>
          </table:table-cell>
          <table:table-cell office:value-type="float" office:value="-4.16870690364E-016" calcext:value-type="float">
            <text:p>-4.16870690364E-16</text:p>
          </table:table-cell>
          <table:table-cell office:value-type="float" office:value="71.6044383196" calcext:value-type="float">
            <text:p>71.6044383196</text:p>
          </table:table-cell>
          <table:table-cell office:value-type="float" office:value="120.484976237" calcext:value-type="float">
            <text:p>120.48497623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1.6037155219" calcext:value-type="float">
            <text:p>71.6037155219</text:p>
          </table:table-cell>
          <table:table-cell office:value-type="float" office:value="-4.38794628512E-017" calcext:value-type="float">
            <text:p>-4.38794628512E-17</text:p>
          </table:table-cell>
          <table:table-cell office:value-type="float" office:value="71.6037155219" calcext:value-type="float">
            <text:p>71.6037155219</text:p>
          </table:table-cell>
          <table:table-cell office:value-type="float" office:value="122.944076996" calcext:value-type="float">
            <text:p>122.94407699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71.6030345068" calcext:value-type="float">
            <text:p>71.6030345068</text:p>
          </table:table-cell>
          <table:table-cell office:value-type="float" office:value="-5.16181980747E-016" calcext:value-type="float">
            <text:p>-5.16181980747E-16</text:p>
          </table:table-cell>
          <table:table-cell office:value-type="float" office:value="71.6030345068" calcext:value-type="float">
            <text:p>71.6030345068</text:p>
          </table:table-cell>
          <table:table-cell office:value-type="float" office:value="125.45336805" calcext:value-type="float">
            <text:p>125.4533680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71.6023888205" calcext:value-type="float">
            <text:p>71.6023888205</text:p>
          </table:table-cell>
          <table:table-cell office:value-type="float" office:value="2.48187926339E-018" calcext:value-type="float">
            <text:p>2.48187926339E-18</text:p>
          </table:table-cell>
          <table:table-cell office:value-type="float" office:value="71.6023888205" calcext:value-type="float">
            <text:p>71.6023888205</text:p>
          </table:table-cell>
          <table:table-cell office:value-type="float" office:value="128.013873784" calcext:value-type="float">
            <text:p>128.01387378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71.6017734792" calcext:value-type="float">
            <text:p>71.6017734792</text:p>
          </table:table-cell>
          <table:table-cell office:value-type="float" office:value="-7.57112355501E-017" calcext:value-type="float">
            <text:p>-7.57112355501E-17</text:p>
          </table:table-cell>
          <table:table-cell office:value-type="float" office:value="71.6017734792" calcext:value-type="float">
            <text:p>71.6017734792</text:p>
          </table:table-cell>
          <table:table-cell office:value-type="float" office:value="130.626639491" calcext:value-type="float">
            <text:p>130.62663949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71.6011846307" calcext:value-type="float">
            <text:p>71.6011846307</text:p>
          </table:table-cell>
          <table:table-cell office:value-type="float" office:value="-2.4391034911E-016" calcext:value-type="float">
            <text:p>-2.4391034911E-16</text:p>
          </table:table-cell>
          <table:table-cell office:value-type="float" office:value="71.6011846307" calcext:value-type="float">
            <text:p>71.6011846307</text:p>
          </table:table-cell>
          <table:table-cell office:value-type="float" office:value="133.292731798" calcext:value-type="float">
            <text:p>133.29273179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71.6006191303" calcext:value-type="float">
            <text:p>71.6006191303</text:p>
          </table:table-cell>
          <table:table-cell office:value-type="float" office:value="-5.82146914919E-016" calcext:value-type="float">
            <text:p>-5.82146914919E-16</text:p>
          </table:table-cell>
          <table:table-cell office:value-type="float" office:value="71.6006191303" calcext:value-type="float">
            <text:p>71.6006191303</text:p>
          </table:table-cell>
          <table:table-cell office:value-type="float" office:value="136.013239102" calcext:value-type="float">
            <text:p>136.01323910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71.6000744585" calcext:value-type="float">
            <text:p>71.6000744585</text:p>
          </table:table-cell>
          <table:table-cell office:value-type="float" office:value="-2.84375511947E-016" calcext:value-type="float">
            <text:p>-2.84375511947E-16</text:p>
          </table:table-cell>
          <table:table-cell office:value-type="float" office:value="71.6000744585" calcext:value-type="float">
            <text:p>71.6000744585</text:p>
          </table:table-cell>
          <table:table-cell office:value-type="float" office:value="138.789272015" calcext:value-type="float">
            <text:p>138.7892720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1.047663795" calcext:value-type="float">
            <text:p>131.047663795</text:p>
          </table:table-cell>
          <table:table-cell office:value-type="float" office:value="1.35982846132E-015" calcext:value-type="float">
            <text:p>1.35982846132E-15</text:p>
          </table:table-cell>
          <table:table-cell office:value-type="float" office:value="131.047663795" calcext:value-type="float">
            <text:p>131.047663795</text:p>
          </table:table-cell>
          <table:table-cell office:value-type="float" office:value="141.621963814" calcext:value-type="float">
            <text:p>141.62196381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31.048149315" calcext:value-type="float">
            <text:p>131.048149315</text:p>
          </table:table-cell>
          <table:table-cell office:value-type="float" office:value="1.63348065579E-015" calcext:value-type="float">
            <text:p>1.63348065579E-15</text:p>
          </table:table-cell>
          <table:table-cell office:value-type="float" office:value="131.048149315" calcext:value-type="float">
            <text:p>131.048149315</text:p>
          </table:table-cell>
          <table:table-cell office:value-type="float" office:value="144.512470909" calcext:value-type="float">
            <text:p>144.51247090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31.048851802" calcext:value-type="float">
            <text:p>131.048851802</text:p>
          </table:table-cell>
          <table:table-cell office:value-type="float" office:value="2.01091832672E-015" calcext:value-type="float">
            <text:p>2.01091832672E-15</text:p>
          </table:table-cell>
          <table:table-cell office:value-type="float" office:value="131.048851802" calcext:value-type="float">
            <text:p>131.048851802</text:p>
          </table:table-cell>
          <table:table-cell office:value-type="float" office:value="147.461973311" calcext:value-type="float">
            <text:p>147.46197331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31.049655645" calcext:value-type="float">
            <text:p>131.049655645</text:p>
          </table:table-cell>
          <table:table-cell office:value-type="float" office:value="1.23893902831E-015" calcext:value-type="float">
            <text:p>1.23893902831E-15</text:p>
          </table:table-cell>
          <table:table-cell office:value-type="float" office:value="131.049655645" calcext:value-type="float">
            <text:p>131.049655645</text:p>
          </table:table-cell>
          <table:table-cell office:value-type="float" office:value="150.471675116" calcext:value-type="float">
            <text:p>150.47167511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31.050488181" calcext:value-type="float">
            <text:p>131.050488181</text:p>
          </table:table-cell>
          <table:table-cell office:value-type="float" office:value="1.81132065172E-015" calcext:value-type="float">
            <text:p>1.81132065172E-15</text:p>
          </table:table-cell>
          <table:table-cell office:value-type="float" office:value="131.050488181" calcext:value-type="float">
            <text:p>131.050488181</text:p>
          </table:table-cell>
          <table:table-cell office:value-type="float" office:value="153.542804995" calcext:value-type="float">
            <text:p>153.54280499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31.051340402" calcext:value-type="float">
            <text:p>131.051340402</text:p>
          </table:table-cell>
          <table:table-cell office:value-type="float" office:value="1.67614675381E-015" calcext:value-type="float">
            <text:p>1.67614675381E-15</text:p>
          </table:table-cell>
          <table:table-cell office:value-type="float" office:value="131.051340402" calcext:value-type="float">
            <text:p>131.051340402</text:p>
          </table:table-cell>
          <table:table-cell office:value-type="float" office:value="156.676616695" calcext:value-type="float">
            <text:p>156.67661669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31.052201103" calcext:value-type="float">
            <text:p>131.052201103</text:p>
          </table:table-cell>
          <table:table-cell office:value-type="float" office:value="2.46523506628E-015" calcext:value-type="float">
            <text:p>2.46523506628E-15</text:p>
          </table:table-cell>
          <table:table-cell office:value-type="float" office:value="131.052201103" calcext:value-type="float">
            <text:p>131.052201103</text:p>
          </table:table-cell>
          <table:table-cell office:value-type="float" office:value="159.874389555" calcext:value-type="float">
            <text:p>159.87438955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31.053070108" calcext:value-type="float">
            <text:p>131.053070108</text:p>
          </table:table-cell>
          <table:table-cell office:value-type="float" office:value="1.06772002363E-015" calcext:value-type="float">
            <text:p>1.06772002363E-15</text:p>
          </table:table-cell>
          <table:table-cell office:value-type="float" office:value="131.053070108" calcext:value-type="float">
            <text:p>131.053070108</text:p>
          </table:table-cell>
          <table:table-cell office:value-type="float" office:value="163.137429022" calcext:value-type="float">
            <text:p>163.13742902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31.053947083" calcext:value-type="float">
            <text:p>131.053947083</text:p>
          </table:table-cell>
          <table:table-cell office:value-type="float" office:value="1.25979390774E-015" calcext:value-type="float">
            <text:p>1.25979390774E-15</text:p>
          </table:table-cell>
          <table:table-cell office:value-type="float" office:value="131.053947083" calcext:value-type="float">
            <text:p>131.053947083</text:p>
          </table:table-cell>
          <table:table-cell office:value-type="float" office:value="166.467067189" calcext:value-type="float">
            <text:p>166.46706718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31.054818579" calcext:value-type="float">
            <text:p>131.054818579</text:p>
          </table:table-cell>
          <table:table-cell office:value-type="float" office:value="2.79812015676E-015" calcext:value-type="float">
            <text:p>2.79812015676E-15</text:p>
          </table:table-cell>
          <table:table-cell office:value-type="float" office:value="131.054818579" calcext:value-type="float">
            <text:p>131.054818579</text:p>
          </table:table-cell>
          <table:table-cell office:value-type="float" office:value="169.864663338" calcext:value-type="float">
            <text:p>169.86466333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1.05570758" calcext:value-type="float">
            <text:p>131.05570758</text:p>
          </table:table-cell>
          <table:table-cell office:value-type="float" office:value="1.38723959845E-015" calcext:value-type="float">
            <text:p>1.38723959845E-15</text:p>
          </table:table-cell>
          <table:table-cell office:value-type="float" office:value="131.05570758" calcext:value-type="float">
            <text:p>131.05570758</text:p>
          </table:table-cell>
          <table:table-cell office:value-type="float" office:value="173.331604491" calcext:value-type="float">
            <text:p>173.33160449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31.057191877" calcext:value-type="float">
            <text:p>131.057191877</text:p>
          </table:table-cell>
          <table:table-cell office:value-type="float" office:value="8.83832326551E-016" calcext:value-type="float">
            <text:p>8.83832326551E-16</text:p>
          </table:table-cell>
          <table:table-cell office:value-type="float" office:value="131.057191877" calcext:value-type="float">
            <text:p>131.057191877</text:p>
          </table:table-cell>
          <table:table-cell office:value-type="float" office:value="176.869305982" calcext:value-type="float">
            <text:p>176.86930598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31.058083448" calcext:value-type="float">
            <text:p>131.058083448</text:p>
          </table:table-cell>
          <table:table-cell office:value-type="float" office:value="8.01442994918E-016" calcext:value-type="float">
            <text:p>8.01442994918E-16</text:p>
          </table:table-cell>
          <table:table-cell office:value-type="float" office:value="131.058083448" calcext:value-type="float">
            <text:p>131.058083448</text:p>
          </table:table-cell>
          <table:table-cell office:value-type="float" office:value="180.479212031" calcext:value-type="float">
            <text:p>180.47921203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31.058995069" calcext:value-type="float">
            <text:p>131.058995069</text:p>
          </table:table-cell>
          <table:table-cell office:value-type="float" office:value="1.30513269503E-015" calcext:value-type="float">
            <text:p>1.30513269503E-15</text:p>
          </table:table-cell>
          <table:table-cell office:value-type="float" office:value="131.058995069" calcext:value-type="float">
            <text:p>131.058995069</text:p>
          </table:table-cell>
          <table:table-cell office:value-type="float" office:value="184.162796335" calcext:value-type="float">
            <text:p>184.16279633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31.059898498" calcext:value-type="float">
            <text:p>131.059898498</text:p>
          </table:table-cell>
          <table:table-cell office:value-type="float" office:value="1.54974509957E-015" calcext:value-type="float">
            <text:p>1.54974509957E-15</text:p>
          </table:table-cell>
          <table:table-cell office:value-type="float" office:value="131.059898498" calcext:value-type="float">
            <text:p>131.059898498</text:p>
          </table:table-cell>
          <table:table-cell office:value-type="float" office:value="187.921562667" calcext:value-type="float">
            <text:p>187.92156266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31.068031536" calcext:value-type="float">
            <text:p>131.068031536</text:p>
          </table:table-cell>
          <table:table-cell office:value-type="float" office:value="1.6921164107E-015" calcext:value-type="float">
            <text:p>1.6921164107E-15</text:p>
          </table:table-cell>
          <table:table-cell office:value-type="float" office:value="131.068031536" calcext:value-type="float">
            <text:p>131.068031536</text:p>
          </table:table-cell>
          <table:table-cell office:value-type="float" office:value="191.757045494" calcext:value-type="float">
            <text:p>191.75704549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31.068075928" calcext:value-type="float">
            <text:p>131.068075928</text:p>
          </table:table-cell>
          <table:table-cell office:value-type="float" office:value="1.31708654626E-016" calcext:value-type="float">
            <text:p>1.31708654626E-16</text:p>
          </table:table-cell>
          <table:table-cell office:value-type="float" office:value="131.068075928" calcext:value-type="float">
            <text:p>131.068075928</text:p>
          </table:table-cell>
          <table:table-cell office:value-type="float" office:value="195.670810602" calcext:value-type="float">
            <text:p>195.67081060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31.067201636" calcext:value-type="float">
            <text:p>131.067201636</text:p>
          </table:table-cell>
          <table:table-cell office:value-type="float" office:value="9.70595152093E-016" calcext:value-type="float">
            <text:p>9.70595152093E-16</text:p>
          </table:table-cell>
          <table:table-cell office:value-type="float" office:value="131.067201636" calcext:value-type="float">
            <text:p>131.067201636</text:p>
          </table:table-cell>
          <table:table-cell office:value-type="float" office:value="199.664455734" calcext:value-type="float">
            <text:p>199.66445573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1.065908508" calcext:value-type="float">
            <text:p>131.065908508</text:p>
          </table:table-cell>
          <table:table-cell office:value-type="float" office:value="1.37799593341E-015" calcext:value-type="float">
            <text:p>1.37799593341E-15</text:p>
          </table:table-cell>
          <table:table-cell office:value-type="float" office:value="131.065908508" calcext:value-type="float">
            <text:p>131.065908508</text:p>
          </table:table-cell>
          <table:table-cell office:value-type="float" office:value="203.739611242" calcext:value-type="float">
            <text:p>203.73961124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31.05992402" calcext:value-type="float">
            <text:p>131.05992402</text:p>
          </table:table-cell>
          <table:table-cell office:value-type="float" office:value="1.66400618305E-015" calcext:value-type="float">
            <text:p>1.66400618305E-15</text:p>
          </table:table-cell>
          <table:table-cell office:value-type="float" office:value="131.05992402" calcext:value-type="float">
            <text:p>131.05992402</text:p>
          </table:table-cell>
          <table:table-cell office:value-type="float" office:value="207.897940756" calcext:value-type="float">
            <text:p>207.89794075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12.141141857" calcext:value-type="float">
            <text:p>212.141141857</text:p>
          </table:table-cell>
          <table:table-cell office:value-type="float" office:value="2.47647571002E-015" calcext:value-type="float">
            <text:p>2.47647571002E-15</text:p>
          </table:table-cell>
          <table:table-cell table:number-columns-repeated="2" office:value-type="float" office:value="212.141141857" calcext:value-type="float">
            <text:p>212.14114185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12.285226966" calcext:value-type="float">
            <text:p>212.285226966</text:p>
          </table:table-cell>
          <table:table-cell office:value-type="float" office:value="1.7472429722E-015" calcext:value-type="float">
            <text:p>1.7472429722E-15</text:p>
          </table:table-cell>
          <table:table-cell office:value-type="float" office:value="212.285226966" calcext:value-type="float">
            <text:p>212.285226966</text:p>
          </table:table-cell>
          <table:table-cell office:value-type="float" office:value="216.470946777" calcext:value-type="float">
            <text:p>216.47094677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12.109809471" calcext:value-type="float">
            <text:p>212.109809471</text:p>
          </table:table-cell>
          <table:table-cell office:value-type="float" office:value="1.94645437934E-015" calcext:value-type="float">
            <text:p>1.94645437934E-15</text:p>
          </table:table-cell>
          <table:table-cell office:value-type="float" office:value="212.109809471" calcext:value-type="float">
            <text:p>212.109809471</text:p>
          </table:table-cell>
          <table:table-cell office:value-type="float" office:value="220.889123101" calcext:value-type="float">
            <text:p>220.88912310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11.992828492" calcext:value-type="float">
            <text:p>211.992828492</text:p>
          </table:table-cell>
          <table:table-cell office:value-type="float" office:value="9.17575920326E-016" calcext:value-type="float">
            <text:p>9.17575920326E-16</text:p>
          </table:table-cell>
          <table:table-cell office:value-type="float" office:value="211.992828492" calcext:value-type="float">
            <text:p>211.992828492</text:p>
          </table:table-cell>
          <table:table-cell office:value-type="float" office:value="225.397474492" calcext:value-type="float">
            <text:p>225.39747449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11.902343496" calcext:value-type="float">
            <text:p>211.902343496</text:p>
          </table:table-cell>
          <table:table-cell office:value-type="float" office:value="2.2961963329E-015" calcext:value-type="float">
            <text:p>2.2961963329E-15</text:p>
          </table:table-cell>
          <table:table-cell office:value-type="float" office:value="211.902343496" calcext:value-type="float">
            <text:p>211.902343496</text:p>
          </table:table-cell>
          <table:table-cell office:value-type="float" office:value="229.997841424" calcext:value-type="float">
            <text:p>229.99784142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11.827407138" calcext:value-type="float">
            <text:p>211.827407138</text:p>
          </table:table-cell>
          <table:table-cell office:value-type="float" office:value="2.07052770063E-015" calcext:value-type="float">
            <text:p>2.07052770063E-15</text:p>
          </table:table-cell>
          <table:table-cell office:value-type="float" office:value="211.827407138" calcext:value-type="float">
            <text:p>211.827407138</text:p>
          </table:table-cell>
          <table:table-cell office:value-type="float" office:value="234.692101937" calcext:value-type="float">
            <text:p>234.69210193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11.762835974" calcext:value-type="float">
            <text:p>211.762835974</text:p>
          </table:table-cell>
          <table:table-cell office:value-type="float" office:value="2.25004463931E-015" calcext:value-type="float">
            <text:p>2.25004463931E-15</text:p>
          </table:table-cell>
          <table:table-cell office:value-type="float" office:value="211.762835974" calcext:value-type="float">
            <text:p>211.762835974</text:p>
          </table:table-cell>
          <table:table-cell office:value-type="float" office:value="239.4821724" calcext:value-type="float">
            <text:p>239.482172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11.705739376" calcext:value-type="float">
            <text:p>211.705739376</text:p>
          </table:table-cell>
          <table:table-cell office:value-type="float" office:value="3.21130471122E-016" calcext:value-type="float">
            <text:p>3.21130471122E-16</text:p>
          </table:table-cell>
          <table:table-cell office:value-type="float" office:value="211.705739376" calcext:value-type="float">
            <text:p>211.705739376</text:p>
          </table:table-cell>
          <table:table-cell office:value-type="float" office:value="244.370008297" calcext:value-type="float">
            <text:p>244.37000829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11.6544389" calcext:value-type="float">
            <text:p>211.6544389</text:p>
          </table:table-cell>
          <table:table-cell office:value-type="float" office:value="2.24549266188E-015" calcext:value-type="float">
            <text:p>2.24549266188E-15</text:p>
          </table:table-cell>
          <table:table-cell office:value-type="float" office:value="211.6544389" calcext:value-type="float">
            <text:p>211.6544389</text:p>
          </table:table-cell>
          <table:table-cell office:value-type="float" office:value="249.357605021" calcext:value-type="float">
            <text:p>249.35760502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11.607496679" calcext:value-type="float">
            <text:p>211.607496679</text:p>
          </table:table-cell>
          <table:table-cell office:value-type="float" office:value="1.60168402563E-015" calcext:value-type="float">
            <text:p>1.60168402563E-15</text:p>
          </table:table-cell>
          <table:table-cell office:value-type="float" office:value="211.607496679" calcext:value-type="float">
            <text:p>211.607496679</text:p>
          </table:table-cell>
          <table:table-cell office:value-type="float" office:value="254.446998694" calcext:value-type="float">
            <text:p>254.4469986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11.564190227" calcext:value-type="float">
            <text:p>211.564190227</text:p>
          </table:table-cell>
          <table:table-cell office:value-type="float" office:value="3.90424996525E-015" calcext:value-type="float">
            <text:p>3.90424996525E-15</text:p>
          </table:table-cell>
          <table:table-cell office:value-type="float" office:value="211.564190227" calcext:value-type="float">
            <text:p>211.564190227</text:p>
          </table:table-cell>
          <table:table-cell office:value-type="float" office:value="259.640266992" calcext:value-type="float">
            <text:p>259.64026699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11.523903066" calcext:value-type="float">
            <text:p>211.523903066</text:p>
          </table:table-cell>
          <table:table-cell office:value-type="float" office:value="1.55953888749E-015" calcext:value-type="float">
            <text:p>1.55953888749E-15</text:p>
          </table:table-cell>
          <table:table-cell office:value-type="float" office:value="211.523903066" calcext:value-type="float">
            <text:p>211.523903066</text:p>
          </table:table-cell>
          <table:table-cell office:value-type="float" office:value="264.93953" calcext:value-type="float">
            <text:p>264.9395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11.486167781" calcext:value-type="float">
            <text:p>211.486167781</text:p>
          </table:table-cell>
          <table:table-cell office:value-type="float" office:value="1.850169565E-015" calcext:value-type="float">
            <text:p>1.850169565E-15</text:p>
          </table:table-cell>
          <table:table-cell office:value-type="float" office:value="211.486167781" calcext:value-type="float">
            <text:p>211.486167781</text:p>
          </table:table-cell>
          <table:table-cell office:value-type="float" office:value="270.346951071" calcext:value-type="float">
            <text:p>270.34695107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11.450623372" calcext:value-type="float">
            <text:p>211.450623372</text:p>
          </table:table-cell>
          <table:table-cell office:value-type="float" office:value="3.23401645622E-015" calcext:value-type="float">
            <text:p>3.23401645622E-15</text:p>
          </table:table-cell>
          <table:table-cell office:value-type="float" office:value="211.450623372" calcext:value-type="float">
            <text:p>211.450623372</text:p>
          </table:table-cell>
          <table:table-cell office:value-type="float" office:value="275.864737713" calcext:value-type="float">
            <text:p>275.864737713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11.418906776" calcext:value-type="float">
            <text:p>211.418906776</text:p>
          </table:table-cell>
          <table:table-cell office:value-type="float" office:value="1.77905629744E-015" calcext:value-type="float">
            <text:p>1.77905629744E-15</text:p>
          </table:table-cell>
          <table:table-cell office:value-type="float" office:value="211.418906776" calcext:value-type="float">
            <text:p>211.418906776</text:p>
          </table:table-cell>
          <table:table-cell office:value-type="float" office:value="281.49514249" calcext:value-type="float">
            <text:p>281.4951424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1.386915191" calcext:value-type="float">
            <text:p>211.386915191</text:p>
          </table:table-cell>
          <table:table-cell office:value-type="float" office:value="2.48529274237E-015" calcext:value-type="float">
            <text:p>2.48529274237E-15</text:p>
          </table:table-cell>
          <table:table-cell office:value-type="float" office:value="211.386915191" calcext:value-type="float">
            <text:p>211.386915191</text:p>
          </table:table-cell>
          <table:table-cell office:value-type="float" office:value="287.240463941" calcext:value-type="float">
            <text:p>287.2404639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11.37792376" calcext:value-type="float">
            <text:p>211.37792376</text:p>
          </table:table-cell>
          <table:table-cell office:value-type="float" office:value="4.67162749119E-015" calcext:value-type="float">
            <text:p>4.67162749119E-15</text:p>
          </table:table-cell>
          <table:table-cell office:value-type="float" office:value="211.37792376" calcext:value-type="float">
            <text:p>211.37792376</text:p>
          </table:table-cell>
          <table:table-cell office:value-type="float" office:value="293.103047517" calcext:value-type="float">
            <text:p>293.10304751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11.336832484" calcext:value-type="float">
            <text:p>211.336832484</text:p>
          </table:table-cell>
          <table:table-cell office:value-type="float" office:value="2.10385022984E-015" calcext:value-type="float">
            <text:p>2.10385022984E-15</text:p>
          </table:table-cell>
          <table:table-cell office:value-type="float" office:value="211.336832484" calcext:value-type="float">
            <text:p>211.336832484</text:p>
          </table:table-cell>
          <table:table-cell office:value-type="float" office:value="299.08528654" calcext:value-type="float">
            <text:p>299.0852865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13.919448681" calcext:value-type="float">
            <text:p>213.919448681</text:p>
          </table:table-cell>
          <table:table-cell office:value-type="float" office:value="-2.07940383614E-015" calcext:value-type="float">
            <text:p>-2.07940383614E-15</text:p>
          </table:table-cell>
          <table:table-cell office:value-type="float" office:value="213.919448681" calcext:value-type="float">
            <text:p>213.919448681</text:p>
          </table:table-cell>
          <table:table-cell office:value-type="float" office:value="305.18962318" calcext:value-type="float">
            <text:p>305.1896231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10.790733638" calcext:value-type="float">
            <text:p>210.790733638</text:p>
          </table:table-cell>
          <table:table-cell office:value-type="float" office:value="1.0814034587E-015" calcext:value-type="float">
            <text:p>1.0814034587E-15</text:p>
          </table:table-cell>
          <table:table-cell office:value-type="float" office:value="210.790733638" calcext:value-type="float">
            <text:p>210.790733638</text:p>
          </table:table-cell>
          <table:table-cell office:value-type="float" office:value="311.418549452" calcext:value-type="float">
            <text:p>311.41854945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10.453248373" calcext:value-type="float">
            <text:p>210.453248373</text:p>
          </table:table-cell>
          <table:table-cell office:value-type="float" office:value="4.24070224162E-016" calcext:value-type="float">
            <text:p>4.24070224162E-16</text:p>
          </table:table-cell>
          <table:table-cell office:value-type="float" office:value="210.453248373" calcext:value-type="float">
            <text:p>210.453248373</text:p>
          </table:table-cell>
          <table:table-cell office:value-type="float" office:value="317.774608234" calcext:value-type="float">
            <text:p>317.77460823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10.200141311" calcext:value-type="float">
            <text:p>210.200141311</text:p>
          </table:table-cell>
          <table:table-cell office:value-type="float" office:value="-3.36116989772E-016" calcext:value-type="float">
            <text:p>-3.36116989772E-16</text:p>
          </table:table-cell>
          <table:table-cell office:value-type="float" office:value="210.200141311" calcext:value-type="float">
            <text:p>210.200141311</text:p>
          </table:table-cell>
          <table:table-cell office:value-type="float" office:value="324.260394301" calcext:value-type="float">
            <text:p>324.26039430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09.993438315" calcext:value-type="float">
            <text:p>209.993438315</text:p>
          </table:table-cell>
          <table:table-cell office:value-type="float" office:value="-4.44830933795E-015" calcext:value-type="float">
            <text:p>-4.44830933795E-15</text:p>
          </table:table-cell>
          <table:table-cell office:value-type="float" office:value="209.993438315" calcext:value-type="float">
            <text:p>209.993438315</text:p>
          </table:table-cell>
          <table:table-cell office:value-type="float" office:value="330.878555391" calcext:value-type="float">
            <text:p>330.87855539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9.816496034" calcext:value-type="float">
            <text:p>209.816496034</text:p>
          </table:table-cell>
          <table:table-cell office:value-type="float" office:value="-1.10529570072E-015" calcext:value-type="float">
            <text:p>-1.10529570072E-15</text:p>
          </table:table-cell>
          <table:table-cell office:value-type="float" office:value="209.816496034" calcext:value-type="float">
            <text:p>209.816496034</text:p>
          </table:table-cell>
          <table:table-cell office:value-type="float" office:value="337.63179328" calcext:value-type="float">
            <text:p>337.6317932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09.660460623" calcext:value-type="float">
            <text:p>209.660460623</text:p>
          </table:table-cell>
          <table:table-cell office:value-type="float" office:value="1.20451772144E-015" calcext:value-type="float">
            <text:p>1.20451772144E-15</text:p>
          </table:table-cell>
          <table:table-cell office:value-type="float" office:value="209.660460623" calcext:value-type="float">
            <text:p>209.660460623</text:p>
          </table:table-cell>
          <table:table-cell office:value-type="float" office:value="344.522864889" calcext:value-type="float">
            <text:p>344.52286488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09.519931931" calcext:value-type="float">
            <text:p>209.519931931</text:p>
          </table:table-cell>
          <table:table-cell office:value-type="float" office:value="-2.40179566402E-015" calcext:value-type="float">
            <text:p>-2.40179566402E-15</text:p>
          </table:table-cell>
          <table:table-cell office:value-type="float" office:value="209.519931931" calcext:value-type="float">
            <text:p>209.519931931</text:p>
          </table:table-cell>
          <table:table-cell office:value-type="float" office:value="351.554583406" calcext:value-type="float">
            <text:p>351.55458340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09.391442393" calcext:value-type="float">
            <text:p>209.391442393</text:p>
          </table:table-cell>
          <table:table-cell office:value-type="float" office:value="2.1332506623E-015" calcext:value-type="float">
            <text:p>2.1332506623E-15</text:p>
          </table:table-cell>
          <table:table-cell office:value-type="float" office:value="209.391442393" calcext:value-type="float">
            <text:p>209.391442393</text:p>
          </table:table-cell>
          <table:table-cell office:value-type="float" office:value="358.729819437" calcext:value-type="float">
            <text:p>358.72981943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09.272639647" calcext:value-type="float">
            <text:p>209.272639647</text:p>
          </table:table-cell>
          <table:table-cell office:value-type="float" office:value="-1.16228471224E-016" calcext:value-type="float">
            <text:p>-1.16228471224E-16</text:p>
          </table:table-cell>
          <table:table-cell office:value-type="float" office:value="209.272639647" calcext:value-type="float">
            <text:p>209.272639647</text:p>
          </table:table-cell>
          <table:table-cell office:value-type="float" office:value="366.051502179" calcext:value-type="float">
            <text:p>366.05150217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09.161815888" calcext:value-type="float">
            <text:p>209.161815888</text:p>
          </table:table-cell>
          <table:table-cell office:value-type="float" office:value="1.36440031762E-016" calcext:value-type="float">
            <text:p>1.36440031762E-16</text:p>
          </table:table-cell>
          <table:table-cell office:value-type="float" office:value="209.161815888" calcext:value-type="float">
            <text:p>209.161815888</text:p>
          </table:table-cell>
          <table:table-cell office:value-type="float" office:value="373.522620611" calcext:value-type="float">
            <text:p>373.52262061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09.057678508" calcext:value-type="float">
            <text:p>209.057678508</text:p>
          </table:table-cell>
          <table:table-cell office:value-type="float" office:value="3.88323181954E-016" calcext:value-type="float">
            <text:p>3.88323181954E-16</text:p>
          </table:table-cell>
          <table:table-cell office:value-type="float" office:value="209.057678508" calcext:value-type="float">
            <text:p>209.057678508</text:p>
          </table:table-cell>
          <table:table-cell office:value-type="float" office:value="381.146224719" calcext:value-type="float">
            <text:p>381.1462247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83.047992787" calcext:value-type="float">
            <text:p>383.047992787</text:p>
          </table:table-cell>
          <table:table-cell office:value-type="float" office:value="8.15915261375E-015" calcext:value-type="float">
            <text:p>8.15915261375E-15</text:p>
          </table:table-cell>
          <table:table-cell office:value-type="float" office:value="383.047992787" calcext:value-type="float">
            <text:p>383.047992787</text:p>
          </table:table-cell>
          <table:table-cell office:value-type="float" office:value="388.925426737" calcext:value-type="float">
            <text:p>388.92542673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82.961531815" calcext:value-type="float">
            <text:p>382.961531815</text:p>
          </table:table-cell>
          <table:table-cell office:value-type="float" office:value="2.92027737028E-015" calcext:value-type="float">
            <text:p>2.92027737028E-15</text:p>
          </table:table-cell>
          <table:table-cell office:value-type="float" office:value="382.961531815" calcext:value-type="float">
            <text:p>382.961531815</text:p>
          </table:table-cell>
          <table:table-cell office:value-type="float" office:value="396.863402424" calcext:value-type="float">
            <text:p>396.86340242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82.877386165" calcext:value-type="float">
            <text:p>382.877386165</text:p>
          </table:table-cell>
          <table:table-cell office:value-type="float" office:value="6.01648051604E-015" calcext:value-type="float">
            <text:p>6.01648051604E-15</text:p>
          </table:table-cell>
          <table:table-cell office:value-type="float" office:value="382.877386165" calcext:value-type="float">
            <text:p>382.877386165</text:p>
          </table:table-cell>
          <table:table-cell office:value-type="float" office:value="404.963392352" calcext:value-type="float">
            <text:p>404.96339235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382.795569353" calcext:value-type="float">
            <text:p>382.795569353</text:p>
          </table:table-cell>
          <table:table-cell office:value-type="float" office:value="1.3467029941E-015" calcext:value-type="float">
            <text:p>1.3467029941E-15</text:p>
          </table:table-cell>
          <table:table-cell office:value-type="float" office:value="382.795569353" calcext:value-type="float">
            <text:p>382.795569353</text:p>
          </table:table-cell>
          <table:table-cell office:value-type="float" office:value="413.228703235" calcext:value-type="float">
            <text:p>413.22870323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82.715689298" calcext:value-type="float">
            <text:p>382.715689298</text:p>
          </table:table-cell>
          <table:table-cell office:value-type="float" office:value="-5.70780094563E-017" calcext:value-type="float">
            <text:p>-5.70780094563E-17</text:p>
          </table:table-cell>
          <table:table-cell office:value-type="float" office:value="382.715689298" calcext:value-type="float">
            <text:p>382.715689298</text:p>
          </table:table-cell>
          <table:table-cell office:value-type="float" office:value="421.662709278" calcext:value-type="float">
            <text:p>421.66270927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382.637540158" calcext:value-type="float">
            <text:p>382.637540158</text:p>
          </table:table-cell>
          <table:table-cell office:value-type="float" office:value="0.0000000000000111829539002" calcext:value-type="float">
            <text:p>1.11829539002E-14</text:p>
          </table:table-cell>
          <table:table-cell office:value-type="float" office:value="382.637540158" calcext:value-type="float">
            <text:p>382.637540158</text:p>
          </table:table-cell>
          <table:table-cell office:value-type="float" office:value="430.268853552" calcext:value-type="float">
            <text:p>430.26885355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82.56094715" calcext:value-type="float">
            <text:p>382.56094715</text:p>
          </table:table-cell>
          <table:table-cell office:value-type="float" office:value="0.000000000000012650886181" calcext:value-type="float">
            <text:p>1.2650886181E-14</text:p>
          </table:table-cell>
          <table:table-cell office:value-type="float" office:value="382.56094715" calcext:value-type="float">
            <text:p>382.56094715</text:p>
          </table:table-cell>
          <table:table-cell office:value-type="float" office:value="439.050649401" calcext:value-type="float">
            <text:p>439.05064940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82.485796621" calcext:value-type="float">
            <text:p>382.485796621</text:p>
          </table:table-cell>
          <table:table-cell office:value-type="float" office:value="8.95746553948E-016" calcext:value-type="float">
            <text:p>8.95746553948E-16</text:p>
          </table:table-cell>
          <table:table-cell office:value-type="float" office:value="382.485796621" calcext:value-type="float">
            <text:p>382.485796621</text:p>
          </table:table-cell>
          <table:table-cell office:value-type="float" office:value="448.011681878" calcext:value-type="float">
            <text:p>448.011681878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82.411977306" calcext:value-type="float">
            <text:p>382.411977306</text:p>
          </table:table-cell>
          <table:table-cell office:value-type="float" office:value="5.70005292082E-015" calcext:value-type="float">
            <text:p>5.70005292082E-15</text:p>
          </table:table-cell>
          <table:table-cell office:value-type="float" office:value="382.411977306" calcext:value-type="float">
            <text:p>382.411977306</text:p>
          </table:table-cell>
          <table:table-cell office:value-type="float" office:value="457.155609206" calcext:value-type="float">
            <text:p>457.15560920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82.339429895" calcext:value-type="float">
            <text:p>382.339429895</text:p>
          </table:table-cell>
          <table:table-cell office:value-type="float" office:value="4.68529056631E-015" calcext:value-type="float">
            <text:p>4.68529056631E-15</text:p>
          </table:table-cell>
          <table:table-cell office:value-type="float" office:value="382.339429895" calcext:value-type="float">
            <text:p>382.339429895</text:p>
          </table:table-cell>
          <table:table-cell office:value-type="float" office:value="466.486164272" calcext:value-type="float">
            <text:p>466.48616427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82.268089907" calcext:value-type="float">
            <text:p>382.268089907</text:p>
          </table:table-cell>
          <table:table-cell office:value-type="float" office:value="4.49098908892E-015" calcext:value-type="float">
            <text:p>4.49098908892E-15</text:p>
          </table:table-cell>
          <table:table-cell office:value-type="float" office:value="382.268089907" calcext:value-type="float">
            <text:p>382.268089907</text:p>
          </table:table-cell>
          <table:table-cell office:value-type="float" office:value="476.007156152" calcext:value-type="float">
            <text:p>476.00715615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82.19792117" calcext:value-type="float">
            <text:p>382.19792117</text:p>
          </table:table-cell>
          <table:table-cell office:value-type="float" office:value="7.60190739892E-015" calcext:value-type="float">
            <text:p>7.60190739892E-15</text:p>
          </table:table-cell>
          <table:table-cell office:value-type="float" office:value="382.19792117" calcext:value-type="float">
            <text:p>382.19792117</text:p>
          </table:table-cell>
          <table:table-cell office:value-type="float" office:value="485.722471666" calcext:value-type="float">
            <text:p>485.722471666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82.128797633" calcext:value-type="float">
            <text:p>382.128797633</text:p>
          </table:table-cell>
          <table:table-cell office:value-type="float" office:value="2.50357518131E-015" calcext:value-type="float">
            <text:p>2.50357518131E-15</text:p>
          </table:table-cell>
          <table:table-cell office:value-type="float" office:value="382.128797633" calcext:value-type="float">
            <text:p>382.128797633</text:p>
          </table:table-cell>
          <table:table-cell office:value-type="float" office:value="495.636076963" calcext:value-type="float">
            <text:p>495.636076963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82.06070467" calcext:value-type="float">
            <text:p>382.06070467</text:p>
          </table:table-cell>
          <table:table-cell office:value-type="float" office:value="3.72615334133E-015" calcext:value-type="float">
            <text:p>3.72615334133E-15</text:p>
          </table:table-cell>
          <table:table-cell office:value-type="float" office:value="382.06070467" calcext:value-type="float">
            <text:p>382.06070467</text:p>
          </table:table-cell>
          <table:table-cell office:value-type="float" office:value="505.752019141" calcext:value-type="float">
            <text:p>505.75201914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81.993586545" calcext:value-type="float">
            <text:p>381.993586545</text:p>
          </table:table-cell>
          <table:table-cell office:value-type="float" office:value="7.77649582258E-015" calcext:value-type="float">
            <text:p>7.77649582258E-15</text:p>
          </table:table-cell>
          <table:table-cell office:value-type="float" office:value="381.993586545" calcext:value-type="float">
            <text:p>381.993586545</text:p>
          </table:table-cell>
          <table:table-cell office:value-type="float" office:value="516.074427899" calcext:value-type="float">
            <text:p>516.07442789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81.927806464" calcext:value-type="float">
            <text:p>381.927806464</text:p>
          </table:table-cell>
          <table:table-cell office:value-type="float" office:value="5.30736408824E-015" calcext:value-type="float">
            <text:p>5.30736408824E-15</text:p>
          </table:table-cell>
          <table:table-cell office:value-type="float" office:value="381.927806464" calcext:value-type="float">
            <text:p>381.927806464</text:p>
          </table:table-cell>
          <table:table-cell office:value-type="float" office:value="526.607517226" calcext:value-type="float">
            <text:p>526.60751722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81.862559799" calcext:value-type="float">
            <text:p>381.862559799</text:p>
          </table:table-cell>
          <table:table-cell office:value-type="float" office:value="-1.51203650483E-015" calcext:value-type="float">
            <text:p>-1.51203650483E-15</text:p>
          </table:table-cell>
          <table:table-cell office:value-type="float" office:value="381.862559799" calcext:value-type="float">
            <text:p>381.862559799</text:p>
          </table:table-cell>
          <table:table-cell office:value-type="float" office:value="537.355587114" calcext:value-type="float">
            <text:p>537.35558711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381.798162817" calcext:value-type="float">
            <text:p>381.798162817</text:p>
          </table:table-cell>
          <table:table-cell office:value-type="float" office:value="2.47515797449E-015" calcext:value-type="float">
            <text:p>2.47515797449E-15</text:p>
          </table:table-cell>
          <table:table-cell office:value-type="float" office:value="381.798162817" calcext:value-type="float">
            <text:p>381.798162817</text:p>
          </table:table-cell>
          <table:table-cell office:value-type="float" office:value="548.323025323" calcext:value-type="float">
            <text:p>548.32302532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81.734592917" calcext:value-type="float">
            <text:p>381.734592917</text:p>
          </table:table-cell>
          <table:table-cell office:value-type="float" office:value="2.84327562141E-015" calcext:value-type="float">
            <text:p>2.84327562141E-15</text:p>
          </table:table-cell>
          <table:table-cell office:value-type="float" office:value="381.734592917" calcext:value-type="float">
            <text:p>381.734592917</text:p>
          </table:table-cell>
          <table:table-cell office:value-type="float" office:value="559.514309164" calcext:value-type="float">
            <text:p>559.51430916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381.678719248" calcext:value-type="float">
            <text:p>381.678719248</text:p>
          </table:table-cell>
          <table:table-cell office:value-type="float" office:value="2.98483840736E-015" calcext:value-type="float">
            <text:p>2.98483840736E-15</text:p>
          </table:table-cell>
          <table:table-cell office:value-type="float" office:value="381.678719248" calcext:value-type="float">
            <text:p>381.678719248</text:p>
          </table:table-cell>
          <table:table-cell office:value-type="float" office:value="570.934007329" calcext:value-type="float">
            <text:p>570.934007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.217487401" calcext:value-type="float">
            <text:p>228.217487401</text:p>
          </table:table-cell>
          <table:table-cell office:value-type="float" office:value="-1.20913019981E-015" calcext:value-type="float">
            <text:p>-1.20913019981E-15</text:p>
          </table:table-cell>
          <table:table-cell office:value-type="float" office:value="228.217487401" calcext:value-type="float">
            <text:p>228.217487401</text:p>
          </table:table-cell>
          <table:table-cell office:value-type="float" office:value="582.586781762" calcext:value-type="float">
            <text:p>582.58678176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28.141799003" calcext:value-type="float">
            <text:p>228.141799003</text:p>
          </table:table-cell>
          <table:table-cell office:value-type="float" office:value="3.34863541722E-016" calcext:value-type="float">
            <text:p>3.34863541722E-16</text:p>
          </table:table-cell>
          <table:table-cell office:value-type="float" office:value="228.141799003" calcext:value-type="float">
            <text:p>228.141799003</text:p>
          </table:table-cell>
          <table:table-cell office:value-type="float" office:value="594.477389552" calcext:value-type="float">
            <text:p>594.47738955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27.989485321" calcext:value-type="float">
            <text:p>227.989485321</text:p>
          </table:table-cell>
          <table:table-cell office:value-type="float" office:value="3.70516311247E-015" calcext:value-type="float">
            <text:p>3.70516311247E-15</text:p>
          </table:table-cell>
          <table:table-cell office:value-type="float" office:value="227.989485321" calcext:value-type="float">
            <text:p>227.989485321</text:p>
          </table:table-cell>
          <table:table-cell office:value-type="float" office:value="606.610684883" calcext:value-type="float">
            <text:p>606.61068488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27.972670205" calcext:value-type="float">
            <text:p>227.972670205</text:p>
          </table:table-cell>
          <table:table-cell office:value-type="float" office:value="2.55045096834E-015" calcext:value-type="float">
            <text:p>2.55045096834E-15</text:p>
          </table:table-cell>
          <table:table-cell office:value-type="float" office:value="227.972670205" calcext:value-type="float">
            <text:p>227.972670205</text:p>
          </table:table-cell>
          <table:table-cell office:value-type="float" office:value="618.991621013" calcext:value-type="float">
            <text:p>618.99162101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27.95867477" calcext:value-type="float">
            <text:p>227.95867477</text:p>
          </table:table-cell>
          <table:table-cell office:value-type="float" office:value="1.37807417474E-015" calcext:value-type="float">
            <text:p>1.37807417474E-15</text:p>
          </table:table-cell>
          <table:table-cell office:value-type="float" office:value="227.95867477" calcext:value-type="float">
            <text:p>227.95867477</text:p>
          </table:table-cell>
          <table:table-cell office:value-type="float" office:value="631.625252296" calcext:value-type="float">
            <text:p>631.62525229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27.946306356" calcext:value-type="float">
            <text:p>227.946306356</text:p>
          </table:table-cell>
          <table:table-cell office:value-type="float" office:value="2.68727292511E-015" calcext:value-type="float">
            <text:p>2.68727292511E-15</text:p>
          </table:table-cell>
          <table:table-cell office:value-type="float" office:value="227.946306356" calcext:value-type="float">
            <text:p>227.946306356</text:p>
          </table:table-cell>
          <table:table-cell office:value-type="float" office:value="644.516736244" calcext:value-type="float">
            <text:p>644.5167362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27.935051699" calcext:value-type="float">
            <text:p>227.935051699</text:p>
          </table:table-cell>
          <table:table-cell office:value-type="float" office:value="4.97745160305E-015" calcext:value-type="float">
            <text:p>4.97745160305E-15</text:p>
          </table:table-cell>
          <table:table-cell office:value-type="float" office:value="227.935051699" calcext:value-type="float">
            <text:p>227.935051699</text:p>
          </table:table-cell>
          <table:table-cell office:value-type="float" office:value="657.671335635" calcext:value-type="float">
            <text:p>657.67133563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27.924627292" calcext:value-type="float">
            <text:p>227.924627292</text:p>
          </table:table-cell>
          <table:table-cell office:value-type="float" office:value="1.39876731521E-015" calcext:value-type="float">
            <text:p>1.39876731521E-15</text:p>
          </table:table-cell>
          <table:table-cell office:value-type="float" office:value="227.924627292" calcext:value-type="float">
            <text:p>227.924627292</text:p>
          </table:table-cell>
          <table:table-cell office:value-type="float" office:value="671.094420662" calcext:value-type="float">
            <text:p>671.09442066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27.914928527" calcext:value-type="float">
            <text:p>227.914928527</text:p>
          </table:table-cell>
          <table:table-cell office:value-type="float" office:value="7.6382996558E-016" calcext:value-type="float">
            <text:p>7.6382996558E-16</text:p>
          </table:table-cell>
          <table:table-cell office:value-type="float" office:value="227.914928527" calcext:value-type="float">
            <text:p>227.914928527</text:p>
          </table:table-cell>
          <table:table-cell office:value-type="float" office:value="684.79147112" calcext:value-type="float">
            <text:p>684.7914711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27.905628805" calcext:value-type="float">
            <text:p>227.905628805</text:p>
          </table:table-cell>
          <table:table-cell office:value-type="float" office:value="1.6112976702E-015" calcext:value-type="float">
            <text:p>1.6112976702E-15</text:p>
          </table:table-cell>
          <table:table-cell office:value-type="float" office:value="227.905628805" calcext:value-type="float">
            <text:p>227.905628805</text:p>
          </table:table-cell>
          <table:table-cell office:value-type="float" office:value="698.768078651" calcext:value-type="float">
            <text:p>698.76807865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27.896791005" calcext:value-type="float">
            <text:p>227.896791005</text:p>
          </table:table-cell>
          <table:table-cell office:value-type="float" office:value="3.74201295113E-015" calcext:value-type="float">
            <text:p>3.74201295113E-15</text:p>
          </table:table-cell>
          <table:table-cell office:value-type="float" office:value="227.896791005" calcext:value-type="float">
            <text:p>227.896791005</text:p>
          </table:table-cell>
          <table:table-cell office:value-type="float" office:value="713.029949018" calcext:value-type="float">
            <text:p>713.029949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27.888350009" calcext:value-type="float">
            <text:p>227.888350009</text:p>
          </table:table-cell>
          <table:table-cell office:value-type="float" office:value="7.22830793338E-016" calcext:value-type="float">
            <text:p>7.22830793338E-16</text:p>
          </table:table-cell>
          <table:table-cell office:value-type="float" office:value="227.888350009" calcext:value-type="float">
            <text:p>227.888350009</text:p>
          </table:table-cell>
          <table:table-cell office:value-type="float" office:value="727.582904444" calcext:value-type="float">
            <text:p>727.58290444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27.880228211" calcext:value-type="float">
            <text:p>227.880228211</text:p>
          </table:table-cell>
          <table:table-cell office:value-type="float" office:value="2.13643532691E-015" calcext:value-type="float">
            <text:p>2.13643532691E-15</text:p>
          </table:table-cell>
          <table:table-cell office:value-type="float" office:value="227.880228211" calcext:value-type="float">
            <text:p>227.880228211</text:p>
          </table:table-cell>
          <table:table-cell office:value-type="float" office:value="742.432885978" calcext:value-type="float">
            <text:p>742.43288597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27.872385259" calcext:value-type="float">
            <text:p>227.872385259</text:p>
          </table:table-cell>
          <table:table-cell office:value-type="float" office:value="3.02041555391E-015" calcext:value-type="float">
            <text:p>3.02041555391E-15</text:p>
          </table:table-cell>
          <table:table-cell office:value-type="float" office:value="227.872385259" calcext:value-type="float">
            <text:p>227.872385259</text:p>
          </table:table-cell>
          <table:table-cell office:value-type="float" office:value="757.585955931" calcext:value-type="float">
            <text:p>757.58595593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27.864888511" calcext:value-type="float">
            <text:p>227.864888511</text:p>
          </table:table-cell>
          <table:table-cell office:value-type="float" office:value="2.62765136988E-015" calcext:value-type="float">
            <text:p>2.62765136988E-15</text:p>
          </table:table-cell>
          <table:table-cell office:value-type="float" office:value="227.864888511" calcext:value-type="float">
            <text:p>227.864888511</text:p>
          </table:table-cell>
          <table:table-cell office:value-type="float" office:value="773.048300343" calcext:value-type="float">
            <text:p>773.048300343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27.857511989" calcext:value-type="float">
            <text:p>227.857511989</text:p>
          </table:table-cell>
          <table:table-cell office:value-type="float" office:value="1.33007435581E-015" calcext:value-type="float">
            <text:p>1.33007435581E-15</text:p>
          </table:table-cell>
          <table:table-cell office:value-type="float" office:value="227.857511989" calcext:value-type="float">
            <text:p>227.857511989</text:p>
          </table:table-cell>
          <table:table-cell office:value-type="float" office:value="788.826231511" calcext:value-type="float">
            <text:p>788.82623151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27.851827378" calcext:value-type="float">
            <text:p>227.851827378</text:p>
          </table:table-cell>
          <table:table-cell office:value-type="float" office:value="2.04387171405E-015" calcext:value-type="float">
            <text:p>2.04387171405E-15</text:p>
          </table:table-cell>
          <table:table-cell office:value-type="float" office:value="227.851827378" calcext:value-type="float">
            <text:p>227.851827378</text:p>
          </table:table-cell>
          <table:table-cell office:value-type="float" office:value="804.926190568" calcext:value-type="float">
            <text:p>804.92619056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27.845019292" calcext:value-type="float">
            <text:p>227.845019292</text:p>
          </table:table-cell>
          <table:table-cell office:value-type="float" office:value="3.10080101275E-015" calcext:value-type="float">
            <text:p>3.10080101275E-15</text:p>
          </table:table-cell>
          <table:table-cell office:value-type="float" office:value="227.845019292" calcext:value-type="float">
            <text:p>227.845019292</text:p>
          </table:table-cell>
          <table:table-cell office:value-type="float" office:value="821.354750109" calcext:value-type="float">
            <text:p>821.35475010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28.113691579" calcext:value-type="float">
            <text:p>228.113691579</text:p>
          </table:table-cell>
          <table:table-cell office:value-type="float" office:value="1.49609474823E-015" calcext:value-type="float">
            <text:p>1.49609474823E-15</text:p>
          </table:table-cell>
          <table:table-cell office:value-type="float" office:value="228.113691579" calcext:value-type="float">
            <text:p>228.113691579</text:p>
          </table:table-cell>
          <table:table-cell office:value-type="float" office:value="838.118616877" calcext:value-type="float">
            <text:p>838.118616877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27.782965923" calcext:value-type="float">
            <text:p>227.782965923</text:p>
          </table:table-cell>
          <table:table-cell office:value-type="float" office:value="2.30337491681E-015" calcext:value-type="float">
            <text:p>2.30337491681E-15</text:p>
          </table:table-cell>
          <table:table-cell office:value-type="float" office:value="227.782965923" calcext:value-type="float">
            <text:p>227.782965923</text:p>
          </table:table-cell>
          <table:table-cell office:value-type="float" office:value="855.224634498" calcext:value-type="float">
            <text:p>855.22463449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27.69536603" calcext:value-type="float">
            <text:p>227.69536603</text:p>
          </table:table-cell>
          <table:table-cell office:value-type="float" office:value="3.51953177056E-016" calcext:value-type="float">
            <text:p>3.51953177056E-16</text:p>
          </table:table-cell>
          <table:table-cell office:value-type="float" office:value="227.69536603" calcext:value-type="float">
            <text:p>227.69536603</text:p>
          </table:table-cell>
          <table:table-cell office:value-type="float" office:value="872.679786279" calcext:value-type="float">
            <text:p>872.67978627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27.5201701" calcext:value-type="float">
            <text:p>227.5201701</text:p>
          </table:table-cell>
          <table:table-cell office:value-type="float" office:value="1.56897170318E-015" calcext:value-type="float">
            <text:p>1.56897170318E-15</text:p>
          </table:table-cell>
          <table:table-cell office:value-type="float" office:value="227.5201701" calcext:value-type="float">
            <text:p>227.5201701</text:p>
          </table:table-cell>
          <table:table-cell office:value-type="float" office:value="890.491198055" calcext:value-type="float">
            <text:p>890.49119805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27.419222692" calcext:value-type="float">
            <text:p>227.419222692</text:p>
          </table:table-cell>
          <table:table-cell office:value-type="float" office:value="-1.49603210605E-015" calcext:value-type="float">
            <text:p>-1.49603210605E-15</text:p>
          </table:table-cell>
          <table:table-cell office:value-type="float" office:value="227.419222692" calcext:value-type="float">
            <text:p>227.419222692</text:p>
          </table:table-cell>
          <table:table-cell office:value-type="float" office:value="908.666141099" calcext:value-type="float">
            <text:p>908.66614109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27.325039227" calcext:value-type="float">
            <text:p>227.325039227</text:p>
          </table:table-cell>
          <table:table-cell office:value-type="float" office:value="1.19119838559E-015" calcext:value-type="float">
            <text:p>1.19119838559E-15</text:p>
          </table:table-cell>
          <table:table-cell office:value-type="float" office:value="227.325039227" calcext:value-type="float">
            <text:p>227.325039227</text:p>
          </table:table-cell>
          <table:table-cell office:value-type="float" office:value="927.212035091" calcext:value-type="float">
            <text:p>927.2120350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27.236038826" calcext:value-type="float">
            <text:p>227.236038826</text:p>
          </table:table-cell>
          <table:table-cell office:value-type="float" office:value="1.29918682514E-015" calcext:value-type="float">
            <text:p>1.29918682514E-15</text:p>
          </table:table-cell>
          <table:table-cell office:value-type="float" office:value="227.236038826" calcext:value-type="float">
            <text:p>227.236038826</text:p>
          </table:table-cell>
          <table:table-cell office:value-type="float" office:value="946.136451149" calcext:value-type="float">
            <text:p>946.13645114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27.151247458" calcext:value-type="float">
            <text:p>227.151247458</text:p>
          </table:table-cell>
          <table:table-cell office:value-type="float" office:value="-2.62477804167E-017" calcext:value-type="float">
            <text:p>-2.62477804167E-17</text:p>
          </table:table-cell>
          <table:table-cell office:value-type="float" office:value="227.151247458" calcext:value-type="float">
            <text:p>227.151247458</text:p>
          </table:table-cell>
          <table:table-cell office:value-type="float" office:value="965.447114913" calcext:value-type="float">
            <text:p>965.44711491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27.070021204" calcext:value-type="float">
            <text:p>227.070021204</text:p>
          </table:table-cell>
          <table:table-cell office:value-type="float" office:value="-3.78515840059E-016" calcext:value-type="float">
            <text:p>-3.78515840059E-16</text:p>
          </table:table-cell>
          <table:table-cell office:value-type="float" office:value="227.070021204" calcext:value-type="float">
            <text:p>227.070021204</text:p>
          </table:table-cell>
          <table:table-cell office:value-type="float" office:value="985.15190971" calcext:value-type="float">
            <text:p>985.1519097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26.991891275" calcext:value-type="float">
            <text:p>226.991891275</text:p>
          </table:table-cell>
          <table:table-cell office:value-type="float" office:value="-1.67591511188E-015" calcext:value-type="float">
            <text:p>-1.67591511188E-15</text:p>
          </table:table-cell>
          <table:table-cell office:value-type="float" office:value="226.991891275" calcext:value-type="float">
            <text:p>226.991891275</text:p>
          </table:table-cell>
          <table:table-cell office:value-type="float" office:value="1005.25887976" calcext:value-type="float">
            <text:p>1005.2588797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26.916484206" calcext:value-type="float">
            <text:p>226.916484206</text:p>
          </table:table-cell>
          <table:table-cell office:value-type="float" office:value="2.74777920493E-015" calcext:value-type="float">
            <text:p>2.74777920493E-15</text:p>
          </table:table-cell>
          <table:table-cell office:value-type="float" office:value="226.916484206" calcext:value-type="float">
            <text:p>226.916484206</text:p>
          </table:table-cell>
          <table:table-cell office:value-type="float" office:value="1025.77623347" calcext:value-type="float">
            <text:p>1025.77623347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26.843535992" calcext:value-type="float">
            <text:p>226.843535992</text:p>
          </table:table-cell>
          <table:table-cell office:value-type="float" office:value="5.81237530092E-016" calcext:value-type="float">
            <text:p>5.81237530092E-16</text:p>
          </table:table-cell>
          <table:table-cell office:value-type="float" office:value="226.843535992" calcext:value-type="float">
            <text:p>226.843535992</text:p>
          </table:table-cell>
          <table:table-cell office:value-type="float" office:value="1046.71234677" calcext:value-type="float">
            <text:p>1046.712346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26.772788649" calcext:value-type="float">
            <text:p>226.772788649</text:p>
          </table:table-cell>
          <table:table-cell office:value-type="float" office:value="-4.62471164213E-016" calcext:value-type="float">
            <text:p>-4.62471164213E-16</text:p>
          </table:table-cell>
          <table:table-cell office:value-type="float" office:value="226.772788649" calcext:value-type="float">
            <text:p>226.772788649</text:p>
          </table:table-cell>
          <table:table-cell office:value-type="float" office:value="1068.07576656" calcext:value-type="float">
            <text:p>1068.0757665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415.688700073" calcext:value-type="float">
            <text:p>415.688700073</text:p>
          </table:table-cell>
          <table:table-cell office:value-type="float" office:value="4.38484715626E-015" calcext:value-type="float">
            <text:p>4.38484715626E-15</text:p>
          </table:table-cell>
          <table:table-cell office:value-type="float" office:value="415.688700073" calcext:value-type="float">
            <text:p>415.688700073</text:p>
          </table:table-cell>
          <table:table-cell office:value-type="float" office:value="1089.87521418" calcext:value-type="float">
            <text:p>1089.8752141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415.632176518" calcext:value-type="float">
            <text:p>415.632176518</text:p>
          </table:table-cell>
          <table:table-cell office:value-type="float" office:value="2.2168736064E-015" calcext:value-type="float">
            <text:p>2.2168736064E-15</text:p>
          </table:table-cell>
          <table:table-cell office:value-type="float" office:value="415.632176518" calcext:value-type="float">
            <text:p>415.632176518</text:p>
          </table:table-cell>
          <table:table-cell office:value-type="float" office:value="1112.11958895" calcext:value-type="float">
            <text:p>1112.1195889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415.57644802" calcext:value-type="float">
            <text:p>415.57644802</text:p>
          </table:table-cell>
          <table:table-cell office:value-type="float" office:value="5.36675722252E-015" calcext:value-type="float">
            <text:p>5.36675722252E-15</text:p>
          </table:table-cell>
          <table:table-cell office:value-type="float" office:value="415.57644802" calcext:value-type="float">
            <text:p>415.57644802</text:p>
          </table:table-cell>
          <table:table-cell office:value-type="float" office:value="1134.81797186" calcext:value-type="float">
            <text:p>1134.8179718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415.521394618" calcext:value-type="float">
            <text:p>415.521394618</text:p>
          </table:table-cell>
          <table:table-cell office:value-type="float" office:value="6.61784481328E-015" calcext:value-type="float">
            <text:p>6.61784481328E-15</text:p>
          </table:table-cell>
          <table:table-cell office:value-type="float" office:value="415.521394618" calcext:value-type="float">
            <text:p>415.521394618</text:p>
          </table:table-cell>
          <table:table-cell office:value-type="float" office:value="1157.97962921" calcext:value-type="float">
            <text:p>1157.979629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15.466916001" calcext:value-type="float">
            <text:p>415.466916001</text:p>
          </table:table-cell>
          <table:table-cell office:value-type="float" office:value="4.40444254175E-015" calcext:value-type="float">
            <text:p>4.40444254175E-15</text:p>
          </table:table-cell>
          <table:table-cell office:value-type="float" office:value="415.466916001" calcext:value-type="float">
            <text:p>415.466916001</text:p>
          </table:table-cell>
          <table:table-cell office:value-type="float" office:value="1181.61401645" calcext:value-type="float">
            <text:p>1181.6140164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415.412950866" calcext:value-type="float">
            <text:p>415.412950866</text:p>
          </table:table-cell>
          <table:table-cell office:value-type="float" office:value="0.0000000000000114397025992" calcext:value-type="float">
            <text:p>1.14397025992E-14</text:p>
          </table:table-cell>
          <table:table-cell office:value-type="float" office:value="415.412950866" calcext:value-type="float">
            <text:p>415.412950866</text:p>
          </table:table-cell>
          <table:table-cell office:value-type="float" office:value="1205.730782" calcext:value-type="float">
            <text:p>1205.73078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15.359466606" calcext:value-type="float">
            <text:p>415.359466606</text:p>
          </table:table-cell>
          <table:table-cell office:value-type="float" office:value="2.2431579955E-015" calcext:value-type="float">
            <text:p>2.2431579955E-15</text:p>
          </table:table-cell>
          <table:table-cell office:value-type="float" office:value="415.359466606" calcext:value-type="float">
            <text:p>415.359466606</text:p>
          </table:table-cell>
          <table:table-cell office:value-type="float" office:value="1230.33977121" calcext:value-type="float">
            <text:p>1230.339771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415.306440374" calcext:value-type="float">
            <text:p>415.306440374</text:p>
          </table:table-cell>
          <table:table-cell office:value-type="float" office:value="0.0000000000000129747081397" calcext:value-type="float">
            <text:p>1.29747081397E-14</text:p>
          </table:table-cell>
          <table:table-cell office:value-type="float" office:value="415.306440374" calcext:value-type="float">
            <text:p>415.306440374</text:p>
          </table:table-cell>
          <table:table-cell office:value-type="float" office:value="1255.45103039" calcext:value-type="float">
            <text:p>1255.4510303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415.253855971" calcext:value-type="float">
            <text:p>415.253855971</text:p>
          </table:table-cell>
          <table:table-cell office:value-type="float" office:value="6.1994058751E-015" calcext:value-type="float">
            <text:p>6.1994058751E-15</text:p>
          </table:table-cell>
          <table:table-cell office:value-type="float" office:value="415.253855971" calcext:value-type="float">
            <text:p>415.253855971</text:p>
          </table:table-cell>
          <table:table-cell office:value-type="float" office:value="1281.07481086" calcext:value-type="float">
            <text:p>1281.0748108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15.201693866" calcext:value-type="float">
            <text:p>415.201693866</text:p>
          </table:table-cell>
          <table:table-cell office:value-type="float" office:value="1.64031507917E-015" calcext:value-type="float">
            <text:p>1.64031507917E-15</text:p>
          </table:table-cell>
          <table:table-cell office:value-type="float" office:value="415.201693866" calcext:value-type="float">
            <text:p>415.201693866</text:p>
          </table:table-cell>
          <table:table-cell office:value-type="float" office:value="1307.2215732" calcext:value-type="float">
            <text:p>1307.221573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415.149942102" calcext:value-type="float">
            <text:p>415.149942102</text:p>
          </table:table-cell>
          <table:table-cell office:value-type="float" office:value="6.03479952974E-015" calcext:value-type="float">
            <text:p>6.03479952974E-15</text:p>
          </table:table-cell>
          <table:table-cell office:value-type="float" office:value="415.149942102" calcext:value-type="float">
            <text:p>415.149942102</text:p>
          </table:table-cell>
          <table:table-cell office:value-type="float" office:value="1333.90199148" calcext:value-type="float">
            <text:p>1333.90199148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415.098590023" calcext:value-type="float">
            <text:p>415.098590023</text:p>
          </table:table-cell>
          <table:table-cell office:value-type="float" office:value="5.45858641525E-015" calcext:value-type="float">
            <text:p>5.45858641525E-15</text:p>
          </table:table-cell>
          <table:table-cell office:value-type="float" office:value="415.098590023" calcext:value-type="float">
            <text:p>415.098590023</text:p>
          </table:table-cell>
          <table:table-cell office:value-type="float" office:value="1361.12695763" calcext:value-type="float">
            <text:p>1361.1269576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415.047625557" calcext:value-type="float">
            <text:p>415.047625557</text:p>
          </table:table-cell>
          <table:table-cell office:value-type="float" office:value="8.04424898446E-015" calcext:value-type="float">
            <text:p>8.04424898446E-15</text:p>
          </table:table-cell>
          <table:table-cell office:value-type="float" office:value="415.047625557" calcext:value-type="float">
            <text:p>415.047625557</text:p>
          </table:table-cell>
          <table:table-cell office:value-type="float" office:value="1388.90758587" calcext:value-type="float">
            <text:p>1388.9075858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414.99704667" calcext:value-type="float">
            <text:p>414.99704667</text:p>
          </table:table-cell>
          <table:table-cell office:value-type="float" office:value="4.67231301922E-015" calcext:value-type="float">
            <text:p>4.67231301922E-15</text:p>
          </table:table-cell>
          <table:table-cell office:value-type="float" office:value="414.99704667" calcext:value-type="float">
            <text:p>414.99704667</text:p>
          </table:table-cell>
          <table:table-cell office:value-type="float" office:value="1417.2552173" calcext:value-type="float">
            <text:p>1417.255217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14.947077269" calcext:value-type="float">
            <text:p>414.947077269</text:p>
          </table:table-cell>
          <table:table-cell office:value-type="float" office:value="-2.09748639742E-016" calcext:value-type="float">
            <text:p>-2.09748639742E-16</text:p>
          </table:table-cell>
          <table:table-cell office:value-type="float" office:value="414.947077269" calcext:value-type="float">
            <text:p>414.947077269</text:p>
          </table:table-cell>
          <table:table-cell office:value-type="float" office:value="1446.18142444" calcext:value-type="float">
            <text:p>1446.1814244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414.896966436" calcext:value-type="float">
            <text:p>414.896966436</text:p>
          </table:table-cell>
          <table:table-cell office:value-type="float" office:value="2.12171771195E-015" calcext:value-type="float">
            <text:p>2.12171771195E-15</text:p>
          </table:table-cell>
          <table:table-cell office:value-type="float" office:value="414.896966436" calcext:value-type="float">
            <text:p>414.896966436</text:p>
          </table:table-cell>
          <table:table-cell office:value-type="float" office:value="1475.69801604" calcext:value-type="float">
            <text:p>1475.6980160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14.847468403" calcext:value-type="float">
            <text:p>414.847468403</text:p>
          </table:table-cell>
          <table:table-cell office:value-type="float" office:value="8.41651179773E-015" calcext:value-type="float">
            <text:p>8.41651179773E-15</text:p>
          </table:table-cell>
          <table:table-cell office:value-type="float" office:value="414.847468403" calcext:value-type="float">
            <text:p>414.847468403</text:p>
          </table:table-cell>
          <table:table-cell office:value-type="float" office:value="1505.81704187" calcext:value-type="float">
            <text:p>1505.8170418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14.798293592" calcext:value-type="float">
            <text:p>414.798293592</text:p>
          </table:table-cell>
          <table:table-cell office:value-type="float" office:value="7.56607939349E-015" calcext:value-type="float">
            <text:p>7.56607939349E-15</text:p>
          </table:table-cell>
          <table:table-cell office:value-type="float" office:value="414.798293592" calcext:value-type="float">
            <text:p>414.798293592</text:p>
          </table:table-cell>
          <table:table-cell office:value-type="float" office:value="1536.55079761" calcext:value-type="float">
            <text:p>1536.5507976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414.749815257" calcext:value-type="float">
            <text:p>414.749815257</text:p>
          </table:table-cell>
          <table:table-cell office:value-type="float" office:value="2.61583748444E-015" calcext:value-type="float">
            <text:p>2.61583748444E-15</text:p>
          </table:table-cell>
          <table:table-cell office:value-type="float" office:value="414.749815257" calcext:value-type="float">
            <text:p>414.749815257</text:p>
          </table:table-cell>
          <table:table-cell office:value-type="float" office:value="1567.91182991" calcext:value-type="float">
            <text:p>1567.911829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27.636946426" calcext:value-type="float">
            <text:p>227.636946426</text:p>
          </table:table-cell>
          <table:table-cell office:value-type="float" office:value="-1.68202030096E-015" calcext:value-type="float">
            <text:p>-1.68202030096E-15</text:p>
          </table:table-cell>
          <table:table-cell office:value-type="float" office:value="227.636946426" calcext:value-type="float">
            <text:p>227.636946426</text:p>
          </table:table-cell>
          <table:table-cell office:value-type="float" office:value="1599.91294151" calcext:value-type="float">
            <text:p>1599.91294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16:54.844626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2:04:20.828443886</dc:date>
    <meta:editing-duration>PT50M13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Matched Impedance m=n=0.6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7cm" svg:width="9.129cm" svg:height="4.989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0.2427772512">
                <text:p>10.2427772512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0.4518325384">
                <text:p>10.4518325384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0.6651546481">
                <text:p>10.665154648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0.8828306664">
                <text:p>10.8828306664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1.1049494565">
                <text:p>11.104949456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1.3316016955">
                <text:p>11.331601695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1.5628799112">
                <text:p>11.562879911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1.79887852">
                <text:p>11.7988785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2.039693865">
                <text:p>12.03969386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419937">
                <text:p>11.7028419937</text:p>
              </table:table-cell>
              <table:table-cell office:value-type="float" office:value="-2.65859527501E-017">
                <text:p>-2.65859527501E-017</text:p>
              </table:table-cell>
              <table:table-cell office:value-type="float" office:value="11.7028419937">
                <text:p>11.7028419937</text:p>
              </table:table-cell>
              <table:table-cell office:value-type="float" office:value="12.2854242559">
                <text:p>12.285424255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7827586">
                <text:p>11.7027827586</text:p>
              </table:table-cell>
              <table:table-cell office:value-type="float" office:value="-1.97166138106E-017">
                <text:p>-1.97166138106E-017</text:p>
              </table:table-cell>
              <table:table-cell office:value-type="float" office:value="11.7027827586">
                <text:p>11.7027827586</text:p>
              </table:table-cell>
              <table:table-cell office:value-type="float" office:value="12.5361700091">
                <text:p>12.536170009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6965834">
                <text:p>11.7026965834</text:p>
              </table:table-cell>
              <table:table-cell office:value-type="float" office:value="-2.65710649901E-017">
                <text:p>-2.65710649901E-017</text:p>
              </table:table-cell>
              <table:table-cell office:value-type="float" office:value="11.7026965834">
                <text:p>11.7026965834</text:p>
              </table:table-cell>
              <table:table-cell office:value-type="float" office:value="12.792033488">
                <text:p>12.79203348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6010063">
                <text:p>11.7026010063</text:p>
              </table:table-cell>
              <table:table-cell office:value-type="float" office:value="-3.52940816018E-017">
                <text:p>-3.52940816018E-017</text:p>
              </table:table-cell>
              <table:table-cell office:value-type="float" office:value="11.7026010063">
                <text:p>11.7026010063</text:p>
              </table:table-cell>
              <table:table-cell office:value-type="float" office:value="13.0531191456">
                <text:p>13.053119145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09138">
                <text:p>11.702509138</text:p>
              </table:table-cell>
              <table:table-cell office:value-type="float" office:value="-3.53874511928E-017">
                <text:p>-3.53874511928E-017</text:p>
              </table:table-cell>
              <table:table-cell office:value-type="float" office:value="11.702509138">
                <text:p>11.702509138</text:p>
              </table:table-cell>
              <table:table-cell office:value-type="float" office:value="13.3195335667">
                <text:p>13.319533566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4302987">
                <text:p>11.7024302987</text:p>
              </table:table-cell>
              <table:table-cell office:value-type="float" office:value="-1.08643260961E-017">
                <text:p>-1.08643260961E-017</text:p>
              </table:table-cell>
              <table:table-cell office:value-type="float" office:value="11.7024302987">
                <text:p>11.7024302987</text:p>
              </table:table-cell>
              <table:table-cell office:value-type="float" office:value="13.5913855115">
                <text:p>13.59138551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3705003">
                <text:p>11.7023705003</text:p>
              </table:table-cell>
              <table:table-cell office:value-type="float" office:value="-4.62096012966E-018">
                <text:p>-4.62096012966E-018</text:p>
              </table:table-cell>
              <table:table-cell office:value-type="float" office:value="11.7023705003">
                <text:p>11.7023705003</text:p>
              </table:table-cell>
              <table:table-cell office:value-type="float" office:value="13.8687859598">
                <text:p>13.868785959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3330046">
                <text:p>11.7023330046</text:p>
              </table:table-cell>
              <table:table-cell office:value-type="float" office:value="-4.49140969369E-018">
                <text:p>-4.49140969369E-018</text:p>
              </table:table-cell>
              <table:table-cell office:value-type="float" office:value="11.7023330046">
                <text:p>11.7023330046</text:p>
              </table:table-cell>
              <table:table-cell office:value-type="float" office:value="14.1518481567">
                <text:p>14.151848156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3187984">
                <text:p>11.7023187984</text:p>
              </table:table-cell>
              <table:table-cell office:value-type="float" office:value="1.23213700159E-017">
                <text:p>1.23213700159E-017</text:p>
              </table:table-cell>
              <table:table-cell office:value-type="float" office:value="11.7023187984">
                <text:p>11.7023187984</text:p>
              </table:table-cell>
              <table:table-cell office:value-type="float" office:value="14.4406876588">
                <text:p>14.440687658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3270039">
                <text:p>11.7023270039</text:p>
              </table:table-cell>
              <table:table-cell office:value-type="float" office:value="2.64098343027E-017">
                <text:p>2.64098343027E-017</text:p>
              </table:table-cell>
              <table:table-cell office:value-type="float" office:value="11.7023270039">
                <text:p>11.7023270039</text:p>
              </table:table-cell>
              <table:table-cell office:value-type="float" office:value="14.7354223808">
                <text:p>14.735422380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355311">
                <text:p>11.702355311</text:p>
              </table:table-cell>
              <table:table-cell office:value-type="float" office:value="3.18538717371E-017">
                <text:p>3.18538717371E-017</text:p>
              </table:table-cell>
              <table:table-cell office:value-type="float" office:value="11.702355311">
                <text:p>11.702355311</text:p>
              </table:table-cell>
              <table:table-cell office:value-type="float" office:value="15.0361726443">
                <text:p>15.03617264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4003403">
                <text:p>11.7024003403</text:p>
              </table:table-cell>
              <table:table-cell office:value-type="float" office:value="4.0574611864E-017">
                <text:p>4.0574611864E-017</text:p>
              </table:table-cell>
              <table:table-cell office:value-type="float" office:value="11.7024003403">
                <text:p>11.7024003403</text:p>
              </table:table-cell>
              <table:table-cell office:value-type="float" office:value="15.3430612267">
                <text:p>15.343061226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4579808">
                <text:p>11.7024579808</text:p>
              </table:table-cell>
              <table:table-cell office:value-type="float" office:value="5.64934576801E-017">
                <text:p>5.64934576801E-017</text:p>
              </table:table-cell>
              <table:table-cell office:value-type="float" office:value="11.7024579808">
                <text:p>11.7024579808</text:p>
              </table:table-cell>
              <table:table-cell office:value-type="float" office:value="15.6562134112">
                <text:p>15.656213411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5237109">
                <text:p>11.7025237109</text:p>
              </table:table-cell>
              <table:table-cell office:value-type="float" office:value="5.13934990362E-017">
                <text:p>5.13934990362E-017</text:p>
              </table:table-cell>
              <table:table-cell office:value-type="float" office:value="11.7025237109">
                <text:p>11.7025237109</text:p>
              </table:table-cell>
              <table:table-cell office:value-type="float" office:value="15.975757038">
                <text:p>15.97575703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59287">
                <text:p>11.70259287</text:p>
              </table:table-cell>
              <table:table-cell office:value-type="float" office:value="5.68402942032E-017">
                <text:p>5.68402942032E-017</text:p>
              </table:table-cell>
              <table:table-cell office:value-type="float" office:value="11.70259287">
                <text:p>11.70259287</text:p>
              </table:table-cell>
              <table:table-cell office:value-type="float" office:value="16.3018225565">
                <text:p>16.301822556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6609054">
                <text:p>11.7026609054</text:p>
              </table:table-cell>
              <table:table-cell office:value-type="float" office:value="5.11618305712E-017">
                <text:p>5.11618305712E-017</text:p>
              </table:table-cell>
              <table:table-cell office:value-type="float" office:value="11.7026609054">
                <text:p>11.7026609054</text:p>
              </table:table-cell>
              <table:table-cell office:value-type="float" office:value="16.6345430787">
                <text:p>16.634543078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7235724">
                <text:p>11.7027235724</text:p>
              </table:table-cell>
              <table:table-cell office:value-type="float" office:value="5.41688378699E-017">
                <text:p>5.41688378699E-017</text:p>
              </table:table-cell>
              <table:table-cell office:value-type="float" office:value="11.7027235724">
                <text:p>11.7027235724</text:p>
              </table:table-cell>
              <table:table-cell office:value-type="float" office:value="16.9740544335">
                <text:p>16.974054433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27771319">
                <text:p>11.7027771319</text:p>
              </table:table-cell>
              <table:table-cell office:value-type="float" office:value="5.14759331256E-017">
                <text:p>5.14759331256E-017</text:p>
              </table:table-cell>
              <table:table-cell office:value-type="float" office:value="11.7027771319">
                <text:p>11.7027771319</text:p>
              </table:table-cell>
              <table:table-cell office:value-type="float" office:value="17.3204952217">
                <text:p>17.320495221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2851524">
                <text:p>11.702851524</text:p>
              </table:table-cell>
              <table:table-cell office:value-type="float" office:value="4.36427448329E-017">
                <text:p>4.36427448329E-017</text:p>
              </table:table-cell>
              <table:table-cell office:value-type="float" office:value="11.702851524">
                <text:p>11.702851524</text:p>
              </table:table-cell>
              <table:table-cell office:value-type="float" office:value="17.6740068733">
                <text:p>17.674006873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31139275">
                <text:p>11.7031139275</text:p>
              </table:table-cell>
              <table:table-cell office:value-type="float" office:value="4.24476107828E-017">
                <text:p>4.24476107828E-017</text:p>
              </table:table-cell>
              <table:table-cell office:value-type="float" office:value="11.7031139275">
                <text:p>11.7031139275</text:p>
              </table:table-cell>
              <table:table-cell office:value-type="float" office:value="18.0347337047">
                <text:p>18.034733704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35002667">
                <text:p>11.7035002667</text:p>
              </table:table-cell>
              <table:table-cell office:value-type="float" office:value="3.47926754294E-017">
                <text:p>3.47926754294E-017</text:p>
              </table:table-cell>
              <table:table-cell office:value-type="float" office:value="11.7035002667">
                <text:p>11.7035002667</text:p>
              </table:table-cell>
              <table:table-cell office:value-type="float" office:value="18.4028229779">
                <text:p>18.402822977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39264518">
                <text:p>11.7039264518</text:p>
              </table:table-cell>
              <table:table-cell office:value-type="float" office:value="5.07522161996E-017">
                <text:p>5.07522161996E-017</text:p>
              </table:table-cell>
              <table:table-cell office:value-type="float" office:value="11.7039264518">
                <text:p>11.7039264518</text:p>
              </table:table-cell>
              <table:table-cell office:value-type="float" office:value="18.7784249605">
                <text:p>18.778424960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4.3350401915">
                <text:p>14.3350401915</text:p>
              </table:table-cell>
              <table:table-cell office:value-type="float" office:value="1.31567796005E-016">
                <text:p>1.31567796005E-016</text:p>
              </table:table-cell>
              <table:table-cell office:value-type="float" office:value="14.3350401915">
                <text:p>14.3350401915</text:p>
              </table:table-cell>
              <table:table-cell office:value-type="float" office:value="19.161692987">
                <text:p>19.16169298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4.3362598888">
                <text:p>14.3362598888</text:p>
              </table:table-cell>
              <table:table-cell office:value-type="float" office:value="1.16255776002E-016">
                <text:p>1.16255776002E-016</text:p>
              </table:table-cell>
              <table:table-cell office:value-type="float" office:value="14.3362598888">
                <text:p>14.3362598888</text:p>
              </table:table-cell>
              <table:table-cell office:value-type="float" office:value="19.5527835215">
                <text:p>19.552783521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3379622959">
                <text:p>14.3379622959</text:p>
              </table:table-cell>
              <table:table-cell office:value-type="float" office:value="1.28594546402E-016">
                <text:p>1.28594546402E-016</text:p>
              </table:table-cell>
              <table:table-cell office:value-type="float" office:value="14.3379622959">
                <text:p>14.3379622959</text:p>
              </table:table-cell>
              <table:table-cell office:value-type="float" office:value="19.9518562217">
                <text:p>19.951856221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4.3397168805">
                <text:p>14.3397168805</text:p>
              </table:table-cell>
              <table:table-cell office:value-type="float" office:value="1.03472327816E-016">
                <text:p>1.03472327816E-016</text:p>
              </table:table-cell>
              <table:table-cell office:value-type="float" office:value="14.3397168805">
                <text:p>14.3397168805</text:p>
              </table:table-cell>
              <table:table-cell office:value-type="float" office:value="20.3590740035">
                <text:p>20.359074003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4.3410780046">
                <text:p>14.3410780046</text:p>
              </table:table-cell>
              <table:table-cell office:value-type="float" office:value="9.21129853414E-017">
                <text:p>9.21129853414E-017</text:p>
              </table:table-cell>
              <table:table-cell office:value-type="float" office:value="14.3410780046">
                <text:p>14.3410780046</text:p>
              </table:table-cell>
              <table:table-cell office:value-type="float" office:value="20.7746031084">
                <text:p>20.774603108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3416323645">
                <text:p>14.3416323645</text:p>
              </table:table-cell>
              <table:table-cell office:value-type="float" office:value="2.24768090382E-017">
                <text:p>2.24768090382E-017</text:p>
              </table:table-cell>
              <table:table-cell office:value-type="float" office:value="14.3416323645">
                <text:p>14.3416323645</text:p>
              </table:table-cell>
              <table:table-cell office:value-type="float" office:value="21.1986131706">
                <text:p>21.198613170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3410914306">
                <text:p>14.3410914306</text:p>
              </table:table-cell>
              <table:table-cell office:value-type="float" office:value="-3.34167344196E-018">
                <text:p>-3.34167344196E-018</text:p>
              </table:table-cell>
              <table:table-cell office:value-type="float" office:value="14.3410914306">
                <text:p>14.3410914306</text:p>
              </table:table-cell>
              <table:table-cell office:value-type="float" office:value="21.6312772866">
                <text:p>21.631277286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339396289">
                <text:p>14.339396289</text:p>
              </table:table-cell>
              <table:table-cell office:value-type="float" office:value="-1.88874456312E-017">
                <text:p>-1.88874456312E-017</text:p>
              </table:table-cell>
              <table:table-cell office:value-type="float" office:value="14.339396289">
                <text:p>14.339396289</text:p>
              </table:table-cell>
              <table:table-cell office:value-type="float" office:value="22.0727720858">
                <text:p>22.072772085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3368483156">
                <text:p>14.3368483156</text:p>
              </table:table-cell>
              <table:table-cell office:value-type="float" office:value="-2.60135671188E-017">
                <text:p>-2.60135671188E-017</text:p>
              </table:table-cell>
              <table:table-cell office:value-type="float" office:value="14.3368483156">
                <text:p>14.3368483156</text:p>
              </table:table-cell>
              <table:table-cell office:value-type="float" office:value="22.5232778025">
                <text:p>22.52327780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3342557271">
                <text:p>14.3342557271</text:p>
              </table:table-cell>
              <table:table-cell office:value-type="float" office:value="-2.39514843007E-017">
                <text:p>-2.39514843007E-017</text:p>
              </table:table-cell>
              <table:table-cell office:value-type="float" office:value="14.3342557271">
                <text:p>14.3342557271</text:p>
              </table:table-cell>
              <table:table-cell office:value-type="float" office:value="22.98297835">
                <text:p>22.9829783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3330866606">
                <text:p>14.3330866606</text:p>
              </table:table-cell>
              <table:table-cell office:value-type="float" office:value="-3.33649451571E-017">
                <text:p>-3.33649451571E-017</text:p>
              </table:table-cell>
              <table:table-cell office:value-type="float" office:value="14.3330866606">
                <text:p>14.3330866606</text:p>
              </table:table-cell>
              <table:table-cell office:value-type="float" office:value="23.4520613947">
                <text:p>23.452061394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3330425924">
                <text:p>14.3330425924</text:p>
              </table:table-cell>
              <table:table-cell office:value-type="float" office:value="-9.35021259917E-018">
                <text:p>-9.35021259917E-018</text:p>
              </table:table-cell>
              <table:table-cell office:value-type="float" office:value="14.3330425924">
                <text:p>14.3330425924</text:p>
              </table:table-cell>
              <table:table-cell office:value-type="float" office:value="23.9307184337">
                <text:p>23.930718433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3330032497">
                <text:p>14.3330032497</text:p>
              </table:table-cell>
              <table:table-cell office:value-type="float" office:value="-1.04135720966E-017">
                <text:p>-1.04135720966E-017</text:p>
              </table:table-cell>
              <table:table-cell office:value-type="float" office:value="14.3330032497">
                <text:p>14.3330032497</text:p>
              </table:table-cell>
              <table:table-cell office:value-type="float" office:value="24.4191448724">
                <text:p>24.419144872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3329679574">
                <text:p>14.3329679574</text:p>
              </table:table-cell>
              <table:table-cell office:value-type="float" office:value="-7.36995499964E-018">
                <text:p>-7.36995499964E-018</text:p>
              </table:table-cell>
              <table:table-cell office:value-type="float" office:value="14.3329679574">
                <text:p>14.3329679574</text:p>
              </table:table-cell>
              <table:table-cell office:value-type="float" office:value="24.9175401043">
                <text:p>24.917540104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3329359632">
                <text:p>14.3329359632</text:p>
              </table:table-cell>
              <table:table-cell office:value-type="float" office:value="-9.87916464276E-018">
                <text:p>-9.87916464276E-018</text:p>
              </table:table-cell>
              <table:table-cell office:value-type="float" office:value="14.3329359632">
                <text:p>14.3329359632</text:p>
              </table:table-cell>
              <table:table-cell office:value-type="float" office:value="25.4261075929">
                <text:p>25.4261075929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3329076456">
                <text:p>14.3329076456</text:p>
              </table:table-cell>
              <table:table-cell office:value-type="float" office:value="-2.30847766013E-017">
                <text:p>-2.30847766013E-017</text:p>
              </table:table-cell>
              <table:table-cell office:value-type="float" office:value="14.3329076456">
                <text:p>14.3329076456</text:p>
              </table:table-cell>
              <table:table-cell office:value-type="float" office:value="25.945054954">
                <text:p>25.94505495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3328816205">
                <text:p>14.3328816205</text:p>
              </table:table-cell>
              <table:table-cell office:value-type="float" office:value="-1.62517727612E-017">
                <text:p>-1.62517727612E-017</text:p>
              </table:table-cell>
              <table:table-cell office:value-type="float" office:value="14.3328816205">
                <text:p>14.3328816205</text:p>
              </table:table-cell>
              <table:table-cell office:value-type="float" office:value="26.4745940411">
                <text:p>26.474594041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3328579909">
                <text:p>14.3328579909</text:p>
              </table:table-cell>
              <table:table-cell office:value-type="float" office:value="-7.93011762511E-018">
                <text:p>-7.93011762511E-018</text:p>
              </table:table-cell>
              <table:table-cell office:value-type="float" office:value="14.3328579909">
                <text:p>14.3328579909</text:p>
              </table:table-cell>
              <table:table-cell office:value-type="float" office:value="27.0149410314">
                <text:p>27.014941031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3328361715">
                <text:p>14.3328361715</text:p>
              </table:table-cell>
              <table:table-cell office:value-type="float" office:value="-3.40838507591E-017">
                <text:p>-3.40838507591E-017</text:p>
              </table:table-cell>
              <table:table-cell office:value-type="float" office:value="14.3328361715">
                <text:p>14.3328361715</text:p>
              </table:table-cell>
              <table:table-cell office:value-type="float" office:value="27.5663165146">
                <text:p>27.56631651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1028108157">
                <text:p>22.1028108157</text:p>
              </table:table-cell>
              <table:table-cell office:value-type="float" office:value="9.52130177182E-017">
                <text:p>9.52130177182E-017</text:p>
              </table:table-cell>
              <table:table-cell office:value-type="float" office:value="22.1028108157">
                <text:p>22.1028108157</text:p>
              </table:table-cell>
              <table:table-cell office:value-type="float" office:value="28.1289455823">
                <text:p>28.128945582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1026868823">
                <text:p>22.1026868823</text:p>
              </table:table-cell>
              <table:table-cell office:value-type="float" office:value="2.31098742397E-016">
                <text:p>2.31098742397E-016</text:p>
              </table:table-cell>
              <table:table-cell office:value-type="float" office:value="22.1026868823">
                <text:p>22.1026868823</text:p>
              </table:table-cell>
              <table:table-cell office:value-type="float" office:value="28.7030579205">
                <text:p>28.703057920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1021971216">
                <text:p>22.1021971216</text:p>
              </table:table-cell>
              <table:table-cell office:value-type="float" office:value="2.25895019429E-016">
                <text:p>2.25895019429E-016</text:p>
              </table:table-cell>
              <table:table-cell office:value-type="float" office:value="22.1021971216">
                <text:p>22.1021971216</text:p>
              </table:table-cell>
              <table:table-cell office:value-type="float" office:value="29.2888879029">
                <text:p>29.288887902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1018002334">
                <text:p>22.1018002334</text:p>
              </table:table-cell>
              <table:table-cell office:value-type="float" office:value="2.35541116637E-016">
                <text:p>2.35541116637E-016</text:p>
              </table:table-cell>
              <table:table-cell office:value-type="float" office:value="22.1018002334">
                <text:p>22.1018002334</text:p>
              </table:table-cell>
              <table:table-cell office:value-type="float" office:value="29.8866746869">
                <text:p>29.886674686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1014818528">
                <text:p>22.1014818528</text:p>
              </table:table-cell>
              <table:table-cell office:value-type="float" office:value="1.99274229606E-016">
                <text:p>1.99274229606E-016</text:p>
              </table:table-cell>
              <table:table-cell office:value-type="float" office:value="22.1014818528">
                <text:p>22.1014818528</text:p>
              </table:table-cell>
              <table:table-cell office:value-type="float" office:value="30.496662311">
                <text:p>30.49666231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1012433211">
                <text:p>22.1012433211</text:p>
              </table:table-cell>
              <table:table-cell office:value-type="float" office:value="2.13285237881E-016">
                <text:p>2.13285237881E-016</text:p>
              </table:table-cell>
              <table:table-cell office:value-type="float" office:value="22.1012433211">
                <text:p>22.1012433211</text:p>
              </table:table-cell>
              <table:table-cell office:value-type="float" office:value="31.1190997947">
                <text:p>31.119099794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1010875516">
                <text:p>22.1010875516</text:p>
              </table:table-cell>
              <table:table-cell office:value-type="float" office:value="1.46367427741E-016">
                <text:p>1.46367427741E-016</text:p>
              </table:table-cell>
              <table:table-cell office:value-type="float" office:value="22.1010875516">
                <text:p>22.1010875516</text:p>
              </table:table-cell>
              <table:table-cell office:value-type="float" office:value="31.7542412397">
                <text:p>31.754241239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1010155607">
                <text:p>22.1010155607</text:p>
              </table:table-cell>
              <table:table-cell office:value-type="float" office:value="2.02181784134E-016">
                <text:p>2.02181784134E-016</text:p>
              </table:table-cell>
              <table:table-cell office:value-type="float" office:value="22.1010155607">
                <text:p>22.1010155607</text:p>
              </table:table-cell>
              <table:table-cell office:value-type="float" office:value="32.4023459343">
                <text:p>32.402345934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1052745795">
                <text:p>22.1052745795</text:p>
              </table:table-cell>
              <table:table-cell office:value-type="float" office:value="2.26474922854E-016">
                <text:p>2.26474922854E-016</text:p>
              </table:table-cell>
              <table:table-cell office:value-type="float" office:value="22.1052745795">
                <text:p>22.1052745795</text:p>
              </table:table-cell>
              <table:table-cell office:value-type="float" office:value="33.0636784586">
                <text:p>33.0636784586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116086256">
                <text:p>22.116086256</text:p>
              </table:table-cell>
              <table:table-cell office:value-type="float" office:value="1.97152587399E-016">
                <text:p>1.97152587399E-016</text:p>
              </table:table-cell>
              <table:table-cell office:value-type="float" office:value="22.116086256">
                <text:p>22.116086256</text:p>
              </table:table-cell>
              <table:table-cell office:value-type="float" office:value="33.7385087928">
                <text:p>33.73850879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1262007351">
                <text:p>22.1262007351</text:p>
              </table:table-cell>
              <table:table-cell office:value-type="float" office:value="1.52720964016E-016">
                <text:p>1.52720964016E-016</text:p>
              </table:table-cell>
              <table:table-cell office:value-type="float" office:value="22.1262007351">
                <text:p>22.1262007351</text:p>
              </table:table-cell>
              <table:table-cell office:value-type="float" office:value="34.4271124275">
                <text:p>34.4271124275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1272762882">
                <text:p>22.1272762882</text:p>
              </table:table-cell>
              <table:table-cell office:value-type="float" office:value="9.72957683931E-017">
                <text:p>9.72957683931E-017</text:p>
              </table:table-cell>
              <table:table-cell office:value-type="float" office:value="22.1272762882">
                <text:p>22.1272762882</text:p>
              </table:table-cell>
              <table:table-cell office:value-type="float" office:value="35.1297704762">
                <text:p>35.129770476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1157755455">
                <text:p>22.1157755455</text:p>
              </table:table-cell>
              <table:table-cell office:value-type="float" office:value="3.36036847278E-017">
                <text:p>3.36036847278E-017</text:p>
              </table:table-cell>
              <table:table-cell office:value-type="float" office:value="22.1157755455">
                <text:p>22.1157755455</text:p>
              </table:table-cell>
              <table:table-cell office:value-type="float" office:value="35.8467697895">
                <text:p>35.846769789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1012196345">
                <text:p>22.1012196345</text:p>
              </table:table-cell>
              <table:table-cell office:value-type="float" office:value="8.10916612668E-017">
                <text:p>8.10916612668E-017</text:p>
              </table:table-cell>
              <table:table-cell office:value-type="float" office:value="22.1012196345">
                <text:p>22.1012196345</text:p>
              </table:table-cell>
              <table:table-cell office:value-type="float" office:value="36.5784030731">
                <text:p>36.578403073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1004361541">
                <text:p>22.1004361541</text:p>
              </table:table-cell>
              <table:table-cell office:value-type="float" office:value="8.49835741747E-017">
                <text:p>8.49835741747E-017</text:p>
              </table:table-cell>
              <table:table-cell office:value-type="float" office:value="22.1004361541">
                <text:p>22.1004361541</text:p>
              </table:table-cell>
              <table:table-cell office:value-type="float" office:value="37.3249690065">
                <text:p>37.32496900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1003933866">
                <text:p>22.1003933866</text:p>
              </table:table-cell>
              <table:table-cell office:value-type="float" office:value="3.18030733043E-017">
                <text:p>3.18030733043E-017</text:p>
              </table:table-cell>
              <table:table-cell office:value-type="float" office:value="22.1003933866">
                <text:p>22.1003933866</text:p>
              </table:table-cell>
              <table:table-cell office:value-type="float" office:value="38.0867723655">
                <text:p>38.086772365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1003531647">
                <text:p>22.1003531647</text:p>
              </table:table-cell>
              <table:table-cell office:value-type="float" office:value="4.52747927187E-017">
                <text:p>4.52747927187E-017</text:p>
              </table:table-cell>
              <table:table-cell office:value-type="float" office:value="22.1003531647">
                <text:p>22.1003531647</text:p>
              </table:table-cell>
              <table:table-cell office:value-type="float" office:value="38.8641241461">
                <text:p>38.8641241461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1003149397">
                <text:p>22.1003149397</text:p>
              </table:table-cell>
              <table:table-cell office:value-type="float" office:value="-8.09075470585E-018">
                <text:p>-8.09075470585E-018</text:p>
              </table:table-cell>
              <table:table-cell office:value-type="float" office:value="22.1003149397">
                <text:p>22.1003149397</text:p>
              </table:table-cell>
              <table:table-cell office:value-type="float" office:value="39.6573416921">
                <text:p>39.657341692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1002786416">
                <text:p>22.1002786416</text:p>
              </table:table-cell>
              <table:table-cell office:value-type="float" office:value="9.84695076768E-018">
                <text:p>9.84695076768E-018</text:p>
              </table:table-cell>
              <table:table-cell office:value-type="float" office:value="22.1002786416">
                <text:p>22.1002786416</text:p>
              </table:table-cell>
              <table:table-cell office:value-type="float" office:value="40.4667488239">
                <text:p>40.466748823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1002438768">
                <text:p>22.1002438768</text:p>
              </table:table-cell>
              <table:table-cell office:value-type="float" office:value="5.80117323035E-017">
                <text:p>5.80117323035E-017</text:p>
              </table:table-cell>
              <table:table-cell office:value-type="float" office:value="22.1002438768">
                <text:p>22.1002438768</text:p>
              </table:table-cell>
              <table:table-cell office:value-type="float" office:value="41.2926759713">
                <text:p>41.292675971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1002105982">
                <text:p>22.1002105982</text:p>
              </table:table-cell>
              <table:table-cell office:value-type="float" office:value="8.29218519922E-017">
                <text:p>8.29218519922E-017</text:p>
              </table:table-cell>
              <table:table-cell office:value-type="float" office:value="22.1002105982">
                <text:p>22.1002105982</text:p>
              </table:table-cell>
              <table:table-cell office:value-type="float" office:value="42.1354603083">
                <text:p>42.1354603083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1001786156">
                <text:p>22.1001786156</text:p>
              </table:table-cell>
              <table:table-cell office:value-type="float" office:value="-9.73898363472E-018">
                <text:p>-9.73898363472E-018</text:p>
              </table:table-cell>
              <table:table-cell office:value-type="float" office:value="22.1001786156">
                <text:p>22.1001786156</text:p>
              </table:table-cell>
              <table:table-cell office:value-type="float" office:value="42.9954458903">
                <text:p>42.995445890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100147965">
                <text:p>22.100147965</text:p>
              </table:table-cell>
              <table:table-cell office:value-type="float" office:value="2.95475894048E-017">
                <text:p>2.95475894048E-017</text:p>
              </table:table-cell>
              <table:table-cell office:value-type="float" office:value="22.100147965">
                <text:p>22.100147965</text:p>
              </table:table-cell>
              <table:table-cell office:value-type="float" office:value="43.8729837951">
                <text:p>43.872983795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1001184375">
                <text:p>22.1001184375</text:p>
              </table:table-cell>
              <table:table-cell office:value-type="float" office:value="-2.43728149774E-017">
                <text:p>-2.43728149774E-017</text:p>
              </table:table-cell>
              <table:table-cell office:value-type="float" office:value="22.1001184375">
                <text:p>22.1001184375</text:p>
              </table:table-cell>
              <table:table-cell office:value-type="float" office:value="44.768432266">
                <text:p>44.76843226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1000898711">
                <text:p>22.1000898711</text:p>
              </table:table-cell>
              <table:table-cell office:value-type="float" office:value="5.57049484925E-017">
                <text:p>5.57049484925E-017</text:p>
              </table:table-cell>
              <table:table-cell office:value-type="float" office:value="22.1000898711">
                <text:p>22.1000898711</text:p>
              </table:table-cell>
              <table:table-cell office:value-type="float" office:value="45.682156858">
                <text:p>45.68215685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1000625785">
                <text:p>22.1000625785</text:p>
              </table:table-cell>
              <table:table-cell office:value-type="float" office:value="4.18409748253E-017">
                <text:p>4.18409748253E-017</text:p>
              </table:table-cell>
              <table:table-cell office:value-type="float" office:value="22.1000625785">
                <text:p>22.1000625785</text:p>
              </table:table-cell>
              <table:table-cell office:value-type="float" office:value="46.614530587">
                <text:p>46.61453058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2.1000361288">
                <text:p>22.1000361288</text:p>
              </table:table-cell>
              <table:table-cell office:value-type="float" office:value="-3.60966050005E-017">
                <text:p>-3.60966050005E-017</text:p>
              </table:table-cell>
              <table:table-cell office:value-type="float" office:value="22.1000361288">
                <text:p>22.1000361288</text:p>
              </table:table-cell>
              <table:table-cell office:value-type="float" office:value="47.5659340824">
                <text:p>47.565934082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2.1000105718">
                <text:p>22.1000105718</text:p>
              </table:table-cell>
              <table:table-cell office:value-type="float" office:value="-3.14785399198E-017">
                <text:p>-3.14785399198E-017</text:p>
              </table:table-cell>
              <table:table-cell office:value-type="float" office:value="22.1000105718">
                <text:p>22.1000105718</text:p>
              </table:table-cell>
              <table:table-cell office:value-type="float" office:value="48.536755742">
                <text:p>48.53675574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2.0999858156">
                <text:p>22.0999858156</text:p>
              </table:table-cell>
              <table:table-cell office:value-type="float" office:value="6.02682678421E-015">
                <text:p>6.02682678421E-015</text:p>
              </table:table-cell>
              <table:table-cell office:value-type="float" office:value="22.0999858156">
                <text:p>22.0999858156</text:p>
              </table:table-cell>
              <table:table-cell office:value-type="float" office:value="49.527391891">
                <text:p>49.52739189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2.1000847728">
                <text:p>22.1000847728</text:p>
              </table:table-cell>
              <table:table-cell office:value-type="float" office:value="-3.3396913894E-017">
                <text:p>-3.3396913894E-017</text:p>
              </table:table-cell>
              <table:table-cell office:value-type="float" office:value="22.1000847728">
                <text:p>22.1000847728</text:p>
              </table:table-cell>
              <table:table-cell office:value-type="float" office:value="50.5382469434">
                <text:p>50.538246943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9.3694286928">
                <text:p>39.3694286928</text:p>
              </table:table-cell>
              <table:table-cell office:value-type="float" office:value="4.10903111628E-016">
                <text:p>4.10903111628E-016</text:p>
              </table:table-cell>
              <table:table-cell office:value-type="float" office:value="39.3694286928">
                <text:p>39.3694286928</text:p>
              </table:table-cell>
              <table:table-cell office:value-type="float" office:value="51.5697335676">
                <text:p>51.569733567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9.3695786453">
                <text:p>39.3695786453</text:p>
              </table:table-cell>
              <table:table-cell office:value-type="float" office:value="4.32256135693E-016">
                <text:p>4.32256135693E-016</text:p>
              </table:table-cell>
              <table:table-cell office:value-type="float" office:value="39.3695786453">
                <text:p>39.3695786453</text:p>
              </table:table-cell>
              <table:table-cell office:value-type="float" office:value="52.6222728543">
                <text:p>52.622272854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9.3693646959">
                <text:p>39.3693646959</text:p>
              </table:table-cell>
              <table:table-cell office:value-type="float" office:value="3.86653670265E-016">
                <text:p>3.86653670265E-016</text:p>
              </table:table-cell>
              <table:table-cell office:value-type="float" office:value="39.3693646959">
                <text:p>39.3693646959</text:p>
              </table:table-cell>
              <table:table-cell office:value-type="float" office:value="53.6962944887">
                <text:p>53.696294488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9.3692721969">
                <text:p>39.3692721969</text:p>
              </table:table-cell>
              <table:table-cell office:value-type="float" office:value="3.44423953244E-016">
                <text:p>3.44423953244E-016</text:p>
              </table:table-cell>
              <table:table-cell office:value-type="float" office:value="39.3692721969">
                <text:p>39.3692721969</text:p>
              </table:table-cell>
              <table:table-cell office:value-type="float" office:value="54.792236926">
                <text:p>54.79223692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9.3691466835">
                <text:p>39.3691466835</text:p>
              </table:table-cell>
              <table:table-cell office:value-type="float" office:value="4.09495426733E-016">
                <text:p>4.09495426733E-016</text:p>
              </table:table-cell>
              <table:table-cell office:value-type="float" office:value="39.3691466835">
                <text:p>39.3691466835</text:p>
              </table:table-cell>
              <table:table-cell office:value-type="float" office:value="55.9105475702">
                <text:p>55.910547570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9.3690323517">
                <text:p>39.3690323517</text:p>
              </table:table-cell>
              <table:table-cell office:value-type="float" office:value="3.75722098638E-016">
                <text:p>3.75722098638E-016</text:p>
              </table:table-cell>
              <table:table-cell office:value-type="float" office:value="39.3690323517">
                <text:p>39.3690323517</text:p>
              </table:table-cell>
              <table:table-cell office:value-type="float" office:value="57.0516829569">
                <text:p>57.051682956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39.3689223842">
                <text:p>39.3689223842</text:p>
              </table:table-cell>
              <table:table-cell office:value-type="float" office:value="4.02245171144E-016">
                <text:p>4.02245171144E-016</text:p>
              </table:table-cell>
              <table:table-cell office:value-type="float" office:value="39.3689223842">
                <text:p>39.3689223842</text:p>
              </table:table-cell>
              <table:table-cell office:value-type="float" office:value="58.2161089395">
                <text:p>58.216108939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9.3688189287">
                <text:p>39.3688189287</text:p>
              </table:table-cell>
              <table:table-cell office:value-type="float" office:value="3.39004509425E-016">
                <text:p>3.39004509425E-016</text:p>
              </table:table-cell>
              <table:table-cell office:value-type="float" office:value="39.3688189287">
                <text:p>39.3688189287</text:p>
              </table:table-cell>
              <table:table-cell office:value-type="float" office:value="59.4043008796">
                <text:p>59.404300879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9.3687158408">
                <text:p>39.3687158408</text:p>
              </table:table-cell>
              <table:table-cell office:value-type="float" office:value="2.63880959466E-016">
                <text:p>2.63880959466E-016</text:p>
              </table:table-cell>
              <table:table-cell office:value-type="float" office:value="39.3687158408">
                <text:p>39.3687158408</text:p>
              </table:table-cell>
              <table:table-cell office:value-type="float" office:value="60.6167438407">
                <text:p>60.6167438407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9.3686148598">
                <text:p>39.3686148598</text:p>
              </table:table-cell>
              <table:table-cell office:value-type="float" office:value="4.62179771598E-016">
                <text:p>4.62179771598E-016</text:p>
              </table:table-cell>
              <table:table-cell office:value-type="float" office:value="39.3686148598">
                <text:p>39.3686148598</text:p>
              </table:table-cell>
              <table:table-cell office:value-type="float" office:value="61.8539327868">
                <text:p>61.853932786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9.3685159373">
                <text:p>39.3685159373</text:p>
              </table:table-cell>
              <table:table-cell office:value-type="float" office:value="2.6154133862E-016">
                <text:p>2.6154133862E-016</text:p>
              </table:table-cell>
              <table:table-cell office:value-type="float" office:value="39.3685159373">
                <text:p>39.3685159373</text:p>
              </table:table-cell>
              <table:table-cell office:value-type="float" office:value="63.1163727838">
                <text:p>63.116372783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39.3722530443">
                <text:p>39.3722530443</text:p>
              </table:table-cell>
              <table:table-cell office:value-type="float" office:value="4.03694218541E-016">
                <text:p>4.03694218541E-016</text:p>
              </table:table-cell>
              <table:table-cell office:value-type="float" office:value="39.3722530443">
                <text:p>39.3722530443</text:p>
              </table:table-cell>
              <table:table-cell office:value-type="float" office:value="64.4045792063">
                <text:p>64.4045792063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39.3699801109">
                <text:p>39.3699801109</text:p>
              </table:table-cell>
              <table:table-cell office:value-type="float" office:value="4.12524441801E-016">
                <text:p>4.12524441801E-016</text:p>
              </table:table-cell>
              <table:table-cell office:value-type="float" office:value="39.3699801109">
                <text:p>39.3699801109</text:p>
              </table:table-cell>
              <table:table-cell office:value-type="float" office:value="65.7190779474">
                <text:p>65.719077947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9.3682709028">
                <text:p>39.3682709028</text:p>
              </table:table-cell>
              <table:table-cell office:value-type="float" office:value="3.83254109856E-016">
                <text:p>3.83254109856E-016</text:p>
              </table:table-cell>
              <table:table-cell office:value-type="float" office:value="39.3682709028">
                <text:p>39.3682709028</text:p>
              </table:table-cell>
              <table:table-cell office:value-type="float" office:value="67.060405634">
                <text:p>67.06040563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9.3672839125">
                <text:p>39.3672839125</text:p>
              </table:table-cell>
              <table:table-cell office:value-type="float" office:value="4.01080679736E-016">
                <text:p>4.01080679736E-016</text:p>
              </table:table-cell>
              <table:table-cell office:value-type="float" office:value="39.3672839125">
                <text:p>39.3672839125</text:p>
              </table:table-cell>
              <table:table-cell office:value-type="float" office:value="68.4291098453">
                <text:p>68.42910984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39.3705077399">
                <text:p>39.3705077399</text:p>
              </table:table-cell>
              <table:table-cell office:value-type="float" office:value="4.80907530719E-016">
                <text:p>4.80907530719E-016</text:p>
              </table:table-cell>
              <table:table-cell office:value-type="float" office:value="39.3705077399">
                <text:p>39.3705077399</text:p>
              </table:table-cell>
              <table:table-cell office:value-type="float" office:value="69.8257493367">
                <text:p>69.825749336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9.4310539632">
                <text:p>39.4310539632</text:p>
              </table:table-cell>
              <table:table-cell office:value-type="float" office:value="3.1104843562E-016">
                <text:p>3.1104843562E-016</text:p>
              </table:table-cell>
              <table:table-cell office:value-type="float" office:value="39.4310539632">
                <text:p>39.4310539632</text:p>
              </table:table-cell>
              <table:table-cell office:value-type="float" office:value="71.2508942679">
                <text:p>71.250894267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9.4524844117">
                <text:p>39.4524844117</text:p>
              </table:table-cell>
              <table:table-cell office:value-type="float" office:value="8.43605893016E-017">
                <text:p>8.43605893016E-017</text:p>
              </table:table-cell>
              <table:table-cell office:value-type="float" office:value="39.4524844117">
                <text:p>39.4524844117</text:p>
              </table:table-cell>
              <table:table-cell office:value-type="float" office:value="72.7051264355">
                <text:p>72.705126435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9.3692438898">
                <text:p>39.3692438898</text:p>
              </table:table-cell>
              <table:table-cell office:value-type="float" office:value="-4.38639622764E-017">
                <text:p>-4.38639622764E-017</text:p>
              </table:table-cell>
              <table:table-cell office:value-type="float" office:value="39.3692438898">
                <text:p>39.3692438898</text:p>
              </table:table-cell>
              <table:table-cell office:value-type="float" office:value="74.1890395104">
                <text:p>74.189039510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9.3659015156">
                <text:p>39.3659015156</text:p>
              </table:table-cell>
              <table:table-cell office:value-type="float" office:value="-3.70310467569E-017">
                <text:p>-3.70310467569E-017</text:p>
              </table:table-cell>
              <table:table-cell office:value-type="float" office:value="39.3659015156">
                <text:p>39.3659015156</text:p>
              </table:table-cell>
              <table:table-cell office:value-type="float" office:value="75.7032392808">
                <text:p>75.70323928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1.616434881">
                <text:p>71.616434881</text:p>
              </table:table-cell>
              <table:table-cell office:value-type="float" office:value="1.05231491768E-015">
                <text:p>1.05231491768E-015</text:p>
              </table:table-cell>
              <table:table-cell office:value-type="float" office:value="71.616434881">
                <text:p>71.616434881</text:p>
              </table:table-cell>
              <table:table-cell office:value-type="float" office:value="77.2483438985">
                <text:p>77.248343898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71.6164357606">
                <text:p>71.6164357606</text:p>
              </table:table-cell>
              <table:table-cell office:value-type="float" office:value="6.00719390022E-016">
                <text:p>6.00719390022E-016</text:p>
              </table:table-cell>
              <table:table-cell office:value-type="float" office:value="71.6164357606">
                <text:p>71.6164357606</text:p>
              </table:table-cell>
              <table:table-cell office:value-type="float" office:value="78.8249841322">
                <text:p>78.824984132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71.6164024313">
                <text:p>71.6164024313</text:p>
              </table:table-cell>
              <table:table-cell office:value-type="float" office:value="4.88789066078E-016">
                <text:p>4.88789066078E-016</text:p>
              </table:table-cell>
              <table:table-cell office:value-type="float" office:value="71.6164024313">
                <text:p>71.6164024313</text:p>
              </table:table-cell>
              <table:table-cell office:value-type="float" office:value="80.4338036243">
                <text:p>80.4338036243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71.6163771178">
                <text:p>71.6163771178</text:p>
              </table:table-cell>
              <table:table-cell office:value-type="float" office:value="2.7745759626E-016">
                <text:p>2.7745759626E-016</text:p>
              </table:table-cell>
              <table:table-cell office:value-type="float" office:value="71.6163771178">
                <text:p>71.6163771178</text:p>
              </table:table-cell>
              <table:table-cell office:value-type="float" office:value="82.0754591543">
                <text:p>82.0754591543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71.6163555858">
                <text:p>71.6163555858</text:p>
              </table:table-cell>
              <table:table-cell office:value-type="float" office:value="1.2447490937E-015">
                <text:p>1.2447490937E-015</text:p>
              </table:table-cell>
              <table:table-cell office:value-type="float" office:value="71.6163555858">
                <text:p>71.6163555858</text:p>
              </table:table-cell>
              <table:table-cell office:value-type="float" office:value="83.7506209063">
                <text:p>83.750620906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71.6163382794">
                <text:p>71.6163382794</text:p>
              </table:table-cell>
              <table:table-cell office:value-type="float" office:value="8.73651043049E-016">
                <text:p>8.73651043049E-016</text:p>
              </table:table-cell>
              <table:table-cell office:value-type="float" office:value="71.6163382794">
                <text:p>71.6163382794</text:p>
              </table:table-cell>
              <table:table-cell office:value-type="float" office:value="85.4599727428">
                <text:p>85.4599727428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71.6163245777">
                <text:p>71.6163245777</text:p>
              </table:table-cell>
              <table:table-cell office:value-type="float" office:value="5.54550932346E-016">
                <text:p>5.54550932346E-016</text:p>
              </table:table-cell>
              <table:table-cell office:value-type="float" office:value="71.6163245777">
                <text:p>71.6163245777</text:p>
              </table:table-cell>
              <table:table-cell office:value-type="float" office:value="87.2042124844">
                <text:p>87.2042124844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71.6163140587">
                <text:p>71.6163140587</text:p>
              </table:table-cell>
              <table:table-cell office:value-type="float" office:value="8.12390224165E-016">
                <text:p>8.12390224165E-016</text:p>
              </table:table-cell>
              <table:table-cell office:value-type="float" office:value="71.6163140587">
                <text:p>71.6163140587</text:p>
              </table:table-cell>
              <table:table-cell office:value-type="float" office:value="88.9840521937">
                <text:p>88.984052193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71.6183664512">
                <text:p>71.6183664512</text:p>
              </table:table-cell>
              <table:table-cell office:value-type="float" office:value="8.31495854685E-016">
                <text:p>8.31495854685E-016</text:p>
              </table:table-cell>
              <table:table-cell office:value-type="float" office:value="71.6183664512">
                <text:p>71.6183664512</text:p>
              </table:table-cell>
              <table:table-cell office:value-type="float" office:value="90.8002184668">
                <text:p>90.8002184668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71.6181212145">
                <text:p>71.6181212145</text:p>
              </table:table-cell>
              <table:table-cell office:value-type="float" office:value="6.55692601771E-016">
                <text:p>6.55692601771E-016</text:p>
              </table:table-cell>
              <table:table-cell office:value-type="float" office:value="71.6181212145">
                <text:p>71.6181212145</text:p>
              </table:table-cell>
              <table:table-cell office:value-type="float" office:value="92.6534527297">
                <text:p>92.65345272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1.6178218622">
                <text:p>71.6178218622</text:p>
              </table:table-cell>
              <table:table-cell office:value-type="float" office:value="9.04470791782E-016">
                <text:p>9.04470791782E-016</text:p>
              </table:table-cell>
              <table:table-cell office:value-type="float" office:value="71.6178218622">
                <text:p>71.6178218622</text:p>
              </table:table-cell>
              <table:table-cell office:value-type="float" office:value="94.5445115406">
                <text:p>94.544511540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71.6174816069">
                <text:p>71.6174816069</text:p>
              </table:table-cell>
              <table:table-cell office:value-type="float" office:value="7.60644803181E-016">
                <text:p>7.60644803181E-016</text:p>
              </table:table-cell>
              <table:table-cell office:value-type="float" office:value="71.6174816069">
                <text:p>71.6174816069</text:p>
              </table:table-cell>
              <table:table-cell office:value-type="float" office:value="96.4741668995">
                <text:p>96.474166899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71.6170942753">
                <text:p>71.6170942753</text:p>
              </table:table-cell>
              <table:table-cell office:value-type="float" office:value="6.46310363693E-016">
                <text:p>6.46310363693E-016</text:p>
              </table:table-cell>
              <table:table-cell office:value-type="float" office:value="71.6170942753">
                <text:p>71.6170942753</text:p>
              </table:table-cell>
              <table:table-cell office:value-type="float" office:value="98.4432065626">
                <text:p>98.443206562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71.6166479841">
                <text:p>71.6166479841</text:p>
              </table:table-cell>
              <table:table-cell office:value-type="float" office:value="1.01383999536E-015">
                <text:p>1.01383999536E-015</text:p>
              </table:table-cell>
              <table:table-cell office:value-type="float" office:value="71.6166479841">
                <text:p>71.6166479841</text:p>
              </table:table-cell>
              <table:table-cell office:value-type="float" office:value="100.452434364">
                <text:p>100.452434364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1.6200024921">
                <text:p>71.6200024921</text:p>
              </table:table-cell>
              <table:table-cell office:value-type="float" office:value="5.13830421447E-016">
                <text:p>5.13830421447E-016</text:p>
              </table:table-cell>
              <table:table-cell office:value-type="float" office:value="71.6200024921">
                <text:p>71.6200024921</text:p>
              </table:table-cell>
              <table:table-cell office:value-type="float" office:value="102.502670545">
                <text:p>102.50267054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71.6131085374">
                <text:p>71.6131085374</text:p>
              </table:table-cell>
              <table:table-cell office:value-type="float" office:value="7.9201587681E-016">
                <text:p>7.9201587681E-016</text:p>
              </table:table-cell>
              <table:table-cell office:value-type="float" office:value="71.6131085374">
                <text:p>71.6131085374</text:p>
              </table:table-cell>
              <table:table-cell office:value-type="float" office:value="104.594752088">
                <text:p>104.594752088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71.8271686806">
                <text:p>71.8271686806</text:p>
              </table:table-cell>
              <table:table-cell office:value-type="float" office:value="6.90100432732E-016">
                <text:p>6.90100432732E-016</text:p>
              </table:table-cell>
              <table:table-cell office:value-type="float" office:value="71.8271686806">
                <text:p>71.8271686806</text:p>
              </table:table-cell>
              <table:table-cell office:value-type="float" office:value="106.729533056">
                <text:p>106.72953305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1.6587626101">
                <text:p>71.6587626101</text:p>
              </table:table-cell>
              <table:table-cell office:value-type="float" office:value="-7.52020508352E-016">
                <text:p>-7.52020508352E-016</text:p>
              </table:table-cell>
              <table:table-cell office:value-type="float" office:value="71.6587626101">
                <text:p>71.6587626101</text:p>
              </table:table-cell>
              <table:table-cell office:value-type="float" office:value="108.907884946">
                <text:p>108.907884946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1.6080182823">
                <text:p>71.6080182823</text:p>
              </table:table-cell>
              <table:table-cell office:value-type="float" office:value="1.23742812166E-017">
                <text:p>1.23742812166E-017</text:p>
              </table:table-cell>
              <table:table-cell office:value-type="float" office:value="71.6080182823">
                <text:p>71.6080182823</text:p>
              </table:table-cell>
              <table:table-cell office:value-type="float" office:value="111.130697041">
                <text:p>111.13069704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71.6069752381">
                <text:p>71.6069752381</text:p>
              </table:table-cell>
              <table:table-cell office:value-type="float" office:value="5.65247207853E-017">
                <text:p>5.65247207853E-017</text:p>
              </table:table-cell>
              <table:table-cell office:value-type="float" office:value="71.6069752381">
                <text:p>71.6069752381</text:p>
              </table:table-cell>
              <table:table-cell office:value-type="float" office:value="113.398876776">
                <text:p>113.39887677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1.6060507899">
                <text:p>71.6060507899</text:p>
              </table:table-cell>
              <table:table-cell office:value-type="float" office:value="-1.29937521539E-016">
                <text:p>-1.29937521539E-016</text:p>
              </table:table-cell>
              <table:table-cell office:value-type="float" office:value="71.6060507899">
                <text:p>71.6060507899</text:p>
              </table:table-cell>
              <table:table-cell office:value-type="float" office:value="115.713350104">
                <text:p>115.713350104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71.6052121042">
                <text:p>71.6052121042</text:p>
              </table:table-cell>
              <table:table-cell office:value-type="float" office:value="-5.06765718734E-016">
                <text:p>-5.06765718734E-016</text:p>
              </table:table-cell>
              <table:table-cell office:value-type="float" office:value="71.6052121042">
                <text:p>71.6052121042</text:p>
              </table:table-cell>
              <table:table-cell office:value-type="float" office:value="118.075061878">
                <text:p>118.07506187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71.6044383196">
                <text:p>71.6044383196</text:p>
              </table:table-cell>
              <table:table-cell office:value-type="float" office:value="-4.16870690364E-016">
                <text:p>-4.16870690364E-016</text:p>
              </table:table-cell>
              <table:table-cell office:value-type="float" office:value="71.6044383196">
                <text:p>71.6044383196</text:p>
              </table:table-cell>
              <table:table-cell office:value-type="float" office:value="120.484976237">
                <text:p>120.484976237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71.6037155219">
                <text:p>71.6037155219</text:p>
              </table:table-cell>
              <table:table-cell office:value-type="float" office:value="-4.38794628512E-017">
                <text:p>-4.38794628512E-017</text:p>
              </table:table-cell>
              <table:table-cell office:value-type="float" office:value="71.6037155219">
                <text:p>71.6037155219</text:p>
              </table:table-cell>
              <table:table-cell office:value-type="float" office:value="122.944076996">
                <text:p>122.94407699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71.6030345068">
                <text:p>71.6030345068</text:p>
              </table:table-cell>
              <table:table-cell office:value-type="float" office:value="-5.16181980747E-016">
                <text:p>-5.16181980747E-016</text:p>
              </table:table-cell>
              <table:table-cell office:value-type="float" office:value="71.6030345068">
                <text:p>71.6030345068</text:p>
              </table:table-cell>
              <table:table-cell office:value-type="float" office:value="125.45336805">
                <text:p>125.4533680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1.6023888205">
                <text:p>71.6023888205</text:p>
              </table:table-cell>
              <table:table-cell office:value-type="float" office:value="2.48187926339E-018">
                <text:p>2.48187926339E-018</text:p>
              </table:table-cell>
              <table:table-cell office:value-type="float" office:value="71.6023888205">
                <text:p>71.6023888205</text:p>
              </table:table-cell>
              <table:table-cell office:value-type="float" office:value="128.013873784">
                <text:p>128.01387378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71.6017734792">
                <text:p>71.6017734792</text:p>
              </table:table-cell>
              <table:table-cell office:value-type="float" office:value="-7.57112355501E-017">
                <text:p>-7.57112355501E-017</text:p>
              </table:table-cell>
              <table:table-cell office:value-type="float" office:value="71.6017734792">
                <text:p>71.6017734792</text:p>
              </table:table-cell>
              <table:table-cell office:value-type="float" office:value="130.626639491">
                <text:p>130.62663949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71.6011846307">
                <text:p>71.6011846307</text:p>
              </table:table-cell>
              <table:table-cell office:value-type="float" office:value="-2.4391034911E-016">
                <text:p>-2.4391034911E-016</text:p>
              </table:table-cell>
              <table:table-cell office:value-type="float" office:value="71.6011846307">
                <text:p>71.6011846307</text:p>
              </table:table-cell>
              <table:table-cell office:value-type="float" office:value="133.292731798">
                <text:p>133.292731798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71.6006191303">
                <text:p>71.6006191303</text:p>
              </table:table-cell>
              <table:table-cell office:value-type="float" office:value="-5.82146914919E-016">
                <text:p>-5.82146914919E-016</text:p>
              </table:table-cell>
              <table:table-cell office:value-type="float" office:value="71.6006191303">
                <text:p>71.6006191303</text:p>
              </table:table-cell>
              <table:table-cell office:value-type="float" office:value="136.013239102">
                <text:p>136.01323910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71.6000744585">
                <text:p>71.6000744585</text:p>
              </table:table-cell>
              <table:table-cell office:value-type="float" office:value="-2.84375511947E-016">
                <text:p>-2.84375511947E-016</text:p>
              </table:table-cell>
              <table:table-cell office:value-type="float" office:value="71.6000744585">
                <text:p>71.6000744585</text:p>
              </table:table-cell>
              <table:table-cell office:value-type="float" office:value="138.789272015">
                <text:p>138.78927201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31.047663795">
                <text:p>131.047663795</text:p>
              </table:table-cell>
              <table:table-cell office:value-type="float" office:value="1.35982846132E-015">
                <text:p>1.35982846132E-015</text:p>
              </table:table-cell>
              <table:table-cell office:value-type="float" office:value="131.047663795">
                <text:p>131.047663795</text:p>
              </table:table-cell>
              <table:table-cell office:value-type="float" office:value="141.621963814">
                <text:p>141.62196381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31.048149315">
                <text:p>131.048149315</text:p>
              </table:table-cell>
              <table:table-cell office:value-type="float" office:value="1.63348065579E-015">
                <text:p>1.63348065579E-015</text:p>
              </table:table-cell>
              <table:table-cell office:value-type="float" office:value="131.048149315">
                <text:p>131.048149315</text:p>
              </table:table-cell>
              <table:table-cell office:value-type="float" office:value="144.512470909">
                <text:p>144.512470909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31.048851802">
                <text:p>131.048851802</text:p>
              </table:table-cell>
              <table:table-cell office:value-type="float" office:value="2.01091832672E-015">
                <text:p>2.01091832672E-015</text:p>
              </table:table-cell>
              <table:table-cell office:value-type="float" office:value="131.048851802">
                <text:p>131.048851802</text:p>
              </table:table-cell>
              <table:table-cell office:value-type="float" office:value="147.461973311">
                <text:p>147.461973311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31.049655645">
                <text:p>131.049655645</text:p>
              </table:table-cell>
              <table:table-cell office:value-type="float" office:value="1.23893902831E-015">
                <text:p>1.23893902831E-015</text:p>
              </table:table-cell>
              <table:table-cell office:value-type="float" office:value="131.049655645">
                <text:p>131.049655645</text:p>
              </table:table-cell>
              <table:table-cell office:value-type="float" office:value="150.471675116">
                <text:p>150.47167511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31.050488181">
                <text:p>131.050488181</text:p>
              </table:table-cell>
              <table:table-cell office:value-type="float" office:value="1.81132065172E-015">
                <text:p>1.81132065172E-015</text:p>
              </table:table-cell>
              <table:table-cell office:value-type="float" office:value="131.050488181">
                <text:p>131.050488181</text:p>
              </table:table-cell>
              <table:table-cell office:value-type="float" office:value="153.542804995">
                <text:p>153.54280499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31.051340402">
                <text:p>131.051340402</text:p>
              </table:table-cell>
              <table:table-cell office:value-type="float" office:value="1.67614675381E-015">
                <text:p>1.67614675381E-015</text:p>
              </table:table-cell>
              <table:table-cell office:value-type="float" office:value="131.051340402">
                <text:p>131.051340402</text:p>
              </table:table-cell>
              <table:table-cell office:value-type="float" office:value="156.676616695">
                <text:p>156.67661669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31.052201103">
                <text:p>131.052201103</text:p>
              </table:table-cell>
              <table:table-cell office:value-type="float" office:value="2.46523506628E-015">
                <text:p>2.46523506628E-015</text:p>
              </table:table-cell>
              <table:table-cell office:value-type="float" office:value="131.052201103">
                <text:p>131.052201103</text:p>
              </table:table-cell>
              <table:table-cell office:value-type="float" office:value="159.874389555">
                <text:p>159.874389555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31.053070108">
                <text:p>131.053070108</text:p>
              </table:table-cell>
              <table:table-cell office:value-type="float" office:value="1.06772002363E-015">
                <text:p>1.06772002363E-015</text:p>
              </table:table-cell>
              <table:table-cell office:value-type="float" office:value="131.053070108">
                <text:p>131.053070108</text:p>
              </table:table-cell>
              <table:table-cell office:value-type="float" office:value="163.137429022">
                <text:p>163.13742902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31.053947083">
                <text:p>131.053947083</text:p>
              </table:table-cell>
              <table:table-cell office:value-type="float" office:value="1.25979390774E-015">
                <text:p>1.25979390774E-015</text:p>
              </table:table-cell>
              <table:table-cell office:value-type="float" office:value="131.053947083">
                <text:p>131.053947083</text:p>
              </table:table-cell>
              <table:table-cell office:value-type="float" office:value="166.467067189">
                <text:p>166.467067189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31.054818579">
                <text:p>131.054818579</text:p>
              </table:table-cell>
              <table:table-cell office:value-type="float" office:value="2.79812015676E-015">
                <text:p>2.79812015676E-015</text:p>
              </table:table-cell>
              <table:table-cell office:value-type="float" office:value="131.054818579">
                <text:p>131.054818579</text:p>
              </table:table-cell>
              <table:table-cell office:value-type="float" office:value="169.864663338">
                <text:p>169.86466333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31.05570758">
                <text:p>131.05570758</text:p>
              </table:table-cell>
              <table:table-cell office:value-type="float" office:value="1.38723959845E-015">
                <text:p>1.38723959845E-015</text:p>
              </table:table-cell>
              <table:table-cell office:value-type="float" office:value="131.05570758">
                <text:p>131.05570758</text:p>
              </table:table-cell>
              <table:table-cell office:value-type="float" office:value="173.331604491">
                <text:p>173.33160449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31.057191877">
                <text:p>131.057191877</text:p>
              </table:table-cell>
              <table:table-cell office:value-type="float" office:value="8.83832326551E-016">
                <text:p>8.83832326551E-016</text:p>
              </table:table-cell>
              <table:table-cell office:value-type="float" office:value="131.057191877">
                <text:p>131.057191877</text:p>
              </table:table-cell>
              <table:table-cell office:value-type="float" office:value="176.869305982">
                <text:p>176.86930598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31.058083448">
                <text:p>131.058083448</text:p>
              </table:table-cell>
              <table:table-cell office:value-type="float" office:value="8.01442994918E-016">
                <text:p>8.01442994918E-016</text:p>
              </table:table-cell>
              <table:table-cell office:value-type="float" office:value="131.058083448">
                <text:p>131.058083448</text:p>
              </table:table-cell>
              <table:table-cell office:value-type="float" office:value="180.479212031">
                <text:p>180.47921203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31.058995069">
                <text:p>131.058995069</text:p>
              </table:table-cell>
              <table:table-cell office:value-type="float" office:value="1.30513269503E-015">
                <text:p>1.30513269503E-015</text:p>
              </table:table-cell>
              <table:table-cell office:value-type="float" office:value="131.058995069">
                <text:p>131.058995069</text:p>
              </table:table-cell>
              <table:table-cell office:value-type="float" office:value="184.162796335">
                <text:p>184.16279633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31.059898498">
                <text:p>131.059898498</text:p>
              </table:table-cell>
              <table:table-cell office:value-type="float" office:value="1.54974509957E-015">
                <text:p>1.54974509957E-015</text:p>
              </table:table-cell>
              <table:table-cell office:value-type="float" office:value="131.059898498">
                <text:p>131.059898498</text:p>
              </table:table-cell>
              <table:table-cell office:value-type="float" office:value="187.921562667">
                <text:p>187.92156266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31.068031536">
                <text:p>131.068031536</text:p>
              </table:table-cell>
              <table:table-cell office:value-type="float" office:value="1.6921164107E-015">
                <text:p>1.6921164107E-015</text:p>
              </table:table-cell>
              <table:table-cell office:value-type="float" office:value="131.068031536">
                <text:p>131.068031536</text:p>
              </table:table-cell>
              <table:table-cell office:value-type="float" office:value="191.757045494">
                <text:p>191.75704549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31.068075928">
                <text:p>131.068075928</text:p>
              </table:table-cell>
              <table:table-cell office:value-type="float" office:value="1.31708654626E-016">
                <text:p>1.31708654626E-016</text:p>
              </table:table-cell>
              <table:table-cell office:value-type="float" office:value="131.068075928">
                <text:p>131.068075928</text:p>
              </table:table-cell>
              <table:table-cell office:value-type="float" office:value="195.670810602">
                <text:p>195.67081060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31.067201636">
                <text:p>131.067201636</text:p>
              </table:table-cell>
              <table:table-cell office:value-type="float" office:value="9.70595152093E-016">
                <text:p>9.70595152093E-016</text:p>
              </table:table-cell>
              <table:table-cell office:value-type="float" office:value="131.067201636">
                <text:p>131.067201636</text:p>
              </table:table-cell>
              <table:table-cell office:value-type="float" office:value="199.664455734">
                <text:p>199.66445573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31.065908508">
                <text:p>131.065908508</text:p>
              </table:table-cell>
              <table:table-cell office:value-type="float" office:value="1.37799593341E-015">
                <text:p>1.37799593341E-015</text:p>
              </table:table-cell>
              <table:table-cell office:value-type="float" office:value="131.065908508">
                <text:p>131.065908508</text:p>
              </table:table-cell>
              <table:table-cell office:value-type="float" office:value="203.739611242">
                <text:p>203.739611242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31.05992402">
                <text:p>131.05992402</text:p>
              </table:table-cell>
              <table:table-cell office:value-type="float" office:value="1.66400618305E-015">
                <text:p>1.66400618305E-015</text:p>
              </table:table-cell>
              <table:table-cell office:value-type="float" office:value="131.05992402">
                <text:p>131.05992402</text:p>
              </table:table-cell>
              <table:table-cell office:value-type="float" office:value="207.897940756">
                <text:p>207.89794075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2.141141857">
                <text:p>212.141141857</text:p>
              </table:table-cell>
              <table:table-cell office:value-type="float" office:value="2.47647571002E-015">
                <text:p>2.47647571002E-015</text:p>
              </table:table-cell>
              <table:table-cell office:value-type="float" office:value="212.141141857">
                <text:p>212.141141857</text:p>
              </table:table-cell>
              <table:table-cell office:value-type="float" office:value="212.141141857">
                <text:p>212.14114185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12.285226966">
                <text:p>212.285226966</text:p>
              </table:table-cell>
              <table:table-cell office:value-type="float" office:value="1.7472429722E-015">
                <text:p>1.7472429722E-015</text:p>
              </table:table-cell>
              <table:table-cell office:value-type="float" office:value="212.285226966">
                <text:p>212.285226966</text:p>
              </table:table-cell>
              <table:table-cell office:value-type="float" office:value="216.470946777">
                <text:p>216.47094677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12.109809471">
                <text:p>212.109809471</text:p>
              </table:table-cell>
              <table:table-cell office:value-type="float" office:value="1.94645437934E-015">
                <text:p>1.94645437934E-015</text:p>
              </table:table-cell>
              <table:table-cell office:value-type="float" office:value="212.109809471">
                <text:p>212.109809471</text:p>
              </table:table-cell>
              <table:table-cell office:value-type="float" office:value="220.889123101">
                <text:p>220.889123101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11.992828492">
                <text:p>211.992828492</text:p>
              </table:table-cell>
              <table:table-cell office:value-type="float" office:value="9.17575920326E-016">
                <text:p>9.17575920326E-016</text:p>
              </table:table-cell>
              <table:table-cell office:value-type="float" office:value="211.992828492">
                <text:p>211.992828492</text:p>
              </table:table-cell>
              <table:table-cell office:value-type="float" office:value="225.397474492">
                <text:p>225.39747449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11.902343496">
                <text:p>211.902343496</text:p>
              </table:table-cell>
              <table:table-cell office:value-type="float" office:value="2.2961963329E-015">
                <text:p>2.2961963329E-015</text:p>
              </table:table-cell>
              <table:table-cell office:value-type="float" office:value="211.902343496">
                <text:p>211.902343496</text:p>
              </table:table-cell>
              <table:table-cell office:value-type="float" office:value="229.997841424">
                <text:p>229.99784142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11.827407138">
                <text:p>211.827407138</text:p>
              </table:table-cell>
              <table:table-cell office:value-type="float" office:value="2.07052770063E-015">
                <text:p>2.07052770063E-015</text:p>
              </table:table-cell>
              <table:table-cell office:value-type="float" office:value="211.827407138">
                <text:p>211.827407138</text:p>
              </table:table-cell>
              <table:table-cell office:value-type="float" office:value="234.692101937">
                <text:p>234.69210193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11.762835974">
                <text:p>211.762835974</text:p>
              </table:table-cell>
              <table:table-cell office:value-type="float" office:value="2.25004463931E-015">
                <text:p>2.25004463931E-015</text:p>
              </table:table-cell>
              <table:table-cell office:value-type="float" office:value="211.762835974">
                <text:p>211.762835974</text:p>
              </table:table-cell>
              <table:table-cell office:value-type="float" office:value="239.4821724">
                <text:p>239.482172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11.705739376">
                <text:p>211.705739376</text:p>
              </table:table-cell>
              <table:table-cell office:value-type="float" office:value="3.21130471122E-016">
                <text:p>3.21130471122E-016</text:p>
              </table:table-cell>
              <table:table-cell office:value-type="float" office:value="211.705739376">
                <text:p>211.705739376</text:p>
              </table:table-cell>
              <table:table-cell office:value-type="float" office:value="244.370008297">
                <text:p>244.370008297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11.6544389">
                <text:p>211.6544389</text:p>
              </table:table-cell>
              <table:table-cell office:value-type="float" office:value="2.24549266188E-015">
                <text:p>2.24549266188E-015</text:p>
              </table:table-cell>
              <table:table-cell office:value-type="float" office:value="211.6544389">
                <text:p>211.6544389</text:p>
              </table:table-cell>
              <table:table-cell office:value-type="float" office:value="249.357605021">
                <text:p>249.357605021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11.607496679">
                <text:p>211.607496679</text:p>
              </table:table-cell>
              <table:table-cell office:value-type="float" office:value="1.60168402563E-015">
                <text:p>1.60168402563E-015</text:p>
              </table:table-cell>
              <table:table-cell office:value-type="float" office:value="211.607496679">
                <text:p>211.607496679</text:p>
              </table:table-cell>
              <table:table-cell office:value-type="float" office:value="254.446998694">
                <text:p>254.44699869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11.564190227">
                <text:p>211.564190227</text:p>
              </table:table-cell>
              <table:table-cell office:value-type="float" office:value="3.90424996525E-015">
                <text:p>3.90424996525E-015</text:p>
              </table:table-cell>
              <table:table-cell office:value-type="float" office:value="211.564190227">
                <text:p>211.564190227</text:p>
              </table:table-cell>
              <table:table-cell office:value-type="float" office:value="259.640266992">
                <text:p>259.640266992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11.523903066">
                <text:p>211.523903066</text:p>
              </table:table-cell>
              <table:table-cell office:value-type="float" office:value="1.55953888749E-015">
                <text:p>1.55953888749E-015</text:p>
              </table:table-cell>
              <table:table-cell office:value-type="float" office:value="211.523903066">
                <text:p>211.523903066</text:p>
              </table:table-cell>
              <table:table-cell office:value-type="float" office:value="264.93953">
                <text:p>264.9395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11.486167781">
                <text:p>211.486167781</text:p>
              </table:table-cell>
              <table:table-cell office:value-type="float" office:value="1.850169565E-015">
                <text:p>1.850169565E-015</text:p>
              </table:table-cell>
              <table:table-cell office:value-type="float" office:value="211.486167781">
                <text:p>211.486167781</text:p>
              </table:table-cell>
              <table:table-cell office:value-type="float" office:value="270.346951071">
                <text:p>270.34695107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11.450623372">
                <text:p>211.450623372</text:p>
              </table:table-cell>
              <table:table-cell office:value-type="float" office:value="3.23401645622E-015">
                <text:p>3.23401645622E-015</text:p>
              </table:table-cell>
              <table:table-cell office:value-type="float" office:value="211.450623372">
                <text:p>211.450623372</text:p>
              </table:table-cell>
              <table:table-cell office:value-type="float" office:value="275.864737713">
                <text:p>275.86473771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11.418906776">
                <text:p>211.418906776</text:p>
              </table:table-cell>
              <table:table-cell office:value-type="float" office:value="1.77905629744E-015">
                <text:p>1.77905629744E-015</text:p>
              </table:table-cell>
              <table:table-cell office:value-type="float" office:value="211.418906776">
                <text:p>211.418906776</text:p>
              </table:table-cell>
              <table:table-cell office:value-type="float" office:value="281.49514249">
                <text:p>281.4951424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11.386915191">
                <text:p>211.386915191</text:p>
              </table:table-cell>
              <table:table-cell office:value-type="float" office:value="2.48529274237E-015">
                <text:p>2.48529274237E-015</text:p>
              </table:table-cell>
              <table:table-cell office:value-type="float" office:value="211.386915191">
                <text:p>211.386915191</text:p>
              </table:table-cell>
              <table:table-cell office:value-type="float" office:value="287.240463941">
                <text:p>287.24046394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11.37792376">
                <text:p>211.37792376</text:p>
              </table:table-cell>
              <table:table-cell office:value-type="float" office:value="4.67162749119E-015">
                <text:p>4.67162749119E-015</text:p>
              </table:table-cell>
              <table:table-cell office:value-type="float" office:value="211.37792376">
                <text:p>211.37792376</text:p>
              </table:table-cell>
              <table:table-cell office:value-type="float" office:value="293.103047517">
                <text:p>293.103047517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11.336832484">
                <text:p>211.336832484</text:p>
              </table:table-cell>
              <table:table-cell office:value-type="float" office:value="2.10385022984E-015">
                <text:p>2.10385022984E-015</text:p>
              </table:table-cell>
              <table:table-cell office:value-type="float" office:value="211.336832484">
                <text:p>211.336832484</text:p>
              </table:table-cell>
              <table:table-cell office:value-type="float" office:value="299.08528654">
                <text:p>299.0852865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13.919448681">
                <text:p>213.919448681</text:p>
              </table:table-cell>
              <table:table-cell office:value-type="float" office:value="-2.07940383614E-015">
                <text:p>-2.07940383614E-015</text:p>
              </table:table-cell>
              <table:table-cell office:value-type="float" office:value="213.919448681">
                <text:p>213.919448681</text:p>
              </table:table-cell>
              <table:table-cell office:value-type="float" office:value="305.18962318">
                <text:p>305.1896231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10.790733638">
                <text:p>210.790733638</text:p>
              </table:table-cell>
              <table:table-cell office:value-type="float" office:value="1.0814034587E-015">
                <text:p>1.0814034587E-015</text:p>
              </table:table-cell>
              <table:table-cell office:value-type="float" office:value="210.790733638">
                <text:p>210.790733638</text:p>
              </table:table-cell>
              <table:table-cell office:value-type="float" office:value="311.418549452">
                <text:p>311.4185494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10.453248373">
                <text:p>210.453248373</text:p>
              </table:table-cell>
              <table:table-cell office:value-type="float" office:value="4.24070224162E-016">
                <text:p>4.24070224162E-016</text:p>
              </table:table-cell>
              <table:table-cell office:value-type="float" office:value="210.453248373">
                <text:p>210.453248373</text:p>
              </table:table-cell>
              <table:table-cell office:value-type="float" office:value="317.774608234">
                <text:p>317.77460823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10.200141311">
                <text:p>210.200141311</text:p>
              </table:table-cell>
              <table:table-cell office:value-type="float" office:value="-3.36116989772E-016">
                <text:p>-3.36116989772E-016</text:p>
              </table:table-cell>
              <table:table-cell office:value-type="float" office:value="210.200141311">
                <text:p>210.200141311</text:p>
              </table:table-cell>
              <table:table-cell office:value-type="float" office:value="324.260394301">
                <text:p>324.26039430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09.993438315">
                <text:p>209.993438315</text:p>
              </table:table-cell>
              <table:table-cell office:value-type="float" office:value="-4.44830933795E-015">
                <text:p>-4.44830933795E-015</text:p>
              </table:table-cell>
              <table:table-cell office:value-type="float" office:value="209.993438315">
                <text:p>209.993438315</text:p>
              </table:table-cell>
              <table:table-cell office:value-type="float" office:value="330.878555391">
                <text:p>330.878555391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09.816496034">
                <text:p>209.816496034</text:p>
              </table:table-cell>
              <table:table-cell office:value-type="float" office:value="-1.10529570072E-015">
                <text:p>-1.10529570072E-015</text:p>
              </table:table-cell>
              <table:table-cell office:value-type="float" office:value="209.816496034">
                <text:p>209.816496034</text:p>
              </table:table-cell>
              <table:table-cell office:value-type="float" office:value="337.63179328">
                <text:p>337.63179328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09.660460623">
                <text:p>209.660460623</text:p>
              </table:table-cell>
              <table:table-cell office:value-type="float" office:value="1.20451772144E-015">
                <text:p>1.20451772144E-015</text:p>
              </table:table-cell>
              <table:table-cell office:value-type="float" office:value="209.660460623">
                <text:p>209.660460623</text:p>
              </table:table-cell>
              <table:table-cell office:value-type="float" office:value="344.522864889">
                <text:p>344.52286488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09.519931931">
                <text:p>209.519931931</text:p>
              </table:table-cell>
              <table:table-cell office:value-type="float" office:value="-2.40179566402E-015">
                <text:p>-2.40179566402E-015</text:p>
              </table:table-cell>
              <table:table-cell office:value-type="float" office:value="209.519931931">
                <text:p>209.519931931</text:p>
              </table:table-cell>
              <table:table-cell office:value-type="float" office:value="351.554583406">
                <text:p>351.55458340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09.391442393">
                <text:p>209.391442393</text:p>
              </table:table-cell>
              <table:table-cell office:value-type="float" office:value="2.1332506623E-015">
                <text:p>2.1332506623E-015</text:p>
              </table:table-cell>
              <table:table-cell office:value-type="float" office:value="209.391442393">
                <text:p>209.391442393</text:p>
              </table:table-cell>
              <table:table-cell office:value-type="float" office:value="358.729819437">
                <text:p>358.729819437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09.272639647">
                <text:p>209.272639647</text:p>
              </table:table-cell>
              <table:table-cell office:value-type="float" office:value="-1.16228471224E-016">
                <text:p>-1.16228471224E-016</text:p>
              </table:table-cell>
              <table:table-cell office:value-type="float" office:value="209.272639647">
                <text:p>209.272639647</text:p>
              </table:table-cell>
              <table:table-cell office:value-type="float" office:value="366.051502179">
                <text:p>366.051502179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09.161815888">
                <text:p>209.161815888</text:p>
              </table:table-cell>
              <table:table-cell office:value-type="float" office:value="1.36440031762E-016">
                <text:p>1.36440031762E-016</text:p>
              </table:table-cell>
              <table:table-cell office:value-type="float" office:value="209.161815888">
                <text:p>209.161815888</text:p>
              </table:table-cell>
              <table:table-cell office:value-type="float" office:value="373.522620611">
                <text:p>373.52262061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09.057678508">
                <text:p>209.057678508</text:p>
              </table:table-cell>
              <table:table-cell office:value-type="float" office:value="3.88323181954E-016">
                <text:p>3.88323181954E-016</text:p>
              </table:table-cell>
              <table:table-cell office:value-type="float" office:value="209.057678508">
                <text:p>209.057678508</text:p>
              </table:table-cell>
              <table:table-cell office:value-type="float" office:value="381.146224719">
                <text:p>381.14622471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83.047992787">
                <text:p>383.047992787</text:p>
              </table:table-cell>
              <table:table-cell office:value-type="float" office:value="8.15915261375E-015">
                <text:p>8.15915261375E-015</text:p>
              </table:table-cell>
              <table:table-cell office:value-type="float" office:value="383.047992787">
                <text:p>383.047992787</text:p>
              </table:table-cell>
              <table:table-cell office:value-type="float" office:value="388.925426737">
                <text:p>388.92542673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382.961531815">
                <text:p>382.961531815</text:p>
              </table:table-cell>
              <table:table-cell office:value-type="float" office:value="2.92027737028E-015">
                <text:p>2.92027737028E-015</text:p>
              </table:table-cell>
              <table:table-cell office:value-type="float" office:value="382.961531815">
                <text:p>382.961531815</text:p>
              </table:table-cell>
              <table:table-cell office:value-type="float" office:value="396.863402424">
                <text:p>396.863402424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382.877386165">
                <text:p>382.877386165</text:p>
              </table:table-cell>
              <table:table-cell office:value-type="float" office:value="6.01648051604E-015">
                <text:p>6.01648051604E-015</text:p>
              </table:table-cell>
              <table:table-cell office:value-type="float" office:value="382.877386165">
                <text:p>382.877386165</text:p>
              </table:table-cell>
              <table:table-cell office:value-type="float" office:value="404.963392352">
                <text:p>404.96339235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382.795569353">
                <text:p>382.795569353</text:p>
              </table:table-cell>
              <table:table-cell office:value-type="float" office:value="1.3467029941E-015">
                <text:p>1.3467029941E-015</text:p>
              </table:table-cell>
              <table:table-cell office:value-type="float" office:value="382.795569353">
                <text:p>382.795569353</text:p>
              </table:table-cell>
              <table:table-cell office:value-type="float" office:value="413.228703235">
                <text:p>413.22870323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382.715689298">
                <text:p>382.715689298</text:p>
              </table:table-cell>
              <table:table-cell office:value-type="float" office:value="-5.70780094563E-017">
                <text:p>-5.70780094563E-017</text:p>
              </table:table-cell>
              <table:table-cell office:value-type="float" office:value="382.715689298">
                <text:p>382.715689298</text:p>
              </table:table-cell>
              <table:table-cell office:value-type="float" office:value="421.662709278">
                <text:p>421.66270927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382.637540158">
                <text:p>382.637540158</text:p>
              </table:table-cell>
              <table:table-cell office:value-type="float" office:value="0.0000000000000111829539002">
                <text:p>0.0000000000000111829539002</text:p>
              </table:table-cell>
              <table:table-cell office:value-type="float" office:value="382.637540158">
                <text:p>382.637540158</text:p>
              </table:table-cell>
              <table:table-cell office:value-type="float" office:value="430.268853552">
                <text:p>430.26885355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382.56094715">
                <text:p>382.56094715</text:p>
              </table:table-cell>
              <table:table-cell office:value-type="float" office:value="0.000000000000012650886181">
                <text:p>0.000000000000012650886181</text:p>
              </table:table-cell>
              <table:table-cell office:value-type="float" office:value="382.56094715">
                <text:p>382.56094715</text:p>
              </table:table-cell>
              <table:table-cell office:value-type="float" office:value="439.050649401">
                <text:p>439.05064940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382.485796621">
                <text:p>382.485796621</text:p>
              </table:table-cell>
              <table:table-cell office:value-type="float" office:value="8.95746553948E-016">
                <text:p>8.95746553948E-016</text:p>
              </table:table-cell>
              <table:table-cell office:value-type="float" office:value="382.485796621">
                <text:p>382.485796621</text:p>
              </table:table-cell>
              <table:table-cell office:value-type="float" office:value="448.011681878">
                <text:p>448.011681878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382.411977306">
                <text:p>382.411977306</text:p>
              </table:table-cell>
              <table:table-cell office:value-type="float" office:value="5.70005292082E-015">
                <text:p>5.70005292082E-015</text:p>
              </table:table-cell>
              <table:table-cell office:value-type="float" office:value="382.411977306">
                <text:p>382.411977306</text:p>
              </table:table-cell>
              <table:table-cell office:value-type="float" office:value="457.155609206">
                <text:p>457.155609206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382.339429895">
                <text:p>382.339429895</text:p>
              </table:table-cell>
              <table:table-cell office:value-type="float" office:value="4.68529056631E-015">
                <text:p>4.68529056631E-015</text:p>
              </table:table-cell>
              <table:table-cell office:value-type="float" office:value="382.339429895">
                <text:p>382.339429895</text:p>
              </table:table-cell>
              <table:table-cell office:value-type="float" office:value="466.486164272">
                <text:p>466.4861642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82.268089907">
                <text:p>382.268089907</text:p>
              </table:table-cell>
              <table:table-cell office:value-type="float" office:value="4.49098908892E-015">
                <text:p>4.49098908892E-015</text:p>
              </table:table-cell>
              <table:table-cell office:value-type="float" office:value="382.268089907">
                <text:p>382.268089907</text:p>
              </table:table-cell>
              <table:table-cell office:value-type="float" office:value="476.007156152">
                <text:p>476.00715615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382.19792117">
                <text:p>382.19792117</text:p>
              </table:table-cell>
              <table:table-cell office:value-type="float" office:value="7.60190739892E-015">
                <text:p>7.60190739892E-015</text:p>
              </table:table-cell>
              <table:table-cell office:value-type="float" office:value="382.19792117">
                <text:p>382.19792117</text:p>
              </table:table-cell>
              <table:table-cell office:value-type="float" office:value="485.722471666">
                <text:p>485.722471666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382.128797633">
                <text:p>382.128797633</text:p>
              </table:table-cell>
              <table:table-cell office:value-type="float" office:value="2.50357518131E-015">
                <text:p>2.50357518131E-015</text:p>
              </table:table-cell>
              <table:table-cell office:value-type="float" office:value="382.128797633">
                <text:p>382.128797633</text:p>
              </table:table-cell>
              <table:table-cell office:value-type="float" office:value="495.636076963">
                <text:p>495.636076963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382.06070467">
                <text:p>382.06070467</text:p>
              </table:table-cell>
              <table:table-cell office:value-type="float" office:value="3.72615334133E-015">
                <text:p>3.72615334133E-015</text:p>
              </table:table-cell>
              <table:table-cell office:value-type="float" office:value="382.06070467">
                <text:p>382.06070467</text:p>
              </table:table-cell>
              <table:table-cell office:value-type="float" office:value="505.752019141">
                <text:p>505.75201914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381.993586545">
                <text:p>381.993586545</text:p>
              </table:table-cell>
              <table:table-cell office:value-type="float" office:value="7.77649582258E-015">
                <text:p>7.77649582258E-015</text:p>
              </table:table-cell>
              <table:table-cell office:value-type="float" office:value="381.993586545">
                <text:p>381.993586545</text:p>
              </table:table-cell>
              <table:table-cell office:value-type="float" office:value="516.074427899">
                <text:p>516.07442789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381.927806464">
                <text:p>381.927806464</text:p>
              </table:table-cell>
              <table:table-cell office:value-type="float" office:value="5.30736408824E-015">
                <text:p>5.30736408824E-015</text:p>
              </table:table-cell>
              <table:table-cell office:value-type="float" office:value="381.927806464">
                <text:p>381.927806464</text:p>
              </table:table-cell>
              <table:table-cell office:value-type="float" office:value="526.607517226">
                <text:p>526.607517226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381.862559799">
                <text:p>381.862559799</text:p>
              </table:table-cell>
              <table:table-cell office:value-type="float" office:value="-1.51203650483E-015">
                <text:p>-1.51203650483E-015</text:p>
              </table:table-cell>
              <table:table-cell office:value-type="float" office:value="381.862559799">
                <text:p>381.862559799</text:p>
              </table:table-cell>
              <table:table-cell office:value-type="float" office:value="537.355587114">
                <text:p>537.35558711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381.798162817">
                <text:p>381.798162817</text:p>
              </table:table-cell>
              <table:table-cell office:value-type="float" office:value="2.47515797449E-015">
                <text:p>2.47515797449E-015</text:p>
              </table:table-cell>
              <table:table-cell office:value-type="float" office:value="381.798162817">
                <text:p>381.798162817</text:p>
              </table:table-cell>
              <table:table-cell office:value-type="float" office:value="548.323025323">
                <text:p>548.323025323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381.734592917">
                <text:p>381.734592917</text:p>
              </table:table-cell>
              <table:table-cell office:value-type="float" office:value="2.84327562141E-015">
                <text:p>2.84327562141E-015</text:p>
              </table:table-cell>
              <table:table-cell office:value-type="float" office:value="381.734592917">
                <text:p>381.734592917</text:p>
              </table:table-cell>
              <table:table-cell office:value-type="float" office:value="559.514309164">
                <text:p>559.51430916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381.678719248">
                <text:p>381.678719248</text:p>
              </table:table-cell>
              <table:table-cell office:value-type="float" office:value="2.98483840736E-015">
                <text:p>2.98483840736E-015</text:p>
              </table:table-cell>
              <table:table-cell office:value-type="float" office:value="381.678719248">
                <text:p>381.678719248</text:p>
              </table:table-cell>
              <table:table-cell office:value-type="float" office:value="570.934007329">
                <text:p>570.9340073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8.217487401">
                <text:p>228.217487401</text:p>
              </table:table-cell>
              <table:table-cell office:value-type="float" office:value="-1.20913019981E-015">
                <text:p>-1.20913019981E-015</text:p>
              </table:table-cell>
              <table:table-cell office:value-type="float" office:value="228.217487401">
                <text:p>228.217487401</text:p>
              </table:table-cell>
              <table:table-cell office:value-type="float" office:value="582.586781762">
                <text:p>582.58678176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228.141799003">
                <text:p>228.141799003</text:p>
              </table:table-cell>
              <table:table-cell office:value-type="float" office:value="3.34863541722E-016">
                <text:p>3.34863541722E-016</text:p>
              </table:table-cell>
              <table:table-cell office:value-type="float" office:value="228.141799003">
                <text:p>228.141799003</text:p>
              </table:table-cell>
              <table:table-cell office:value-type="float" office:value="594.477389552">
                <text:p>594.477389552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27.989485321">
                <text:p>227.989485321</text:p>
              </table:table-cell>
              <table:table-cell office:value-type="float" office:value="3.70516311247E-015">
                <text:p>3.70516311247E-015</text:p>
              </table:table-cell>
              <table:table-cell office:value-type="float" office:value="227.989485321">
                <text:p>227.989485321</text:p>
              </table:table-cell>
              <table:table-cell office:value-type="float" office:value="606.610684883">
                <text:p>606.61068488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27.972670205">
                <text:p>227.972670205</text:p>
              </table:table-cell>
              <table:table-cell office:value-type="float" office:value="2.55045096834E-015">
                <text:p>2.55045096834E-015</text:p>
              </table:table-cell>
              <table:table-cell office:value-type="float" office:value="227.972670205">
                <text:p>227.972670205</text:p>
              </table:table-cell>
              <table:table-cell office:value-type="float" office:value="618.991621013">
                <text:p>618.99162101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27.95867477">
                <text:p>227.95867477</text:p>
              </table:table-cell>
              <table:table-cell office:value-type="float" office:value="1.37807417474E-015">
                <text:p>1.37807417474E-015</text:p>
              </table:table-cell>
              <table:table-cell office:value-type="float" office:value="227.95867477">
                <text:p>227.95867477</text:p>
              </table:table-cell>
              <table:table-cell office:value-type="float" office:value="631.625252296">
                <text:p>631.62525229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27.946306356">
                <text:p>227.946306356</text:p>
              </table:table-cell>
              <table:table-cell office:value-type="float" office:value="2.68727292511E-015">
                <text:p>2.68727292511E-015</text:p>
              </table:table-cell>
              <table:table-cell office:value-type="float" office:value="227.946306356">
                <text:p>227.946306356</text:p>
              </table:table-cell>
              <table:table-cell office:value-type="float" office:value="644.516736244">
                <text:p>644.51673624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27.935051699">
                <text:p>227.935051699</text:p>
              </table:table-cell>
              <table:table-cell office:value-type="float" office:value="4.97745160305E-015">
                <text:p>4.97745160305E-015</text:p>
              </table:table-cell>
              <table:table-cell office:value-type="float" office:value="227.935051699">
                <text:p>227.935051699</text:p>
              </table:table-cell>
              <table:table-cell office:value-type="float" office:value="657.671335635">
                <text:p>657.671335635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227.924627292">
                <text:p>227.924627292</text:p>
              </table:table-cell>
              <table:table-cell office:value-type="float" office:value="1.39876731521E-015">
                <text:p>1.39876731521E-015</text:p>
              </table:table-cell>
              <table:table-cell office:value-type="float" office:value="227.924627292">
                <text:p>227.924627292</text:p>
              </table:table-cell>
              <table:table-cell office:value-type="float" office:value="671.094420662">
                <text:p>671.09442066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27.914928527">
                <text:p>227.914928527</text:p>
              </table:table-cell>
              <table:table-cell office:value-type="float" office:value="7.6382996558E-016">
                <text:p>7.6382996558E-016</text:p>
              </table:table-cell>
              <table:table-cell office:value-type="float" office:value="227.914928527">
                <text:p>227.914928527</text:p>
              </table:table-cell>
              <table:table-cell office:value-type="float" office:value="684.79147112">
                <text:p>684.7914711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227.905628805">
                <text:p>227.905628805</text:p>
              </table:table-cell>
              <table:table-cell office:value-type="float" office:value="1.6112976702E-015">
                <text:p>1.6112976702E-015</text:p>
              </table:table-cell>
              <table:table-cell office:value-type="float" office:value="227.905628805">
                <text:p>227.905628805</text:p>
              </table:table-cell>
              <table:table-cell office:value-type="float" office:value="698.768078651">
                <text:p>698.76807865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27.896791005">
                <text:p>227.896791005</text:p>
              </table:table-cell>
              <table:table-cell office:value-type="float" office:value="3.74201295113E-015">
                <text:p>3.74201295113E-015</text:p>
              </table:table-cell>
              <table:table-cell office:value-type="float" office:value="227.896791005">
                <text:p>227.896791005</text:p>
              </table:table-cell>
              <table:table-cell office:value-type="float" office:value="713.029949018">
                <text:p>713.029949018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227.888350009">
                <text:p>227.888350009</text:p>
              </table:table-cell>
              <table:table-cell office:value-type="float" office:value="7.22830793338E-016">
                <text:p>7.22830793338E-016</text:p>
              </table:table-cell>
              <table:table-cell office:value-type="float" office:value="227.888350009">
                <text:p>227.888350009</text:p>
              </table:table-cell>
              <table:table-cell office:value-type="float" office:value="727.582904444">
                <text:p>727.58290444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27.880228211">
                <text:p>227.880228211</text:p>
              </table:table-cell>
              <table:table-cell office:value-type="float" office:value="2.13643532691E-015">
                <text:p>2.13643532691E-015</text:p>
              </table:table-cell>
              <table:table-cell office:value-type="float" office:value="227.880228211">
                <text:p>227.880228211</text:p>
              </table:table-cell>
              <table:table-cell office:value-type="float" office:value="742.432885978">
                <text:p>742.43288597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227.872385259">
                <text:p>227.872385259</text:p>
              </table:table-cell>
              <table:table-cell office:value-type="float" office:value="3.02041555391E-015">
                <text:p>3.02041555391E-015</text:p>
              </table:table-cell>
              <table:table-cell office:value-type="float" office:value="227.872385259">
                <text:p>227.872385259</text:p>
              </table:table-cell>
              <table:table-cell office:value-type="float" office:value="757.585955931">
                <text:p>757.58595593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27.864888511">
                <text:p>227.864888511</text:p>
              </table:table-cell>
              <table:table-cell office:value-type="float" office:value="2.62765136988E-015">
                <text:p>2.62765136988E-015</text:p>
              </table:table-cell>
              <table:table-cell office:value-type="float" office:value="227.864888511">
                <text:p>227.864888511</text:p>
              </table:table-cell>
              <table:table-cell office:value-type="float" office:value="773.048300343">
                <text:p>773.04830034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27.857511989">
                <text:p>227.857511989</text:p>
              </table:table-cell>
              <table:table-cell office:value-type="float" office:value="1.33007435581E-015">
                <text:p>1.33007435581E-015</text:p>
              </table:table-cell>
              <table:table-cell office:value-type="float" office:value="227.857511989">
                <text:p>227.857511989</text:p>
              </table:table-cell>
              <table:table-cell office:value-type="float" office:value="788.826231511">
                <text:p>788.82623151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27.851827378">
                <text:p>227.851827378</text:p>
              </table:table-cell>
              <table:table-cell office:value-type="float" office:value="2.04387171405E-015">
                <text:p>2.04387171405E-015</text:p>
              </table:table-cell>
              <table:table-cell office:value-type="float" office:value="227.851827378">
                <text:p>227.851827378</text:p>
              </table:table-cell>
              <table:table-cell office:value-type="float" office:value="804.926190568">
                <text:p>804.926190568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227.845019292">
                <text:p>227.845019292</text:p>
              </table:table-cell>
              <table:table-cell office:value-type="float" office:value="3.10080101275E-015">
                <text:p>3.10080101275E-015</text:p>
              </table:table-cell>
              <table:table-cell office:value-type="float" office:value="227.845019292">
                <text:p>227.845019292</text:p>
              </table:table-cell>
              <table:table-cell office:value-type="float" office:value="821.354750109">
                <text:p>821.354750109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228.113691579">
                <text:p>228.113691579</text:p>
              </table:table-cell>
              <table:table-cell office:value-type="float" office:value="1.49609474823E-015">
                <text:p>1.49609474823E-015</text:p>
              </table:table-cell>
              <table:table-cell office:value-type="float" office:value="228.113691579">
                <text:p>228.113691579</text:p>
              </table:table-cell>
              <table:table-cell office:value-type="float" office:value="838.118616877">
                <text:p>838.11861687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27.782965923">
                <text:p>227.782965923</text:p>
              </table:table-cell>
              <table:table-cell office:value-type="float" office:value="2.30337491681E-015">
                <text:p>2.30337491681E-015</text:p>
              </table:table-cell>
              <table:table-cell office:value-type="float" office:value="227.782965923">
                <text:p>227.782965923</text:p>
              </table:table-cell>
              <table:table-cell office:value-type="float" office:value="855.224634498">
                <text:p>855.22463449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27.69536603">
                <text:p>227.69536603</text:p>
              </table:table-cell>
              <table:table-cell office:value-type="float" office:value="3.51953177056E-016">
                <text:p>3.51953177056E-016</text:p>
              </table:table-cell>
              <table:table-cell office:value-type="float" office:value="227.69536603">
                <text:p>227.69536603</text:p>
              </table:table-cell>
              <table:table-cell office:value-type="float" office:value="872.679786279">
                <text:p>872.679786279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27.5201701">
                <text:p>227.5201701</text:p>
              </table:table-cell>
              <table:table-cell office:value-type="float" office:value="1.56897170318E-015">
                <text:p>1.56897170318E-015</text:p>
              </table:table-cell>
              <table:table-cell office:value-type="float" office:value="227.5201701">
                <text:p>227.5201701</text:p>
              </table:table-cell>
              <table:table-cell office:value-type="float" office:value="890.491198055">
                <text:p>890.491198055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27.419222692">
                <text:p>227.419222692</text:p>
              </table:table-cell>
              <table:table-cell office:value-type="float" office:value="-1.49603210605E-015">
                <text:p>-1.49603210605E-015</text:p>
              </table:table-cell>
              <table:table-cell office:value-type="float" office:value="227.419222692">
                <text:p>227.419222692</text:p>
              </table:table-cell>
              <table:table-cell office:value-type="float" office:value="908.666141099">
                <text:p>908.66614109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27.325039227">
                <text:p>227.325039227</text:p>
              </table:table-cell>
              <table:table-cell office:value-type="float" office:value="1.19119838559E-015">
                <text:p>1.19119838559E-015</text:p>
              </table:table-cell>
              <table:table-cell office:value-type="float" office:value="227.325039227">
                <text:p>227.325039227</text:p>
              </table:table-cell>
              <table:table-cell office:value-type="float" office:value="927.212035091">
                <text:p>927.21203509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27.236038826">
                <text:p>227.236038826</text:p>
              </table:table-cell>
              <table:table-cell office:value-type="float" office:value="1.29918682514E-015">
                <text:p>1.29918682514E-015</text:p>
              </table:table-cell>
              <table:table-cell office:value-type="float" office:value="227.236038826">
                <text:p>227.236038826</text:p>
              </table:table-cell>
              <table:table-cell office:value-type="float" office:value="946.136451149">
                <text:p>946.13645114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27.151247458">
                <text:p>227.151247458</text:p>
              </table:table-cell>
              <table:table-cell office:value-type="float" office:value="-2.62477804167E-017">
                <text:p>-2.62477804167E-017</text:p>
              </table:table-cell>
              <table:table-cell office:value-type="float" office:value="227.151247458">
                <text:p>227.151247458</text:p>
              </table:table-cell>
              <table:table-cell office:value-type="float" office:value="965.447114913">
                <text:p>965.447114913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27.070021204">
                <text:p>227.070021204</text:p>
              </table:table-cell>
              <table:table-cell office:value-type="float" office:value="-3.78515840059E-016">
                <text:p>-3.78515840059E-016</text:p>
              </table:table-cell>
              <table:table-cell office:value-type="float" office:value="227.070021204">
                <text:p>227.070021204</text:p>
              </table:table-cell>
              <table:table-cell office:value-type="float" office:value="985.15190971">
                <text:p>985.15190971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26.991891275">
                <text:p>226.991891275</text:p>
              </table:table-cell>
              <table:table-cell office:value-type="float" office:value="-1.67591511188E-015">
                <text:p>-1.67591511188E-015</text:p>
              </table:table-cell>
              <table:table-cell office:value-type="float" office:value="226.991891275">
                <text:p>226.991891275</text:p>
              </table:table-cell>
              <table:table-cell office:value-type="float" office:value="1005.25887976">
                <text:p>1005.25887976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26.916484206">
                <text:p>226.916484206</text:p>
              </table:table-cell>
              <table:table-cell office:value-type="float" office:value="2.74777920493E-015">
                <text:p>2.74777920493E-015</text:p>
              </table:table-cell>
              <table:table-cell office:value-type="float" office:value="226.916484206">
                <text:p>226.916484206</text:p>
              </table:table-cell>
              <table:table-cell office:value-type="float" office:value="1025.77623347">
                <text:p>1025.77623347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26.843535992">
                <text:p>226.843535992</text:p>
              </table:table-cell>
              <table:table-cell office:value-type="float" office:value="5.81237530092E-016">
                <text:p>5.81237530092E-016</text:p>
              </table:table-cell>
              <table:table-cell office:value-type="float" office:value="226.843535992">
                <text:p>226.843535992</text:p>
              </table:table-cell>
              <table:table-cell office:value-type="float" office:value="1046.71234677">
                <text:p>1046.7123467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26.772788649">
                <text:p>226.772788649</text:p>
              </table:table-cell>
              <table:table-cell office:value-type="float" office:value="-4.62471164213E-016">
                <text:p>-4.62471164213E-016</text:p>
              </table:table-cell>
              <table:table-cell office:value-type="float" office:value="226.772788649">
                <text:p>226.772788649</text:p>
              </table:table-cell>
              <table:table-cell office:value-type="float" office:value="1068.07576656">
                <text:p>1068.07576656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415.688700073">
                <text:p>415.688700073</text:p>
              </table:table-cell>
              <table:table-cell office:value-type="float" office:value="4.38484715626E-015">
                <text:p>4.38484715626E-015</text:p>
              </table:table-cell>
              <table:table-cell office:value-type="float" office:value="415.688700073">
                <text:p>415.688700073</text:p>
              </table:table-cell>
              <table:table-cell office:value-type="float" office:value="1089.87521418">
                <text:p>1089.87521418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415.632176518">
                <text:p>415.632176518</text:p>
              </table:table-cell>
              <table:table-cell office:value-type="float" office:value="2.2168736064E-015">
                <text:p>2.2168736064E-015</text:p>
              </table:table-cell>
              <table:table-cell office:value-type="float" office:value="415.632176518">
                <text:p>415.632176518</text:p>
              </table:table-cell>
              <table:table-cell office:value-type="float" office:value="1112.11958895">
                <text:p>1112.1195889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415.57644802">
                <text:p>415.57644802</text:p>
              </table:table-cell>
              <table:table-cell office:value-type="float" office:value="5.36675722252E-015">
                <text:p>5.36675722252E-015</text:p>
              </table:table-cell>
              <table:table-cell office:value-type="float" office:value="415.57644802">
                <text:p>415.57644802</text:p>
              </table:table-cell>
              <table:table-cell office:value-type="float" office:value="1134.81797186">
                <text:p>1134.8179718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415.521394618">
                <text:p>415.521394618</text:p>
              </table:table-cell>
              <table:table-cell office:value-type="float" office:value="6.61784481328E-015">
                <text:p>6.61784481328E-015</text:p>
              </table:table-cell>
              <table:table-cell office:value-type="float" office:value="415.521394618">
                <text:p>415.521394618</text:p>
              </table:table-cell>
              <table:table-cell office:value-type="float" office:value="1157.97962921">
                <text:p>1157.9796292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415.466916001">
                <text:p>415.466916001</text:p>
              </table:table-cell>
              <table:table-cell office:value-type="float" office:value="4.40444254175E-015">
                <text:p>4.40444254175E-015</text:p>
              </table:table-cell>
              <table:table-cell office:value-type="float" office:value="415.466916001">
                <text:p>415.466916001</text:p>
              </table:table-cell>
              <table:table-cell office:value-type="float" office:value="1181.61401645">
                <text:p>1181.6140164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415.412950866">
                <text:p>415.412950866</text:p>
              </table:table-cell>
              <table:table-cell office:value-type="float" office:value="0.0000000000000114397025992">
                <text:p>0.0000000000000114397025992</text:p>
              </table:table-cell>
              <table:table-cell office:value-type="float" office:value="415.412950866">
                <text:p>415.412950866</text:p>
              </table:table-cell>
              <table:table-cell office:value-type="float" office:value="1205.730782">
                <text:p>1205.730782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415.359466606">
                <text:p>415.359466606</text:p>
              </table:table-cell>
              <table:table-cell office:value-type="float" office:value="2.2431579955E-015">
                <text:p>2.2431579955E-015</text:p>
              </table:table-cell>
              <table:table-cell office:value-type="float" office:value="415.359466606">
                <text:p>415.359466606</text:p>
              </table:table-cell>
              <table:table-cell office:value-type="float" office:value="1230.33977121">
                <text:p>1230.33977121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415.306440374">
                <text:p>415.306440374</text:p>
              </table:table-cell>
              <table:table-cell office:value-type="float" office:value="0.0000000000000129747081397">
                <text:p>0.0000000000000129747081397</text:p>
              </table:table-cell>
              <table:table-cell office:value-type="float" office:value="415.306440374">
                <text:p>415.306440374</text:p>
              </table:table-cell>
              <table:table-cell office:value-type="float" office:value="1255.45103039">
                <text:p>1255.4510303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415.253855971">
                <text:p>415.253855971</text:p>
              </table:table-cell>
              <table:table-cell office:value-type="float" office:value="6.1994058751E-015">
                <text:p>6.1994058751E-015</text:p>
              </table:table-cell>
              <table:table-cell office:value-type="float" office:value="415.253855971">
                <text:p>415.253855971</text:p>
              </table:table-cell>
              <table:table-cell office:value-type="float" office:value="1281.07481086">
                <text:p>1281.0748108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415.201693866">
                <text:p>415.201693866</text:p>
              </table:table-cell>
              <table:table-cell office:value-type="float" office:value="1.64031507917E-015">
                <text:p>1.64031507917E-015</text:p>
              </table:table-cell>
              <table:table-cell office:value-type="float" office:value="415.201693866">
                <text:p>415.201693866</text:p>
              </table:table-cell>
              <table:table-cell office:value-type="float" office:value="1307.2215732">
                <text:p>1307.2215732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415.149942102">
                <text:p>415.149942102</text:p>
              </table:table-cell>
              <table:table-cell office:value-type="float" office:value="6.03479952974E-015">
                <text:p>6.03479952974E-015</text:p>
              </table:table-cell>
              <table:table-cell office:value-type="float" office:value="415.149942102">
                <text:p>415.149942102</text:p>
              </table:table-cell>
              <table:table-cell office:value-type="float" office:value="1333.90199148">
                <text:p>1333.90199148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415.098590023">
                <text:p>415.098590023</text:p>
              </table:table-cell>
              <table:table-cell office:value-type="float" office:value="5.45858641525E-015">
                <text:p>5.45858641525E-015</text:p>
              </table:table-cell>
              <table:table-cell office:value-type="float" office:value="415.098590023">
                <text:p>415.098590023</text:p>
              </table:table-cell>
              <table:table-cell office:value-type="float" office:value="1361.12695763">
                <text:p>1361.12695763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415.047625557">
                <text:p>415.047625557</text:p>
              </table:table-cell>
              <table:table-cell office:value-type="float" office:value="8.04424898446E-015">
                <text:p>8.04424898446E-015</text:p>
              </table:table-cell>
              <table:table-cell office:value-type="float" office:value="415.047625557">
                <text:p>415.047625557</text:p>
              </table:table-cell>
              <table:table-cell office:value-type="float" office:value="1388.90758587">
                <text:p>1388.9075858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414.99704667">
                <text:p>414.99704667</text:p>
              </table:table-cell>
              <table:table-cell office:value-type="float" office:value="4.67231301922E-015">
                <text:p>4.67231301922E-015</text:p>
              </table:table-cell>
              <table:table-cell office:value-type="float" office:value="414.99704667">
                <text:p>414.99704667</text:p>
              </table:table-cell>
              <table:table-cell office:value-type="float" office:value="1417.2552173">
                <text:p>1417.255217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414.947077269">
                <text:p>414.947077269</text:p>
              </table:table-cell>
              <table:table-cell office:value-type="float" office:value="-2.09748639742E-016">
                <text:p>-2.09748639742E-016</text:p>
              </table:table-cell>
              <table:table-cell office:value-type="float" office:value="414.947077269">
                <text:p>414.947077269</text:p>
              </table:table-cell>
              <table:table-cell office:value-type="float" office:value="1446.18142444">
                <text:p>1446.1814244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414.896966436">
                <text:p>414.896966436</text:p>
              </table:table-cell>
              <table:table-cell office:value-type="float" office:value="2.12171771195E-015">
                <text:p>2.12171771195E-015</text:p>
              </table:table-cell>
              <table:table-cell office:value-type="float" office:value="414.896966436">
                <text:p>414.896966436</text:p>
              </table:table-cell>
              <table:table-cell office:value-type="float" office:value="1475.69801604">
                <text:p>1475.6980160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414.847468403">
                <text:p>414.847468403</text:p>
              </table:table-cell>
              <table:table-cell office:value-type="float" office:value="8.41651179773E-015">
                <text:p>8.41651179773E-015</text:p>
              </table:table-cell>
              <table:table-cell office:value-type="float" office:value="414.847468403">
                <text:p>414.847468403</text:p>
              </table:table-cell>
              <table:table-cell office:value-type="float" office:value="1505.81704187">
                <text:p>1505.81704187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414.798293592">
                <text:p>414.798293592</text:p>
              </table:table-cell>
              <table:table-cell office:value-type="float" office:value="7.56607939349E-015">
                <text:p>7.56607939349E-015</text:p>
              </table:table-cell>
              <table:table-cell office:value-type="float" office:value="414.798293592">
                <text:p>414.798293592</text:p>
              </table:table-cell>
              <table:table-cell office:value-type="float" office:value="1536.55079761">
                <text:p>1536.5507976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414.749815257">
                <text:p>414.749815257</text:p>
              </table:table-cell>
              <table:table-cell office:value-type="float" office:value="2.61583748444E-015">
                <text:p>2.61583748444E-015</text:p>
              </table:table-cell>
              <table:table-cell office:value-type="float" office:value="414.749815257">
                <text:p>414.749815257</text:p>
              </table:table-cell>
              <table:table-cell office:value-type="float" office:value="1567.91182991">
                <text:p>1567.9118299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27.636946426">
                <text:p>227.636946426</text:p>
              </table:table-cell>
              <table:table-cell office:value-type="float" office:value="-1.68202030096E-015">
                <text:p>-1.68202030096E-015</text:p>
              </table:table-cell>
              <table:table-cell office:value-type="float" office:value="227.636946426">
                <text:p>227.636946426</text:p>
              </table:table-cell>
              <table:table-cell office:value-type="float" office:value="1599.91294151">
                <text:p>1599.91294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